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text-properties officeooo:rsid="007e8768"/>
    </style:style>
    <style:style style:name="P5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able_20_Contents">
      <style:text-properties style:font-name="Courier Prime2" fo:font-size="11pt" officeooo:rsid="0018dc48" officeooo:paragraph-rsid="0018dc48" style:font-size-asian="11pt" style:font-size-complex="11pt"/>
    </style:style>
    <style:style style:name="P55" style:family="paragraph" style:parent-style-name="Table_20_Contents">
      <style:text-properties style:font-name="Courier Prime2" fo:font-size="11pt" officeooo:rsid="0023e9d7" officeooo:paragraph-rsid="0023e9d7" style:font-size-asian="11pt" style:font-size-complex="11pt"/>
    </style:style>
    <style:style style:name="P56" style:family="paragraph" style:parent-style-name="Table_20_Contents">
      <style:text-properties style:font-name="Courier Prime2" fo:font-size="11pt" officeooo:rsid="00291aae" officeooo:paragraph-rsid="00291aae" style:font-size-asian="11pt" style:font-size-complex="11pt"/>
    </style:style>
    <style:style style:name="P57" style:family="paragraph" style:parent-style-name="Table_20_Contents">
      <style:text-properties style:font-name="Courier Prime2" fo:font-size="11pt" officeooo:rsid="005ab35d" officeooo:paragraph-rsid="005ab35d" style:font-size-asian="11pt" style:font-size-complex="11pt"/>
    </style:style>
    <style:style style:name="P58" style:family="paragraph" style:parent-style-name="Table_20_Contents">
      <style:text-properties style:font-name="Courier Prime2" officeooo:rsid="001a8de0" officeooo:paragraph-rsid="001a8de0"/>
    </style:style>
    <style:style style:name="P59" style:family="paragraph" style:parent-style-name="Table_20_Contents">
      <style:text-properties officeooo:rsid="002185fd" officeooo:paragraph-rsid="002185fd"/>
    </style:style>
    <style:style style:name="P60" style:family="paragraph" style:parent-style-name="Table_20_Contents">
      <style:text-properties officeooo:rsid="002185fd" officeooo:paragraph-rsid="00261fff"/>
    </style:style>
    <style:style style:name="P61" style:family="paragraph" style:parent-style-name="Table_20_Contents">
      <style:text-properties officeooo:rsid="002185fd" officeooo:paragraph-rsid="00291aae"/>
    </style:style>
    <style:style style:name="P62" style:family="paragraph" style:parent-style-name="Table_20_Contents">
      <style:text-properties officeooo:rsid="002185fd" officeooo:paragraph-rsid="0030bc70"/>
    </style:style>
    <style:style style:name="P63" style:family="paragraph" style:parent-style-name="Table_20_Contents">
      <style:text-properties officeooo:rsid="002185fd" officeooo:paragraph-rsid="00369fcf"/>
    </style:style>
    <style:style style:name="P64" style:family="paragraph" style:parent-style-name="Table_20_Contents">
      <style:text-properties officeooo:rsid="002185fd" officeooo:paragraph-rsid="00444dce"/>
    </style:style>
    <style:style style:name="P65" style:family="paragraph" style:parent-style-name="Table_20_Contents">
      <style:text-properties officeooo:rsid="002185fd" officeooo:paragraph-rsid="004595e2"/>
    </style:style>
    <style:style style:name="P66" style:family="paragraph" style:parent-style-name="Table_20_Contents">
      <style:text-properties officeooo:rsid="002185fd" officeooo:paragraph-rsid="00485584"/>
    </style:style>
    <style:style style:name="P67" style:family="paragraph" style:parent-style-name="Table_20_Contents">
      <style:text-properties officeooo:rsid="002185fd" officeooo:paragraph-rsid="0048899a"/>
    </style:style>
    <style:style style:name="P68" style:family="paragraph" style:parent-style-name="Table_20_Contents">
      <style:text-properties officeooo:rsid="002185fd" officeooo:paragraph-rsid="004d384d"/>
    </style:style>
    <style:style style:name="P69" style:family="paragraph" style:parent-style-name="Table_20_Contents">
      <style:text-properties officeooo:rsid="002185fd" officeooo:paragraph-rsid="00506088"/>
    </style:style>
    <style:style style:name="P70" style:family="paragraph" style:parent-style-name="Table_20_Contents">
      <style:text-properties officeooo:rsid="002185fd" officeooo:paragraph-rsid="00539ebb"/>
    </style:style>
    <style:style style:name="P71" style:family="paragraph" style:parent-style-name="Table_20_Contents">
      <style:text-properties officeooo:rsid="002185fd" officeooo:paragraph-rsid="0056ebd2"/>
    </style:style>
    <style:style style:name="P72" style:family="paragraph" style:parent-style-name="Table_20_Contents">
      <style:text-properties officeooo:rsid="002185fd" officeooo:paragraph-rsid="00577e7e"/>
    </style:style>
    <style:style style:name="P73" style:family="paragraph" style:parent-style-name="Table_20_Contents">
      <style:text-properties officeooo:rsid="002185fd" officeooo:paragraph-rsid="006b8ebf"/>
    </style:style>
    <style:style style:name="P74" style:family="paragraph" style:parent-style-name="Table_20_Contents">
      <style:text-properties officeooo:rsid="002185fd" officeooo:paragraph-rsid="006e4e4c"/>
    </style:style>
    <style:style style:name="P75" style:family="paragraph" style:parent-style-name="Table_20_Contents">
      <style:text-properties officeooo:rsid="002185fd" officeooo:paragraph-rsid="00705198"/>
    </style:style>
    <style:style style:name="P76" style:family="paragraph" style:parent-style-name="Table_20_Contents">
      <style:text-properties officeooo:rsid="002185fd" officeooo:paragraph-rsid="00721250"/>
    </style:style>
    <style:style style:name="P77" style:family="paragraph" style:parent-style-name="Table_20_Contents">
      <style:text-properties officeooo:rsid="002185fd" officeooo:paragraph-rsid="0079eb0f"/>
    </style:style>
    <style:style style:name="P78" style:family="paragraph" style:parent-style-name="Table_20_Contents">
      <style:text-properties officeooo:rsid="002185fd" officeooo:paragraph-rsid="007c9d5e"/>
    </style:style>
    <style:style style:name="P79" style:family="paragraph" style:parent-style-name="Table_20_Contents">
      <style:text-properties officeooo:rsid="002185fd" officeooo:paragraph-rsid="007e8768"/>
    </style:style>
    <style:style style:name="P80" style:family="paragraph" style:parent-style-name="Table_20_Contents">
      <style:text-properties officeooo:rsid="002185fd" officeooo:paragraph-rsid="00807c93"/>
    </style:style>
    <style:style style:name="P81" style:family="paragraph" style:parent-style-name="Table_20_Contents">
      <style:text-properties officeooo:rsid="002185fd" officeooo:paragraph-rsid="0083bc43"/>
    </style:style>
    <style:style style:name="P8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3"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4"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5"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3"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28" style:family="paragraph" style:parent-style-name="Table_20_Contents">
      <style:text-properties officeooo:paragraph-rsid="002185fd"/>
    </style:style>
    <style:style style:name="P129" style:family="paragraph" style:parent-style-name="Table_20_Contents">
      <style:text-properties fo:font-size="11pt" officeooo:rsid="002185fd" officeooo:paragraph-rsid="002185fd" style:font-size-asian="11pt" style:font-size-complex="11pt"/>
    </style:style>
    <style:style style:name="P130" style:family="paragraph" style:parent-style-name="Table_20_Contents">
      <style:text-properties fo:font-size="11pt" officeooo:paragraph-rsid="002185fd" style:font-size-asian="11pt" style:font-size-complex="11pt"/>
    </style:style>
    <style:style style:name="P131" style:family="paragraph" style:parent-style-name="Table_20_Contents">
      <style:text-properties fo:font-size="11pt" officeooo:rsid="00261fff" officeooo:paragraph-rsid="00261fff" style:font-size-asian="11pt" style:font-size-complex="11pt"/>
    </style:style>
    <style:style style:name="P132" style:family="paragraph" style:parent-style-name="Table_20_Contents">
      <style:text-properties fo:font-size="11pt" officeooo:paragraph-rsid="00444dce" style:font-size-asian="11pt" style:font-size-complex="11pt"/>
    </style:style>
    <style:style style:name="P133" style:family="paragraph" style:parent-style-name="Table_20_Contents">
      <style:text-properties officeooo:paragraph-rsid="00261fff"/>
    </style:style>
    <style:style style:name="P134" style:family="paragraph" style:parent-style-name="Table_20_Contents">
      <style:text-properties style:font-name="Ubuntu" fo:font-size="11pt" officeooo:rsid="00261fff" officeooo:paragraph-rsid="00261fff" style:font-size-asian="11pt" style:font-size-complex="11pt"/>
    </style:style>
    <style:style style:name="P135" style:family="paragraph" style:parent-style-name="Table_20_Contents">
      <style:text-properties style:font-name="Ubuntu" fo:font-size="11pt" officeooo:rsid="00261fff" officeooo:paragraph-rsid="00291aae" style:font-size-asian="11pt" style:font-size-complex="11pt"/>
    </style:style>
    <style:style style:name="P136" style:family="paragraph" style:parent-style-name="Table_20_Contents">
      <style:text-properties style:font-name="Ubuntu" fo:font-size="11pt" officeooo:rsid="00291aae" officeooo:paragraph-rsid="00369fcf" style:font-size-asian="11pt" style:font-size-complex="11pt"/>
    </style:style>
    <style:style style:name="P137" style:family="paragraph" style:parent-style-name="Table_20_Contents">
      <style:text-properties style:font-name="Ubuntu" fo:font-size="11pt" officeooo:rsid="00291aae" officeooo:paragraph-rsid="00807c93" style:font-size-asian="11pt" style:font-size-complex="11pt"/>
    </style:style>
    <style:style style:name="P138" style:family="paragraph" style:parent-style-name="Table_20_Contents">
      <style:text-properties style:font-name="Ubuntu" fo:font-size="11pt" officeooo:rsid="00291aae" officeooo:paragraph-rsid="0083bc43" style:font-size-asian="11pt" style:font-size-complex="11pt"/>
    </style:style>
    <style:style style:name="P139" style:family="paragraph" style:parent-style-name="Table_20_Contents">
      <style:text-properties style:font-name="Ubuntu" fo:font-size="11pt" officeooo:rsid="00485584" officeooo:paragraph-rsid="00485584" style:font-size-asian="11pt" style:font-size-complex="11pt"/>
    </style:style>
    <style:style style:name="P140" style:family="paragraph" style:parent-style-name="Table_20_Contents">
      <style:text-properties style:font-name="Ubuntu" fo:font-size="11pt" officeooo:rsid="0048899a" officeooo:paragraph-rsid="0048899a" style:font-size-asian="11pt" style:font-size-complex="11pt"/>
    </style:style>
    <style:style style:name="P141" style:family="paragraph" style:parent-style-name="Table_20_Contents">
      <style:text-properties style:font-name="Ubuntu" fo:font-size="11pt" officeooo:rsid="0048899a" officeooo:paragraph-rsid="00705198" style:font-size-asian="11pt" style:font-size-complex="11pt"/>
    </style:style>
    <style:style style:name="P142" style:family="paragraph" style:parent-style-name="Table_20_Contents">
      <style:text-properties style:font-name="Ubuntu" fo:font-size="11pt" officeooo:rsid="00721250" officeooo:paragraph-rsid="00721250" style:font-size-asian="11pt" style:font-size-complex="11pt"/>
    </style:style>
    <style:style style:name="P143" style:family="paragraph" style:parent-style-name="Table_20_Contents">
      <style:text-properties style:font-name="Ubuntu" fo:font-size="11pt" officeooo:rsid="00721250" officeooo:paragraph-rsid="007e8768" style:font-size-asian="11pt" style:font-size-complex="11pt"/>
    </style:style>
    <style:style style:name="P144" style:family="paragraph" style:parent-style-name="Table_20_Contents">
      <style:text-properties style:font-name="Ubuntu" fo:font-size="11pt" officeooo:rsid="0079eb0f" officeooo:paragraph-rsid="0079eb0f" style:font-size-asian="11pt" style:font-size-complex="11pt"/>
    </style:style>
    <style:style style:name="P145" style:family="paragraph" style:parent-style-name="Table_20_Contents">
      <style:text-properties style:font-name="Ubuntu" fo:font-size="11pt" officeooo:rsid="007c9d5e" officeooo:paragraph-rsid="007c9d5e" style:font-size-asian="11pt" style:font-size-complex="11pt"/>
    </style:style>
    <style:style style:name="P146" style:family="paragraph" style:parent-style-name="Table_20_Contents">
      <style:text-properties style:font-name="Ubuntu" fo:font-size="11pt" officeooo:rsid="00807c93" officeooo:paragraph-rsid="00807c93" style:font-size-asian="11pt" style:font-size-complex="11pt"/>
    </style:style>
    <style:style style:name="P147" style:family="paragraph" style:parent-style-name="Table_20_Contents">
      <style:text-properties style:font-name="Ubuntu" fo:font-size="11pt" officeooo:rsid="00807c93" officeooo:paragraph-rsid="0083bc43" style:font-size-asian="11pt" style:font-size-complex="11pt"/>
    </style:style>
    <style:style style:name="P148" style:family="paragraph" style:parent-style-name="Table_20_Contents">
      <style:text-properties style:font-name="Ubuntu" fo:font-size="11pt" officeooo:rsid="0085d1c6" officeooo:paragraph-rsid="0085d1c6" style:font-size-asian="11pt" style:font-size-complex="11pt"/>
    </style:style>
    <style:style style:name="P149" style:family="paragraph" style:parent-style-name="Table_20_Contents">
      <style:text-properties officeooo:paragraph-rsid="00291aae"/>
    </style:style>
    <style:style style:name="P150" style:family="paragraph" style:parent-style-name="Table_20_Contents">
      <style:text-properties officeooo:paragraph-rsid="0030bc70"/>
    </style:style>
    <style:style style:name="P151" style:family="paragraph" style:parent-style-name="Table_20_Contents">
      <style:text-properties officeooo:paragraph-rsid="00369fcf"/>
    </style:style>
    <style:style style:name="P152" style:family="paragraph" style:parent-style-name="Table_20_Contents">
      <style:text-properties officeooo:paragraph-rsid="00444dce"/>
    </style:style>
    <style:style style:name="P153" style:family="paragraph" style:parent-style-name="Table_20_Contents">
      <style:text-properties officeooo:rsid="0037e92e" officeooo:paragraph-rsid="00444dce"/>
    </style:style>
    <style:style style:name="P154" style:family="paragraph" style:parent-style-name="Table_20_Contents">
      <style:text-properties officeooo:paragraph-rsid="004595e2"/>
    </style:style>
    <style:style style:name="P155" style:family="paragraph" style:parent-style-name="Table_20_Contents">
      <style:text-properties officeooo:rsid="00485584" officeooo:paragraph-rsid="00485584"/>
    </style:style>
    <style:style style:name="P156" style:family="paragraph" style:parent-style-name="Table_20_Contents">
      <style:text-properties officeooo:paragraph-rsid="0048899a"/>
    </style:style>
    <style:style style:name="P157" style:family="paragraph" style:parent-style-name="Table_20_Contents">
      <style:text-properties officeooo:rsid="0048899a" officeooo:paragraph-rsid="0048899a"/>
    </style:style>
    <style:style style:name="P158" style:family="paragraph" style:parent-style-name="Table_20_Contents">
      <style:text-properties officeooo:paragraph-rsid="004d384d"/>
    </style:style>
    <style:style style:name="P159" style:family="paragraph" style:parent-style-name="Table_20_Contents">
      <style:text-properties officeooo:rsid="004d384d" officeooo:paragraph-rsid="004d384d"/>
    </style:style>
    <style:style style:name="P160" style:family="paragraph" style:parent-style-name="Table_20_Contents">
      <style:text-properties officeooo:paragraph-rsid="00513a74"/>
    </style:style>
    <style:style style:name="P161" style:family="paragraph" style:parent-style-name="Table_20_Contents">
      <style:text-properties officeooo:paragraph-rsid="00539ebb"/>
    </style:style>
    <style:style style:name="P162" style:family="paragraph" style:parent-style-name="Table_20_Contents">
      <style:text-properties officeooo:paragraph-rsid="0056ebd2"/>
    </style:style>
    <style:style style:name="P163" style:family="paragraph" style:parent-style-name="Table_20_Contents">
      <style:text-properties officeooo:paragraph-rsid="00577e7e"/>
    </style:style>
    <style:style style:name="P164" style:family="paragraph" style:parent-style-name="Table_20_Contents">
      <style:text-properties officeooo:rsid="00577e7e" officeooo:paragraph-rsid="00577e7e"/>
    </style:style>
    <style:style style:name="P165" style:family="paragraph" style:parent-style-name="Table_20_Contents">
      <style:text-properties officeooo:paragraph-rsid="0018dc48"/>
    </style:style>
    <style:style style:name="P166" style:family="paragraph" style:parent-style-name="Table_20_Contents">
      <style:text-properties officeooo:paragraph-rsid="006322c0"/>
    </style:style>
    <style:style style:name="P167" style:family="paragraph" style:parent-style-name="Table_20_Contents">
      <style:text-properties officeooo:paragraph-rsid="006b8ebf"/>
    </style:style>
    <style:style style:name="P168" style:family="paragraph" style:parent-style-name="Table_20_Contents">
      <style:text-properties officeooo:paragraph-rsid="006e4e4c"/>
    </style:style>
    <style:style style:name="P169" style:family="paragraph" style:parent-style-name="Table_20_Contents">
      <style:text-properties style:font-name="Ubuntu2" fo:font-size="11pt" officeooo:rsid="00705198" officeooo:paragraph-rsid="00705198"/>
    </style:style>
    <style:style style:name="P170" style:family="paragraph" style:parent-style-name="Table_20_Contents">
      <style:text-properties officeooo:paragraph-rsid="00705198"/>
    </style:style>
    <style:style style:name="P171" style:family="paragraph" style:parent-style-name="Table_20_Contents">
      <style:text-properties officeooo:paragraph-rsid="00721250"/>
    </style:style>
    <style:style style:name="P172" style:family="paragraph" style:parent-style-name="Table_20_Contents">
      <style:text-properties officeooo:rsid="00721250" officeooo:paragraph-rsid="00721250"/>
    </style:style>
    <style:style style:name="P173" style:family="paragraph" style:parent-style-name="Table_20_Contents">
      <style:text-properties officeooo:rsid="00721250" officeooo:paragraph-rsid="007e8768"/>
    </style:style>
    <style:style style:name="P174" style:family="paragraph" style:parent-style-name="Table_20_Contents">
      <style:text-properties officeooo:paragraph-rsid="0077d56a"/>
    </style:style>
    <style:style style:name="P175" style:family="paragraph" style:parent-style-name="Table_20_Contents">
      <style:text-properties officeooo:paragraph-rsid="0079eb0f"/>
    </style:style>
    <style:style style:name="P176" style:family="paragraph" style:parent-style-name="Table_20_Contents">
      <style:text-properties officeooo:paragraph-rsid="007c9d5e"/>
    </style:style>
    <style:style style:name="P177" style:family="paragraph" style:parent-style-name="Table_20_Contents">
      <style:text-properties officeooo:paragraph-rsid="007e8768"/>
    </style:style>
    <style:style style:name="P178" style:family="paragraph" style:parent-style-name="Table_20_Contents">
      <style:text-properties officeooo:paragraph-rsid="00807c93"/>
    </style:style>
    <style:style style:name="P179" style:family="paragraph" style:parent-style-name="Table_20_Contents">
      <style:text-properties officeooo:paragraph-rsid="0083bc43"/>
    </style:style>
    <style:style style:name="P180" style:family="paragraph" style:parent-style-name="Table_20_Contents">
      <style:paragraph-properties fo:text-align="center" style:justify-single-word="false"/>
      <style:text-properties style:font-size-asian="10.5pt" style:font-size-complex="12pt"/>
    </style:style>
    <style:style style:name="P181" style:family="paragraph" style:parent-style-name="Text_20_body">
      <style:text-properties officeooo:rsid="0019399c" officeooo:paragraph-rsid="0019399c"/>
    </style:style>
    <style:style style:name="P182" style:family="paragraph" style:parent-style-name="Text_20_body">
      <style:text-properties officeooo:paragraph-rsid="0022f4ff"/>
    </style:style>
    <style:style style:name="P183" style:family="paragraph" style:parent-style-name="Text_20_body">
      <style:text-properties officeooo:paragraph-rsid="0023e9d7"/>
    </style:style>
    <style:style style:name="P184" style:family="paragraph" style:parent-style-name="Text_20_body">
      <style:text-properties officeooo:rsid="0023e9d7" officeooo:paragraph-rsid="0023e9d7"/>
    </style:style>
    <style:style style:name="P185" style:family="paragraph" style:parent-style-name="Text_20_body">
      <style:text-properties officeooo:rsid="00261fff" officeooo:paragraph-rsid="00261fff"/>
    </style:style>
    <style:style style:name="P186" style:family="paragraph" style:parent-style-name="Text_20_body">
      <style:text-properties fo:font-style="normal" officeooo:rsid="001a8de0" officeooo:paragraph-rsid="001a8de0" style:font-style-asian="normal" style:font-style-complex="normal"/>
    </style:style>
    <style:style style:name="P187" style:family="paragraph" style:parent-style-name="Text_20_body">
      <style:text-properties fo:font-style="normal" officeooo:rsid="0040efb9" officeooo:paragraph-rsid="0040efb9" style:font-style-asian="normal" style:font-style-complex="normal"/>
    </style:style>
    <style:style style:name="P188" style:family="paragraph" style:parent-style-name="Text_20_body">
      <style:text-properties officeooo:rsid="0040fe65" officeooo:paragraph-rsid="0040fe65"/>
    </style:style>
    <style:style style:name="P189" style:family="paragraph" style:parent-style-name="Text_20_body">
      <style:text-properties officeooo:rsid="00475752" officeooo:paragraph-rsid="00475752"/>
    </style:style>
    <style:style style:name="P190" style:family="paragraph" style:parent-style-name="Text_20_body">
      <style:text-properties officeooo:paragraph-rsid="00404de7"/>
    </style:style>
    <style:style style:name="P191" style:family="paragraph" style:parent-style-name="Text_20_body">
      <style:text-properties officeooo:paragraph-rsid="00684bfd"/>
    </style:style>
    <style:style style:name="P192"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193"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194" style:family="paragraph" style:parent-style-name="Text_20_body">
      <style:text-properties officeooo:paragraph-rsid="00749e98"/>
    </style:style>
    <style:style style:name="P195" style:family="paragraph" style:parent-style-name="Contents_20_1">
      <style:paragraph-properties>
        <style:tab-stops>
          <style:tab-stop style:position="17.59cm" style:type="right" style:leader-style="dotted" style:leader-text="."/>
        </style:tab-stops>
      </style:paragraph-properties>
    </style:style>
    <style:style style:name="P196" style:family="paragraph" style:parent-style-name="Contents_20_2">
      <style:paragraph-properties>
        <style:tab-stops>
          <style:tab-stop style:position="17.09cm" style:type="right" style:leader-style="dotted" style:leader-text="."/>
        </style:tab-stops>
      </style:paragraph-properties>
    </style:style>
    <style:style style:name="P197" style:family="paragraph" style:parent-style-name="Contents_20_3">
      <style:paragraph-properties>
        <style:tab-stops>
          <style:tab-stop style:position="16.591cm" style:type="right" style:leader-style="dotted" style:leader-text="."/>
        </style:tab-stops>
      </style:paragraph-properties>
    </style:style>
    <style:style style:name="P198" style:family="paragraph" style:parent-style-name="Contents_20_4">
      <style:paragraph-properties>
        <style:tab-stops>
          <style:tab-stop style:position="16.092cm" style:type="right" style:leader-style="dotted" style:leader-text="."/>
        </style:tab-stops>
      </style:paragraph-properties>
    </style:style>
    <style:style style:name="P199" style:family="paragraph" style:parent-style-name="Heading_20_1">
      <style:text-properties officeooo:paragraph-rsid="00404de7"/>
    </style:style>
    <style:style style:name="P200" style:family="paragraph" style:parent-style-name="Heading_20_2">
      <style:text-properties officeooo:paragraph-rsid="0022f4ff"/>
    </style:style>
    <style:style style:name="P201" style:family="paragraph" style:parent-style-name="Heading_20_2">
      <style:text-properties officeooo:rsid="00684bfd" officeooo:paragraph-rsid="00684bfd"/>
    </style:style>
    <style:style style:name="P20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03"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04"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05"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06"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07"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08"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0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10"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11"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12"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13"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14"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15"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16"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17"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24"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25"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26"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27"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28"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29"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30"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31"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32"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33" style:family="paragraph" style:parent-style-name="Heading_20_4">
      <style:paragraph-properties fo:text-align="center" style:justify-single-word="false"/>
      <style:text-properties fo:font-size="15pt" style:font-size-asian="15pt" style:font-size-complex="15pt"/>
    </style:style>
    <style:style style:name="P234" style:family="paragraph" style:parent-style-name="Heading_20_4">
      <style:paragraph-properties fo:text-align="center" style:justify-single-word="false"/>
      <style:text-properties fo:font-size="15pt" officeooo:paragraph-rsid="00369fcf" style:font-size-asian="15pt" style:font-size-complex="15pt"/>
    </style:style>
    <style:style style:name="P23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36" style:family="paragraph" style:parent-style-name="Standard" style:list-style-name="L1">
      <style:text-properties officeooo:paragraph-rsid="001a8de0"/>
    </style:style>
    <style:style style:name="P237" style:family="paragraph" style:parent-style-name="Standard" style:list-style-name="L1">
      <style:text-properties officeooo:rsid="001a8de0" officeooo:paragraph-rsid="001a8de0"/>
    </style:style>
    <style:style style:name="P238" style:family="paragraph" style:parent-style-name="Standard" style:list-style-name="L1">
      <style:text-properties style:font-name="Ubuntu" officeooo:rsid="001bbfaf" officeooo:paragraph-rsid="001bbfaf"/>
    </style:style>
    <style:style style:name="P239" style:family="paragraph" style:parent-style-name="Standard" style:list-style-name="L2">
      <style:text-properties officeooo:paragraph-rsid="005bbced"/>
    </style:style>
    <style:style style:name="P240" style:family="paragraph" style:parent-style-name="Standard" style:list-style-name="L2">
      <style:text-properties officeooo:rsid="005bbced" officeooo:paragraph-rsid="005bbced"/>
    </style:style>
    <style:style style:name="P241" style:family="paragraph" style:parent-style-name="Standard" style:list-style-name="L2">
      <style:text-properties officeooo:rsid="006322c0" officeooo:paragraph-rsid="006322c0"/>
    </style:style>
    <style:style style:name="P242"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9pt" fo:font-style="italic" officeooo:rsid="0088a7bc" style:font-size-asian="9pt" style:font-style-asian="italic" style:font-size-complex="9pt" style:font-style-complex="italic"/>
    </style:style>
    <style:style style:name="T7" style:family="text">
      <style:text-properties style:font-name="Aerial" fo:font-size="12pt" officeooo:rsid="00a88b02" style:font-size-asian="10.5pt" style:font-size-complex="12pt"/>
    </style:style>
    <style:style style:name="T8" style:family="text">
      <style:text-properties style:font-name="Aerial" fo:font-size="12pt" officeooo:rsid="001700eb" style:font-size-asian="10.5pt" style:font-size-complex="12pt"/>
    </style:style>
    <style:style style:name="T9" style:family="text">
      <style:text-properties style:font-name="Aerial" fo:font-size="12pt" officeooo:rsid="00aa146f" style:font-size-asian="10.5pt" style:font-size-complex="12pt"/>
    </style:style>
    <style:style style:name="T10" style:family="text">
      <style:text-properties style:font-name="Aerial" fo:font-size="12pt" officeooo:rsid="002af4ae" style:font-size-asian="12pt" style:font-size-complex="12pt"/>
    </style:style>
    <style:style style:name="T11" style:family="text">
      <style:text-properties style:font-name="Aerial" fo:font-size="12pt" officeooo:rsid="00a88b02" style:font-size-asian="12pt" style:font-size-complex="12pt"/>
    </style:style>
    <style:style style:name="T12" style:family="text">
      <style:text-properties style:font-name="Aerial" fo:font-size="12pt" officeooo:rsid="00aa146f" style:font-size-asian="12pt" style:font-size-complex="12pt"/>
    </style:style>
    <style:style style:name="T13" style:family="text">
      <style:text-properties fo:font-size="15pt" fo:font-weight="bold" style:font-size-asian="15pt" style:font-weight-asian="bold" style:font-size-complex="15pt" style:font-weight-complex="bold"/>
    </style:style>
    <style:style style:name="T14" style:family="text">
      <style:text-properties style:font-name="Courier Prime2"/>
    </style:style>
    <style:style style:name="T15" style:family="text">
      <style:text-properties style:font-name="Courier Prime2" fo:font-size="11pt" style:font-size-asian="11pt" style:font-size-complex="11pt"/>
    </style:style>
    <style:style style:name="T16" style:family="text">
      <style:text-properties style:font-name="Courier Prime2" fo:font-size="11pt" officeooo:rsid="00261fff" style:font-size-asian="11pt" style:font-size-complex="11pt"/>
    </style:style>
    <style:style style:name="T17" style:family="text">
      <style:text-properties style:font-name="Courier Prime2" fo:font-size="11pt" officeooo:rsid="00291aae" style:font-size-asian="11pt" style:font-size-complex="11pt"/>
    </style:style>
    <style:style style:name="T18" style:family="text">
      <style:text-properties style:font-name="Courier Prime2" fo:font-size="11pt" officeooo:rsid="002185fd" style:font-size-asian="11pt" style:font-size-complex="11pt"/>
    </style:style>
    <style:style style:name="T19" style:family="text">
      <style:text-properties style:font-name="Courier Prime2" fo:font-size="11pt" officeooo:rsid="00341a28" style:font-size-asian="11pt" style:font-size-complex="11pt"/>
    </style:style>
    <style:style style:name="T20" style:family="text">
      <style:text-properties style:font-name="Courier Prime2" fo:font-size="11pt" officeooo:rsid="0022f4ff" style:font-size-asian="11pt" style:font-size-complex="11pt"/>
    </style:style>
    <style:style style:name="T21" style:family="text">
      <style:text-properties style:font-name="Courier Prime2" fo:font-size="11pt" officeooo:rsid="0023e9d7" style:font-size-asian="11pt" style:font-size-complex="11pt"/>
    </style:style>
    <style:style style:name="T22" style:family="text">
      <style:text-properties style:font-name="Courier Prime2" fo:font-size="11pt" officeooo:rsid="002fbb97" style:font-size-asian="11pt" style:font-size-complex="11pt"/>
    </style:style>
    <style:style style:name="T23" style:family="text">
      <style:text-properties style:font-name="Courier Prime2" fo:font-size="11pt" officeooo:rsid="0030bc70" style:font-size-asian="11pt" style:font-size-complex="11pt"/>
    </style:style>
    <style:style style:name="T24" style:family="text">
      <style:text-properties style:font-name="Courier Prime2" fo:font-size="11pt" officeooo:rsid="00330578" style:font-size-asian="11pt" style:font-size-complex="11pt"/>
    </style:style>
    <style:style style:name="T25" style:family="text">
      <style:text-properties style:font-name="Courier Prime2" fo:font-size="11pt" officeooo:rsid="00335b3c" style:font-size-asian="11pt" style:font-size-complex="11pt"/>
    </style:style>
    <style:style style:name="T26" style:family="text">
      <style:text-properties style:font-name="Courier Prime2" fo:font-size="11pt" officeooo:rsid="0035f503" style:font-size-asian="11pt" style:font-size-complex="11pt"/>
    </style:style>
    <style:style style:name="T27" style:family="text">
      <style:text-properties style:font-name="Courier Prime2" fo:font-size="11pt" officeooo:rsid="00384761" style:font-size-asian="11pt" style:font-size-complex="11pt"/>
    </style:style>
    <style:style style:name="T28" style:family="text">
      <style:text-properties style:font-name="Courier Prime2" fo:font-size="11pt" officeooo:rsid="0039142b" style:font-size-asian="11pt" style:font-size-complex="11pt"/>
    </style:style>
    <style:style style:name="T29" style:family="text">
      <style:text-properties style:font-name="Courier Prime2" fo:font-size="11pt" officeooo:rsid="003e6755" style:font-size-asian="11pt" style:font-size-complex="11pt"/>
    </style:style>
    <style:style style:name="T30" style:family="text">
      <style:text-properties style:font-name="Courier Prime2" fo:font-size="11pt" officeooo:rsid="0018dc48" style:font-size-asian="11pt" style:font-size-complex="11pt"/>
    </style:style>
    <style:style style:name="T31" style:family="text">
      <style:text-properties style:font-name="Courier Prime2" fo:font-size="11pt" officeooo:rsid="0058e910" style:font-size-asian="11pt" style:font-size-complex="11pt"/>
    </style:style>
    <style:style style:name="T32" style:family="text">
      <style:text-properties style:font-name="Courier Prime2" fo:font-size="11pt" officeooo:rsid="005d4562" style:font-size-asian="11pt" style:font-size-complex="11pt"/>
    </style:style>
    <style:style style:name="T33" style:family="text">
      <style:text-properties style:font-name="Courier Prime2" fo:font-size="11pt" officeooo:rsid="0044388b" style:font-size-asian="11pt" style:font-size-complex="11pt"/>
    </style:style>
    <style:style style:name="T34" style:family="text">
      <style:text-properties style:font-name="Courier Prime2" fo:font-size="11pt" officeooo:rsid="004595e2" style:font-size-asian="11pt" style:font-size-complex="11pt"/>
    </style:style>
    <style:style style:name="T35" style:family="text">
      <style:text-properties style:font-name="Courier Prime2" fo:font-size="11pt" officeooo:rsid="0048899a" style:font-size-asian="11pt" style:font-size-complex="11pt"/>
    </style:style>
    <style:style style:name="T36" style:family="text">
      <style:text-properties style:font-name="Courier Prime2" fo:font-size="11pt" officeooo:rsid="004d384d" style:font-size-asian="11pt" style:font-size-complex="11pt"/>
    </style:style>
    <style:style style:name="T37" style:family="text">
      <style:text-properties style:font-name="Courier Prime2" fo:font-size="11pt" officeooo:rsid="00506088" style:font-size-asian="11pt" style:font-size-complex="11pt"/>
    </style:style>
    <style:style style:name="T38" style:family="text">
      <style:text-properties style:font-name="Courier Prime2" fo:font-size="11pt" officeooo:rsid="00513a74" style:font-size-asian="11pt" style:font-size-complex="11pt"/>
    </style:style>
    <style:style style:name="T39" style:family="text">
      <style:text-properties style:font-name="Courier Prime2" fo:font-size="11pt" officeooo:rsid="00539ebb" style:font-size-asian="11pt" style:font-size-complex="11pt"/>
    </style:style>
    <style:style style:name="T40" style:family="text">
      <style:text-properties style:font-name="Courier Prime2" fo:font-size="11pt" officeooo:rsid="006b8ebf" style:font-size-asian="11pt" style:font-size-complex="11pt"/>
    </style:style>
    <style:style style:name="T41" style:family="text">
      <style:text-properties style:font-name="Courier Prime2" fo:font-size="11pt" officeooo:rsid="00705198" style:font-size-asian="11pt" style:font-size-complex="11pt"/>
    </style:style>
    <style:style style:name="T42" style:family="text">
      <style:text-properties style:font-name="Courier Prime2" fo:font-size="11pt" officeooo:rsid="00721250" style:font-size-asian="11pt" style:font-size-complex="11pt"/>
    </style:style>
    <style:style style:name="T43" style:family="text">
      <style:text-properties style:font-name="Courier Prime2" fo:font-size="11pt" officeooo:rsid="0024720f" style:font-size-asian="11pt" style:font-size-complex="11pt"/>
    </style:style>
    <style:style style:name="T44" style:family="text">
      <style:text-properties style:font-name="Courier Prime2" fo:font-size="11pt" officeooo:rsid="0077d56a" style:font-size-asian="11pt" style:font-size-complex="11pt"/>
    </style:style>
    <style:style style:name="T45" style:family="text">
      <style:text-properties style:font-name="Courier Prime2" fo:font-size="11pt" officeooo:rsid="007e8768" style:font-size-asian="11pt" style:font-size-complex="11pt"/>
    </style:style>
    <style:style style:name="T46" style:family="text">
      <style:text-properties style:font-name="Courier Prime2" fo:font-size="11pt" officeooo:rsid="00384761"/>
    </style:style>
    <style:style style:name="T47" style:family="text">
      <style:text-properties style:font-name="Courier Prime2" fo:font-size="11pt" officeooo:rsid="003e6755"/>
    </style:style>
    <style:style style:name="T48" style:family="text">
      <style:text-properties style:font-name="Courier Prime2" fo:font-size="11pt" fo:font-style="normal" officeooo:rsid="00330578" style:font-size-asian="11pt" style:font-style-asian="normal" style:font-size-complex="11pt" style:font-style-complex="normal"/>
    </style:style>
    <style:style style:name="T49" style:family="text">
      <style:text-properties style:font-name="Courier Prime2" fo:font-size="11pt" fo:font-style="normal" officeooo:rsid="0042a65f" style:font-size-asian="11pt" style:font-style-asian="normal" style:font-size-complex="11pt" style:font-style-complex="normal"/>
    </style:style>
    <style:style style:name="T50" style:family="text">
      <style:text-properties style:font-name="Courier Prime2" fo:font-size="11pt" fo:font-style="normal" officeooo:rsid="00721250" style:font-size-asian="11pt" style:font-style-asian="normal" style:font-size-complex="11pt" style:font-style-complex="normal"/>
    </style:style>
    <style:style style:name="T51" style:family="text">
      <style:text-properties style:font-name="Courier Prime2" fo:font-size="11pt" fo:font-style="normal" officeooo:rsid="00749e98" style:font-size-asian="11pt" style:font-style-asian="normal" style:font-size-complex="11pt" style:font-style-complex="normal"/>
    </style:style>
    <style:style style:name="T52" style:family="text">
      <style:text-properties style:font-name="Courier Prime2" fo:font-size="11pt" fo:font-style="normal" officeooo:rsid="0085d1c6" style:font-size-asian="11pt" style:font-style-asian="normal" style:font-size-complex="11pt" style:font-style-complex="normal"/>
    </style:style>
    <style:style style:name="T53"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officeooo:rsid="00595860" style:font-style-asian="normal" style:font-style-complex="normal"/>
    </style:style>
    <style:style style:name="T56" style:family="text">
      <style:text-properties style:font-name="Courier Prime2" fo:font-size="11pt" fo:font-style="normal" officeooo:rsid="005bbced" style:font-style-asian="normal" style:font-style-complex="normal"/>
    </style:style>
    <style:style style:name="T57" style:family="text">
      <style:text-properties style:font-name="Courier Prime2" fo:font-size="11pt" officeooo:rsid="003cdf58"/>
    </style:style>
    <style:style style:name="T58" style:family="text">
      <style:text-properties style:font-name="Courier Prime2" fo:font-size="11pt" officeooo:rsid="0044388b"/>
    </style:style>
    <style:style style:name="T59" style:family="text">
      <style:text-properties style:font-name="Courier Prime2" fo:font-size="11pt" officeooo:rsid="004595e2"/>
    </style:style>
    <style:style style:name="T60" style:family="text">
      <style:text-properties style:font-name="Courier Prime2" fo:font-size="11pt" officeooo:rsid="00506088"/>
    </style:style>
    <style:style style:name="T61" style:family="text">
      <style:text-properties style:font-name="Courier Prime2" fo:font-size="11pt" officeooo:rsid="00513a74"/>
    </style:style>
    <style:style style:name="T62" style:family="text">
      <style:text-properties style:font-name="Courier Prime2" fo:font-size="11pt" officeooo:rsid="00539ebb"/>
    </style:style>
    <style:style style:name="T63" style:family="text">
      <style:text-properties style:font-name="Courier Prime2" fo:font-size="11pt" officeooo:rsid="0056ebd2"/>
    </style:style>
    <style:style style:name="T64" style:family="text">
      <style:text-properties style:font-name="Courier Prime2" fo:font-size="11pt" officeooo:rsid="00595860"/>
    </style:style>
    <style:style style:name="T65" style:family="text">
      <style:text-properties style:font-name="Courier Prime2" fo:font-size="11pt" officeooo:rsid="006322c0"/>
    </style:style>
    <style:style style:name="T66" style:family="text">
      <style:text-properties style:font-name="Courier Prime2" fo:font-size="11pt" officeooo:rsid="0064ca93"/>
    </style:style>
    <style:style style:name="T67" style:family="text">
      <style:text-properties style:font-name="Courier Prime2" fo:font-size="11pt" officeooo:rsid="0079eb0f"/>
    </style:style>
    <style:style style:name="T68" style:family="text">
      <style:text-properties style:font-name="Courier Prime2" fo:font-size="11pt" officeooo:rsid="00807c93"/>
    </style:style>
    <style:style style:name="T69" style:family="text">
      <style:text-properties style:font-name="Courier Prime2" fo:font-size="11pt" officeooo:rsid="0083bc43"/>
    </style:style>
    <style:style style:name="T70" style:family="text">
      <style:text-properties style:font-name="Courier Prime2" fo:font-style="normal" style:font-style-asian="normal" style:font-style-complex="normal"/>
    </style:style>
    <style:style style:name="T71" style:family="text">
      <style:text-properties style:font-name="Courier Prime2" fo:font-style="normal" officeooo:rsid="00291aae" style:font-style-asian="normal" style:font-style-complex="normal"/>
    </style:style>
    <style:style style:name="T72" style:family="text">
      <style:text-properties style:font-name="Courier Prime2" fo:font-style="normal" officeooo:rsid="003cdf58" style:font-style-asian="normal" style:font-style-complex="normal"/>
    </style:style>
    <style:style style:name="T73" style:family="text">
      <style:text-properties style:font-name="Courier Prime2" fo:font-style="normal" officeooo:rsid="0042a65f" style:font-style-asian="normal" style:font-style-complex="normal"/>
    </style:style>
    <style:style style:name="T74" style:family="text">
      <style:text-properties style:font-name="Courier Prime2" fo:font-style="normal" officeooo:rsid="007a7f3a" style:font-style-asian="normal" style:font-style-complex="normal"/>
    </style:style>
    <style:style style:name="T75" style:family="text">
      <style:text-properties style:font-name="Courier Prime2" fo:font-style="normal" officeooo:rsid="0083bc43" style:font-style-asian="normal" style:font-style-complex="normal"/>
    </style:style>
    <style:style style:name="T76" style:family="text">
      <style:text-properties style:font-name="Courier Prime2" officeooo:rsid="002185fd"/>
    </style:style>
    <style:style style:name="T77" style:family="text">
      <style:text-properties style:font-name="Courier Prime2" officeooo:rsid="002217fc"/>
    </style:style>
    <style:style style:name="T78" style:family="text">
      <style:text-properties style:font-name="Courier Prime2" officeooo:rsid="0022f4ff"/>
    </style:style>
    <style:style style:name="T79" style:family="text">
      <style:text-properties style:font-name="Courier Prime2" officeooo:rsid="00261fff"/>
    </style:style>
    <style:style style:name="T80" style:family="text">
      <style:text-properties style:font-name="Courier Prime2" officeooo:rsid="00291aae"/>
    </style:style>
    <style:style style:name="T81" style:family="text">
      <style:text-properties style:font-name="Courier Prime2" fo:font-weight="normal" style:font-weight-asian="normal" style:font-weight-complex="normal"/>
    </style:style>
    <style:style style:name="T82" style:family="text">
      <style:text-properties style:font-name="Courier Prime2" officeooo:rsid="002e5588"/>
    </style:style>
    <style:style style:name="T83" style:family="text">
      <style:text-properties style:font-name="Courier Prime2" officeooo:rsid="002fbb97"/>
    </style:style>
    <style:style style:name="T84" style:family="text">
      <style:text-properties style:font-name="Courier Prime2" officeooo:rsid="0030bc70"/>
    </style:style>
    <style:style style:name="T85" style:family="text">
      <style:text-properties style:font-name="Courier Prime2" officeooo:rsid="00330578"/>
    </style:style>
    <style:style style:name="T86" style:family="text">
      <style:text-properties style:font-name="Courier Prime2" officeooo:rsid="00341a28"/>
    </style:style>
    <style:style style:name="T87" style:family="text">
      <style:text-properties style:font-name="Courier Prime2" officeooo:rsid="0035f503"/>
    </style:style>
    <style:style style:name="T88" style:family="text">
      <style:text-properties style:font-name="Courier Prime2" officeooo:rsid="003cdf58"/>
    </style:style>
    <style:style style:name="T89" style:family="text">
      <style:text-properties style:font-name="Courier Prime2" fo:font-size="12pt" style:font-size-asian="12pt" style:font-size-complex="12pt"/>
    </style:style>
    <style:style style:name="T90" style:family="text">
      <style:text-properties style:font-name="Courier Prime2" officeooo:rsid="0048899a"/>
    </style:style>
    <style:style style:name="T91" style:family="text">
      <style:text-properties style:font-name="Courier Prime2" officeooo:rsid="006322c0"/>
    </style:style>
    <style:style style:name="T92" style:family="text">
      <style:text-properties style:font-name="Courier Prime2" officeooo:rsid="00684bfd"/>
    </style:style>
    <style:style style:name="T93" style:family="text">
      <style:text-properties style:font-name="Courier Prime2" officeooo:rsid="00705198"/>
    </style:style>
    <style:style style:name="T94" style:family="text">
      <style:text-properties style:font-name="Courier Prime2" officeooo:rsid="008063fd"/>
    </style:style>
    <style:style style:name="T95" style:family="text">
      <style:text-properties style:font-name="Courier Prime2" officeooo:rsid="0083bc43"/>
    </style:style>
    <style:style style:name="T96" style:family="text">
      <style:text-properties style:font-name="Ubuntu"/>
    </style:style>
    <style:style style:name="T97" style:family="text">
      <style:text-properties style:font-name="Ubuntu" officeooo:rsid="0019399c"/>
    </style:style>
    <style:style style:name="T98" style:family="text">
      <style:text-properties style:font-name="Ubuntu" officeooo:rsid="001a8de0"/>
    </style:style>
    <style:style style:name="T99" style:family="text">
      <style:text-properties style:font-name="Ubuntu" officeooo:rsid="001bbfaf"/>
    </style:style>
    <style:style style:name="T100" style:family="text">
      <style:text-properties style:font-name="Ubuntu" officeooo:rsid="001700eb"/>
    </style:style>
    <style:style style:name="T101" style:family="text">
      <style:text-properties style:font-name="Ubuntu" officeooo:rsid="001c2336"/>
    </style:style>
    <style:style style:name="T102" style:family="text">
      <style:text-properties style:font-name="Ubuntu" officeooo:rsid="001da1e6"/>
    </style:style>
    <style:style style:name="T103" style:family="text">
      <style:text-properties style:font-name="Ubuntu" fo:font-style="italic" style:font-style-asian="italic" style:font-style-complex="italic"/>
    </style:style>
    <style:style style:name="T104" style:family="text">
      <style:text-properties style:font-name="Ubuntu" fo:font-style="italic" officeooo:rsid="001da1e6" style:font-style-asian="italic" style:font-style-complex="italic"/>
    </style:style>
    <style:style style:name="T105" style:family="text">
      <style:text-properties style:font-name="Ubuntu" fo:font-style="italic" officeooo:rsid="003c891d" style:font-style-asian="italic" style:font-style-complex="italic"/>
    </style:style>
    <style:style style:name="T106" style:family="text">
      <style:text-properties style:font-name="Ubuntu" fo:font-style="normal" style:font-style-asian="normal" style:font-style-complex="normal"/>
    </style:style>
    <style:style style:name="T107" style:family="text">
      <style:text-properties style:font-name="Ubuntu" fo:font-style="normal" officeooo:rsid="001da1e6" style:font-style-asian="normal" style:font-style-complex="normal"/>
    </style:style>
    <style:style style:name="T108" style:family="text">
      <style:text-properties style:font-name="Ubuntu" fo:font-style="normal" officeooo:rsid="001700eb" style:font-style-asian="normal" style:font-style-complex="normal"/>
    </style:style>
    <style:style style:name="T109" style:family="text">
      <style:text-properties style:font-name="Ubuntu" fo:font-style="normal" officeooo:rsid="00211fe9" style:font-style-asian="normal" style:font-style-complex="normal"/>
    </style:style>
    <style:style style:name="T110" style:family="text">
      <style:text-properties style:font-name="Ubuntu" fo:font-style="normal" officeooo:rsid="003c891d" style:font-style-asian="normal" style:font-style-complex="normal"/>
    </style:style>
    <style:style style:name="T111" style:family="text">
      <style:text-properties style:font-name="Ubuntu" fo:font-style="normal" officeooo:rsid="005bbced" style:font-style-asian="normal" style:font-style-complex="normal"/>
    </style:style>
    <style:style style:name="T112" style:family="text">
      <style:text-properties style:font-name="Ubuntu" fo:font-style="normal" officeooo:rsid="005cb6fa" style:font-style-asian="normal" style:font-style-complex="normal"/>
    </style:style>
    <style:style style:name="T113" style:family="text">
      <style:text-properties style:font-name="Ubuntu" fo:font-style="normal" officeooo:rsid="0068fa1b" style:font-style-asian="normal" style:font-style-complex="normal"/>
    </style:style>
    <style:style style:name="T114" style:family="text">
      <style:text-properties style:font-name="Ubuntu" officeooo:rsid="002185fd"/>
    </style:style>
    <style:style style:name="T115" style:family="text">
      <style:text-properties style:font-name="Ubuntu" officeooo:rsid="002217fc"/>
    </style:style>
    <style:style style:name="T116" style:family="text">
      <style:text-properties style:font-name="Ubuntu" officeooo:rsid="0022f4ff"/>
    </style:style>
    <style:style style:name="T117" style:family="text">
      <style:text-properties style:font-name="Ubuntu" fo:font-size="11pt" officeooo:rsid="001700eb" style:font-size-asian="11pt" style:font-size-complex="11pt"/>
    </style:style>
    <style:style style:name="T118" style:family="text">
      <style:text-properties style:font-name="Ubuntu" fo:font-size="11pt" officeooo:rsid="002185fd" style:font-size-asian="11pt" style:font-size-complex="11pt"/>
    </style:style>
    <style:style style:name="T119" style:family="text">
      <style:text-properties style:font-name="Ubuntu" fo:font-size="11pt" officeooo:rsid="00261fff" style:font-size-asian="11pt" style:font-size-complex="11pt"/>
    </style:style>
    <style:style style:name="T120" style:family="text">
      <style:text-properties style:font-name="Ubuntu" fo:font-size="11pt" officeooo:rsid="00291aae" style:font-size-asian="11pt" style:font-size-complex="11pt"/>
    </style:style>
    <style:style style:name="T121" style:family="text">
      <style:text-properties style:font-name="Ubuntu" fo:font-size="11pt" officeooo:rsid="002fbb97" style:font-size-asian="11pt" style:font-size-complex="11pt"/>
    </style:style>
    <style:style style:name="T122" style:family="text">
      <style:text-properties style:font-name="Ubuntu" fo:font-size="11pt" officeooo:rsid="002fe355" style:font-size-asian="11pt" style:font-size-complex="11pt"/>
    </style:style>
    <style:style style:name="T123" style:family="text">
      <style:text-properties style:font-name="Ubuntu" fo:font-size="11pt" officeooo:rsid="0030bc70" style:font-size-asian="11pt" style:font-size-complex="11pt"/>
    </style:style>
    <style:style style:name="T124" style:family="text">
      <style:text-properties style:font-name="Ubuntu" fo:font-size="11pt" officeooo:rsid="00330578" style:font-size-asian="11pt" style:font-size-complex="11pt"/>
    </style:style>
    <style:style style:name="T125" style:family="text">
      <style:text-properties style:font-name="Ubuntu" fo:font-size="11pt" officeooo:rsid="00335b3c" style:font-size-asian="11pt" style:font-size-complex="11pt"/>
    </style:style>
    <style:style style:name="T126" style:family="text">
      <style:text-properties style:font-name="Ubuntu" fo:font-size="11pt" officeooo:rsid="00341a28" style:font-size-asian="11pt" style:font-size-complex="11pt"/>
    </style:style>
    <style:style style:name="T127" style:family="text">
      <style:text-properties style:font-name="Ubuntu" fo:font-size="11pt" officeooo:rsid="0035f503" style:font-size-asian="11pt" style:font-size-complex="11pt"/>
    </style:style>
    <style:style style:name="T128" style:family="text">
      <style:text-properties style:font-name="Ubuntu" fo:font-size="11pt" officeooo:rsid="0037e92e" style:font-size-asian="11pt" style:font-size-complex="11pt"/>
    </style:style>
    <style:style style:name="T129" style:family="text">
      <style:text-properties style:font-name="Ubuntu" fo:font-size="11pt" officeooo:rsid="00384761" style:font-size-asian="11pt" style:font-size-complex="11pt"/>
    </style:style>
    <style:style style:name="T130" style:family="text">
      <style:text-properties style:font-name="Ubuntu" fo:font-size="11pt" officeooo:rsid="0039142b" style:font-size-asian="11pt" style:font-size-complex="11pt"/>
    </style:style>
    <style:style style:name="T131" style:family="text">
      <style:text-properties style:font-name="Ubuntu" fo:font-size="11pt" officeooo:rsid="003a8234" style:font-size-asian="11pt" style:font-size-complex="11pt"/>
    </style:style>
    <style:style style:name="T132" style:family="text">
      <style:text-properties style:font-name="Ubuntu" fo:font-size="11pt" officeooo:rsid="0022f4ff" style:font-size-asian="11pt" style:font-size-complex="11pt"/>
    </style:style>
    <style:style style:name="T133" style:family="text">
      <style:text-properties style:font-name="Ubuntu" fo:font-size="11pt" officeooo:rsid="003e6755" style:font-size-asian="11pt" style:font-size-complex="11pt"/>
    </style:style>
    <style:style style:name="T134" style:family="text">
      <style:text-properties style:font-name="Ubuntu" fo:font-size="11pt" officeooo:rsid="00404a31" style:font-size-asian="11pt" style:font-size-complex="11pt"/>
    </style:style>
    <style:style style:name="T135" style:family="text">
      <style:text-properties style:font-name="Ubuntu" fo:font-size="11pt" officeooo:rsid="0044388b" style:font-size-asian="11pt" style:font-size-complex="11pt"/>
    </style:style>
    <style:style style:name="T136" style:family="text">
      <style:text-properties style:font-name="Ubuntu" fo:font-size="11pt" officeooo:rsid="004595e2" style:font-size-asian="11pt" style:font-size-complex="11pt"/>
    </style:style>
    <style:style style:name="T137" style:family="text">
      <style:text-properties style:font-name="Ubuntu" fo:font-size="11pt" officeooo:rsid="0048899a" style:font-size-asian="11pt" style:font-size-complex="11pt"/>
    </style:style>
    <style:style style:name="T138" style:family="text">
      <style:text-properties style:font-name="Ubuntu" fo:font-size="11pt" officeooo:rsid="004d384d" style:font-size-asian="11pt" style:font-size-complex="11pt"/>
    </style:style>
    <style:style style:name="T139" style:family="text">
      <style:text-properties style:font-name="Ubuntu" fo:font-size="11pt" officeooo:rsid="00506088" style:font-size-asian="11pt" style:font-size-complex="11pt"/>
    </style:style>
    <style:style style:name="T140" style:family="text">
      <style:text-properties style:font-name="Ubuntu" fo:font-size="11pt" officeooo:rsid="00513a74" style:font-size-asian="11pt" style:font-size-complex="11pt"/>
    </style:style>
    <style:style style:name="T141" style:family="text">
      <style:text-properties style:font-name="Ubuntu" fo:font-size="11pt" officeooo:rsid="0052da71" style:font-size-asian="11pt" style:font-size-complex="11pt"/>
    </style:style>
    <style:style style:name="T142" style:family="text">
      <style:text-properties style:font-name="Ubuntu" fo:font-size="11pt" officeooo:rsid="00539ebb" style:font-size-asian="11pt" style:font-size-complex="11pt"/>
    </style:style>
    <style:style style:name="T143" style:family="text">
      <style:text-properties style:font-name="Ubuntu" fo:font-size="11pt" officeooo:rsid="0056ebd2" style:font-size-asian="11pt" style:font-size-complex="11pt"/>
    </style:style>
    <style:style style:name="T144" style:family="text">
      <style:text-properties style:font-name="Ubuntu" fo:font-size="11pt" officeooo:rsid="00577e7e" style:font-size-asian="11pt" style:font-size-complex="11pt"/>
    </style:style>
    <style:style style:name="T145" style:family="text">
      <style:text-properties style:font-name="Ubuntu" fo:font-size="11pt" officeooo:rsid="006b8ebf" style:font-size-asian="11pt" style:font-size-complex="11pt"/>
    </style:style>
    <style:style style:name="T146" style:family="text">
      <style:text-properties style:font-name="Ubuntu" fo:font-size="11pt" officeooo:rsid="006e4e4c" style:font-size-asian="11pt" style:font-size-complex="11pt"/>
    </style:style>
    <style:style style:name="T147" style:family="text">
      <style:text-properties style:font-name="Ubuntu" fo:font-size="11pt" officeooo:rsid="00721250" style:font-size-asian="11pt" style:font-size-complex="11pt"/>
    </style:style>
    <style:style style:name="T148" style:family="text">
      <style:text-properties style:font-name="Ubuntu" fo:font-size="11pt" officeooo:rsid="0077d56a" style:font-size-asian="11pt" style:font-size-complex="11pt"/>
    </style:style>
    <style:style style:name="T149" style:family="text">
      <style:text-properties style:font-name="Ubuntu" fo:font-size="11pt" officeooo:rsid="007e8768" style:font-size-asian="11pt" style:font-size-complex="11pt"/>
    </style:style>
    <style:style style:name="T150" style:family="text">
      <style:text-properties style:font-name="Ubuntu" fo:font-size="11pt" fo:font-style="normal" style:font-size-asian="11pt" style:font-style-asian="normal" style:font-size-complex="11pt" style:font-style-complex="normal"/>
    </style:style>
    <style:style style:name="T151" style:family="text">
      <style:text-properties style:font-name="Ubuntu" fo:font-size="11pt" fo:font-style="normal" officeooo:rsid="00291aae" style:font-size-asian="11pt" style:font-style-asian="normal" style:font-size-complex="11pt" style:font-style-complex="normal"/>
    </style:style>
    <style:style style:name="T152" style:family="text">
      <style:text-properties style:font-name="Ubuntu" fo:font-size="11pt" fo:font-style="normal" officeooo:rsid="00330578" style:font-size-asian="11pt" style:font-style-asian="normal" style:font-size-complex="11pt" style:font-style-complex="normal"/>
    </style:style>
    <style:style style:name="T153" style:family="text">
      <style:text-properties style:font-name="Ubuntu" fo:font-size="11pt" fo:font-style="normal" officeooo:rsid="001700eb" style:font-size-asian="11pt" style:font-style-asian="normal" style:font-size-complex="11pt" style:font-style-complex="normal"/>
    </style:style>
    <style:style style:name="T154" style:family="text">
      <style:text-properties style:font-name="Ubuntu" fo:font-size="11pt" fo:font-style="normal" officeooo:rsid="00335b3c" style:font-size-asian="11pt" style:font-style-asian="normal" style:font-size-complex="11pt" style:font-style-complex="normal"/>
    </style:style>
    <style:style style:name="T155" style:family="text">
      <style:text-properties style:font-name="Ubuntu" fo:font-size="11pt" fo:font-style="normal" officeooo:rsid="0042a65f" style:font-size-asian="11pt" style:font-style-asian="normal" style:font-size-complex="11pt" style:font-style-complex="normal"/>
    </style:style>
    <style:style style:name="T156" style:family="text">
      <style:text-properties style:font-name="Ubuntu" fo:font-size="11pt" fo:font-style="normal" officeooo:rsid="00700f09" style:font-size-asian="11pt" style:font-style-asian="normal" style:font-size-complex="11pt" style:font-style-complex="normal"/>
    </style:style>
    <style:style style:name="T157" style:family="text">
      <style:text-properties style:font-name="Ubuntu" fo:font-size="11pt" fo:font-style="normal" officeooo:rsid="00684bfd" style:font-size-asian="11pt" style:font-style-asian="normal" style:font-size-complex="11pt" style:font-style-complex="normal"/>
    </style:style>
    <style:style style:name="T158" style:family="text">
      <style:text-properties style:font-name="Ubuntu" fo:font-size="11pt" fo:font-style="normal" officeooo:rsid="00721250" style:font-size-asian="11pt" style:font-style-asian="normal" style:font-size-complex="11pt" style:font-style-complex="normal"/>
    </style:style>
    <style:style style:name="T159" style:family="text">
      <style:text-properties style:font-name="Ubuntu" fo:font-size="11pt" fo:font-style="normal" officeooo:rsid="00749e98" style:font-size-asian="11pt" style:font-style-asian="normal" style:font-size-complex="11pt" style:font-style-complex="normal"/>
    </style:style>
    <style:style style:name="T160" style:family="text">
      <style:text-properties style:font-name="Ubuntu" fo:font-size="11pt" fo:font-style="normal" officeooo:rsid="0077d56a" style:font-size-asian="11pt" style:font-style-asian="normal" style:font-size-complex="11pt" style:font-style-complex="normal"/>
    </style:style>
    <style:style style:name="T161" style:family="text">
      <style:text-properties style:font-name="Ubuntu" fo:font-size="11pt" fo:font-style="normal" officeooo:rsid="0085d1c6" style:font-size-asian="11pt" style:font-style-asian="normal" style:font-size-complex="11pt" style:font-style-complex="normal"/>
    </style:style>
    <style:style style:name="T16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6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5" style:family="text">
      <style:text-properties style:font-name="Ubuntu" fo:font-size="11pt" fo:font-style="normal" officeooo:rsid="0042a65f" style:font-style-asian="normal" style:font-style-complex="normal"/>
    </style:style>
    <style:style style:name="T166" style:family="text">
      <style:text-properties style:font-name="Ubuntu" fo:font-size="11pt" fo:font-style="normal" officeooo:rsid="005bbced" style:font-style-asian="normal" style:font-style-complex="normal"/>
    </style:style>
    <style:style style:name="T167" style:family="text">
      <style:text-properties style:font-name="Ubuntu" fo:font-size="11pt" fo:font-style="normal" officeooo:rsid="005cb6fa" style:font-style-asian="normal" style:font-style-complex="normal"/>
    </style:style>
    <style:style style:name="T168" style:family="text">
      <style:text-properties style:font-name="Ubuntu" fo:font-size="11pt" fo:font-style="normal" officeooo:rsid="00618d9f" style:font-style-asian="normal" style:font-style-complex="normal"/>
    </style:style>
    <style:style style:name="T169" style:family="text">
      <style:text-properties style:font-name="Ubuntu" fo:font-size="11pt" fo:font-style="normal" officeooo:rsid="006322c0" style:font-style-asian="normal" style:font-style-complex="normal"/>
    </style:style>
    <style:style style:name="T170"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71" style:family="text">
      <style:text-properties style:font-name="Ubuntu" fo:font-size="11pt" fo:font-style="italic" officeooo:rsid="00291aae" style:font-size-asian="11pt" style:font-style-asian="italic" style:font-size-complex="11pt" style:font-style-complex="italic"/>
    </style:style>
    <style:style style:name="T172" style:family="text">
      <style:text-properties style:font-name="Ubuntu" fo:font-size="11pt" fo:font-style="italic" officeooo:rsid="00330578" style:font-size-asian="11pt" style:font-style-asian="italic" style:font-size-complex="11pt" style:font-style-complex="italic"/>
    </style:style>
    <style:style style:name="T173" style:family="text">
      <style:text-properties style:font-name="Ubuntu" fo:font-size="11pt" fo:font-style="italic" officeooo:rsid="00721250" style:font-size-asian="11pt" style:font-style-asian="italic" style:font-size-complex="11pt" style:font-style-complex="italic"/>
    </style:style>
    <style:style style:name="T174" style:family="text">
      <style:text-properties style:font-name="Ubuntu" fo:font-size="11pt" fo:font-style="italic" officeooo:rsid="0085d1c6" style:font-size-asian="11pt" style:font-style-asian="italic" style:font-size-complex="11pt" style:font-style-complex="italic"/>
    </style:style>
    <style:style style:name="T175"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76" style:family="text">
      <style:text-properties style:font-name="Ubuntu" fo:font-size="11pt" officeooo:rsid="003cdf58"/>
    </style:style>
    <style:style style:name="T177" style:family="text">
      <style:text-properties style:font-name="Ubuntu" fo:font-size="11pt" officeooo:rsid="004595e2"/>
    </style:style>
    <style:style style:name="T178" style:family="text">
      <style:text-properties style:font-name="Ubuntu" fo:font-size="11pt" officeooo:rsid="00506088"/>
    </style:style>
    <style:style style:name="T179" style:family="text">
      <style:text-properties style:font-name="Ubuntu" fo:font-size="11pt" officeooo:rsid="0062a1bf"/>
    </style:style>
    <style:style style:name="T180" style:family="text">
      <style:text-properties style:font-name="Ubuntu" fo:font-size="11pt" officeooo:rsid="006322c0"/>
    </style:style>
    <style:style style:name="T181" style:family="text">
      <style:text-properties style:font-name="Ubuntu" fo:font-size="11pt" officeooo:rsid="00639818"/>
    </style:style>
    <style:style style:name="T182" style:family="text">
      <style:text-properties style:font-name="Ubuntu" fo:font-size="11pt" officeooo:rsid="0064ca93"/>
    </style:style>
    <style:style style:name="T183" style:family="text">
      <style:text-properties style:font-name="Ubuntu" fo:font-size="12pt" style:font-size-asian="12pt" style:font-size-complex="12pt"/>
    </style:style>
    <style:style style:name="T184" style:family="text">
      <style:text-properties style:font-name="Ubuntu" fo:font-size="12pt" officeooo:rsid="0022f4ff" style:font-size-asian="12pt" style:font-size-complex="12pt"/>
    </style:style>
    <style:style style:name="T185" style:family="text">
      <style:text-properties style:font-name="Ubuntu" fo:font-size="12pt" officeooo:rsid="001700eb" style:font-size-asian="12pt" style:font-size-complex="12pt"/>
    </style:style>
    <style:style style:name="T186" style:family="text">
      <style:text-properties style:font-name="Ubuntu" fo:font-size="12pt" officeooo:rsid="0023e9d7" style:font-size-asian="12pt" style:font-size-complex="12pt"/>
    </style:style>
    <style:style style:name="T187" style:family="text">
      <style:text-properties style:font-name="Ubuntu" fo:font-size="12pt" officeooo:rsid="0031f7d8" style:font-size-asian="12pt" style:font-size-complex="12pt"/>
    </style:style>
    <style:style style:name="T188" style:family="text">
      <style:text-properties style:font-name="Ubuntu" fo:font-size="12pt" officeooo:rsid="0024720f" style:font-size-asian="12pt" style:font-size-complex="12pt"/>
    </style:style>
    <style:style style:name="T189" style:family="text">
      <style:text-properties style:font-name="Ubuntu" officeooo:rsid="0023e9d7"/>
    </style:style>
    <style:style style:name="T190" style:family="text">
      <style:text-properties style:font-name="Ubuntu" officeooo:rsid="002fbb97"/>
    </style:style>
    <style:style style:name="T191" style:family="text">
      <style:text-properties style:font-name="Ubuntu" officeooo:rsid="002fe355"/>
    </style:style>
    <style:style style:name="T192" style:family="text">
      <style:text-properties style:font-name="Ubuntu" officeooo:rsid="0030bc70"/>
    </style:style>
    <style:style style:name="T193" style:family="text">
      <style:text-properties style:font-name="Ubuntu" officeooo:rsid="00330578"/>
    </style:style>
    <style:style style:name="T194" style:family="text">
      <style:text-properties style:font-name="Ubuntu" officeooo:rsid="0035f503"/>
    </style:style>
    <style:style style:name="T195" style:family="text">
      <style:text-properties style:font-name="Ubuntu" officeooo:rsid="005cb6fa"/>
    </style:style>
    <style:style style:name="T196" style:family="text">
      <style:text-properties style:font-name="Ubuntu" officeooo:rsid="005bbced"/>
    </style:style>
    <style:style style:name="T197" style:family="text">
      <style:text-properties officeooo:rsid="0019399c"/>
    </style:style>
    <style:style style:name="T198" style:family="text">
      <style:text-properties fo:font-style="italic" style:font-style-asian="italic" style:font-style-complex="italic"/>
    </style:style>
    <style:style style:name="T199" style:family="text">
      <style:text-properties fo:font-style="italic" officeooo:rsid="00291aae" style:font-style-asian="italic" style:font-style-complex="italic"/>
    </style:style>
    <style:style style:name="T200" style:family="text">
      <style:text-properties fo:font-style="italic" officeooo:rsid="003cdf58" style:font-style-asian="italic" style:font-style-complex="italic"/>
    </style:style>
    <style:style style:name="T201" style:family="text">
      <style:text-properties fo:font-style="italic" officeooo:rsid="0083bc43" style:font-style-asian="italic" style:font-style-complex="italic"/>
    </style:style>
    <style:style style:name="T202" style:family="text">
      <style:text-properties fo:font-style="normal" style:font-style-asian="normal" style:font-style-complex="normal"/>
    </style:style>
    <style:style style:name="T203" style:family="text">
      <style:text-properties fo:font-style="normal" officeooo:rsid="001700eb" style:font-style-asian="normal" style:font-style-complex="normal"/>
    </style:style>
    <style:style style:name="T204" style:family="text">
      <style:text-properties fo:font-style="normal" officeooo:rsid="00291aae" style:font-style-asian="normal" style:font-style-complex="normal"/>
    </style:style>
    <style:style style:name="T205" style:family="text">
      <style:text-properties fo:font-style="normal" officeooo:rsid="003cfe4e" style:font-style-asian="normal" style:font-style-complex="normal"/>
    </style:style>
    <style:style style:name="T206" style:family="text">
      <style:text-properties fo:font-style="normal" officeooo:rsid="0042a65f" style:font-style-asian="normal" style:font-style-complex="normal"/>
    </style:style>
    <style:style style:name="T207" style:family="text">
      <style:text-properties fo:font-style="normal" officeooo:rsid="003cdf58" style:font-style-asian="normal" style:font-style-complex="normal"/>
    </style:style>
    <style:style style:name="T208" style:family="text">
      <style:text-properties fo:font-style="normal" officeooo:rsid="00684bfd" style:font-style-asian="normal" style:font-style-complex="normal"/>
    </style:style>
    <style:style style:name="T209" style:family="text">
      <style:text-properties fo:font-style="normal" officeooo:rsid="007a7f3a" style:font-style-asian="normal" style:font-style-complex="normal"/>
    </style:style>
    <style:style style:name="T210" style:family="text">
      <style:text-properties fo:font-style="normal" officeooo:rsid="0083bc43" style:font-style-asian="normal" style:font-style-complex="normal"/>
    </style:style>
    <style:style style:name="T211" style:family="text">
      <style:text-properties officeooo:rsid="001a8de0"/>
    </style:style>
    <style:style style:name="T212" style:family="text">
      <style:text-properties officeooo:rsid="00211fe9"/>
    </style:style>
    <style:style style:name="T213" style:family="text">
      <style:text-properties officeooo:rsid="002185fd"/>
    </style:style>
    <style:style style:name="T214" style:family="text">
      <style:text-properties officeooo:rsid="002217fc"/>
    </style:style>
    <style:style style:name="T215" style:family="text">
      <style:text-properties officeooo:rsid="0022f4ff"/>
    </style:style>
    <style:style style:name="T216" style:family="text">
      <style:text-properties style:font-name="Ubuntu2"/>
    </style:style>
    <style:style style:name="T217" style:family="text">
      <style:text-properties style:font-name="Ubuntu2" officeooo:rsid="002185fd"/>
    </style:style>
    <style:style style:name="T218" style:family="text">
      <style:text-properties style:font-name="Ubuntu2" officeooo:rsid="002e5588"/>
    </style:style>
    <style:style style:name="T219" style:family="text">
      <style:text-properties style:font-name="Ubuntu2" fo:font-size="11pt" officeooo:rsid="00807c93"/>
    </style:style>
    <style:style style:name="T220" style:family="text">
      <style:text-properties officeooo:rsid="00291aae"/>
    </style:style>
    <style:style style:name="T221" style:family="text">
      <style:text-properties fo:font-size="11pt" officeooo:rsid="002185fd" style:font-size-asian="11pt" style:font-size-complex="11pt"/>
    </style:style>
    <style:style style:name="T222" style:family="text">
      <style:text-properties fo:font-size="11pt" officeooo:rsid="001700eb" style:font-size-asian="11pt" style:font-size-complex="11pt"/>
    </style:style>
    <style:style style:name="T223" style:family="text">
      <style:text-properties fo:font-size="11pt" officeooo:rsid="00384761" style:font-size-asian="11pt" style:font-size-complex="11pt"/>
    </style:style>
    <style:style style:name="T224" style:family="text">
      <style:text-properties fo:font-size="11pt" officeooo:rsid="004d384d" style:font-size-asian="11pt" style:font-size-complex="11pt"/>
    </style:style>
    <style:style style:name="T225" style:family="text">
      <style:text-properties officeooo:rsid="0039142b"/>
    </style:style>
    <style:style style:name="T226" style:family="text">
      <style:text-properties officeooo:rsid="00404a31"/>
    </style:style>
    <style:style style:name="T227" style:family="text">
      <style:text-properties officeooo:rsid="003cdf58"/>
    </style:style>
    <style:style style:name="T228" style:family="text">
      <style:text-properties officeooo:rsid="0048899a"/>
    </style:style>
    <style:style style:name="T229" style:family="text">
      <style:text-properties fo:font-weight="bold" style:font-weight-asian="bold" style:font-weight-complex="bold"/>
    </style:style>
    <style:style style:name="T230" style:family="text">
      <style:text-properties officeooo:rsid="004abc75"/>
    </style:style>
    <style:style style:name="T231" style:family="text">
      <style:text-properties officeooo:rsid="0018dc48"/>
    </style:style>
    <style:style style:name="T232" style:family="text">
      <style:text-properties officeooo:rsid="006322c0"/>
    </style:style>
    <style:style style:name="T233" style:family="text">
      <style:text-properties officeooo:rsid="0066bd63"/>
    </style:style>
    <style:style style:name="T234" style:family="text">
      <style:text-properties officeooo:rsid="00684bfd"/>
    </style:style>
    <style:style style:name="T235" style:family="text">
      <style:text-properties officeooo:rsid="006a1826"/>
    </style:style>
    <style:style style:name="T236"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37"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38"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39"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40" style:family="text">
      <style:text-properties officeooo:rsid="00705198"/>
    </style:style>
    <style:style style:name="T241" style:family="text">
      <style:text-properties officeooo:rsid="00764bb7"/>
    </style:style>
    <style:style style:name="T242" style:family="text">
      <style:text-properties officeooo:rsid="00721250"/>
    </style:style>
    <style:style style:name="T243" style:family="text">
      <style:text-properties officeooo:rsid="008063fd"/>
    </style:style>
    <style:style style:name="T244" style:family="text">
      <style:text-properties officeooo:rsid="0083bc4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6">7</text:span><text:span text:style-name="T5">0</text:span></text:p>
      <text:p text:style-name="P8"/>
      <text:p text:style-name="P53"><text:bookmark-start text:name="__RefHeading___Toc3670_3541443782"/>Ərk Plugin Guide<text:bookmark-end text:name="__RefHeading___Toc3670_3541443782"/></text:p>
      <text:p text:style-name="P9"><text:span text:style-name="T7">A guide for using </text:span><text:span text:style-name="T8">a</text:span><text:span text:style-name="T9">nd writing </text:span><text:span text:style-name="T8">plugins</text:span><text:span text:style-name="T9"> for the</text:span><text:span text:style-name="T7"> </text:span><text:span text:style-name="T10">Ərk </text:span><text:span text:style-name="T11">IRC Cli</text:span><text:span text:style-name="T12">ent</text:span></text:p>
      <text:p text:style-name="P4"/>
      <text:p text:style-name="P4"/>
      <text:p text:style-name="P5"><text:a xlink:type="simple" xlink:href="https://github.com/nutjob-laboratories/erk" text:style-name="Internet_20_link" text:visited-style-name="Visited_20_Internet_20_Link"><text:span text:style-name="T13">https://github.com/nutjob-laboratories/erk</text:span></text:a></text:p>
      <text:p text:style-name="P5"><text:a xlink:type="simple" xlink:href="https://github.com/nutjob-laboratories/erk-plugins" text:style-name="Internet_20_link" text:visited-style-name="Visited_20_Internet_20_Link"><text:span text:style-name="T13">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0"><draw:frame draw:style-name="fr1"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49.B1" office:value-type="string">
            <text:p text:style-name="P180"><draw:frame draw:style-name="fr1"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5"><text:soft-page-break/><text:a xlink:type="simple" xlink:href="#__RefHeading___Toc4162_257575030" text:style-name="Index_20_Link" text:visited-style-name="Index_20_Link">Summary<text:tab/>3</text:a></text:p>
          <text:p text:style-name="P195"><text:a xlink:type="simple" xlink:href="#__RefHeading___Toc4172_257575030" text:style-name="Index_20_Link" text:visited-style-name="Index_20_Link">Using Ərk plugins<text:tab/>4</text:a></text:p>
          <text:p text:style-name="P195"><text:a xlink:type="simple" xlink:href="#__RefHeading___Toc4176_257575030" text:style-name="Index_20_Link" text:visited-style-name="Index_20_Link"><text:span text:style-name="T202">Writing </text:span></text:a><text:a xlink:type="simple" xlink:href="#__RefHeading___Toc4176_257575030" text:style-name="Index_20_Link" text:visited-style-name="Index_20_Link"><text:span text:style-name="T202">Ərk </text:span></text:a><text:a xlink:type="simple" xlink:href="#__RefHeading___Toc4176_257575030" text:style-name="Index_20_Link" text:visited-style-name="Index_20_Link"><text:span text:style-name="T202">p</text:span></text:a><text:a xlink:type="simple" xlink:href="#__RefHeading___Toc4176_257575030" text:style-name="Index_20_Link" text:visited-style-name="Index_20_Link"><text:span text:style-name="T202">lugins</text:span></text:a><text:a xlink:type="simple" xlink:href="#__RefHeading___Toc4176_257575030" text:style-name="Index_20_Link" text:visited-style-name="Index_20_Link"><text:tab/>5</text:a></text:p>
          <text:p text:style-name="P196"><text:a xlink:type="simple" xlink:href="#__RefHeading___Toc4178_257575030" text:style-name="Index_20_Link" text:visited-style-name="Index_20_Link">Plugin requirements and optional features<text:tab/>5</text:a></text:p>
          <text:p text:style-name="P196"><text:a xlink:type="simple" xlink:href="#__RefHeading___Toc4197_257575030" text:style-name="Index_20_Link" text:visited-style-name="Index_20_Link">Event methods<text:tab/>7</text:a></text:p>
          <text:p text:style-name="P197"><text:a xlink:type="simple" xlink:href="#__RefHeading___Toc4209_25757503013" text:style-name="Index_20_Link" text:visited-style-name="Index_20_Link">action<text:tab/>7</text:a></text:p>
          <text:p text:style-name="P197"><text:a xlink:type="simple" xlink:href="#__RefHeading___Toc4209_257575030131" text:style-name="Index_20_Link" text:visited-style-name="Index_20_Link">connect<text:tab/>7</text:a></text:p>
          <text:p text:style-name="P197"><text:a xlink:type="simple" xlink:href="#__RefHeading___Toc4209_2575750301223" text:style-name="Index_20_Link" text:visited-style-name="Index_20_Link">ctcp<text:tab/>7</text:a></text:p>
          <text:p text:style-name="P197"><text:a xlink:type="simple" xlink:href="#__RefHeading___Toc4209_25757503012231" text:style-name="Index_20_Link" text:visited-style-name="Index_20_Link">deop<text:tab/>7</text:a></text:p>
          <text:p text:style-name="P197"><text:a xlink:type="simple" xlink:href="#__RefHeading___Toc4209_257575030122312" text:style-name="Index_20_Link" text:visited-style-name="Index_20_Link">devoice<text:tab/>8</text:a></text:p>
          <text:p text:style-name="P197"><text:a xlink:type="simple" xlink:href="#__RefHeading___Toc4209_2575750301221" text:style-name="Index_20_Link" text:visited-style-name="Index_20_Link">input<text:tab/>8</text:a></text:p>
          <text:p text:style-name="P197"><text:a xlink:type="simple" xlink:href="#__RefHeading___Toc4209_2575750301234" text:style-name="Index_20_Link" text:visited-style-name="Index_20_Link">invite<text:tab/>8</text:a></text:p>
          <text:p text:style-name="P197"><text:a xlink:type="simple" xlink:href="#__RefHeading___Toc4209_257575030123" text:style-name="Index_20_Link" text:visited-style-name="Index_20_Link">join<text:tab/>8</text:a></text:p>
          <text:p text:style-name="P197"><text:a xlink:type="simple" xlink:href="#__RefHeading___Toc4209_2575750301232" text:style-name="Index_20_Link" text:visited-style-name="Index_20_Link">joined<text:tab/>8</text:a></text:p>
          <text:p text:style-name="P197"><text:a xlink:type="simple" xlink:href="#__RefHeading___Toc4209_257575030123211" text:style-name="Index_20_Link" text:visited-style-name="Index_20_Link">kick<text:tab/>9</text:a></text:p>
          <text:p text:style-name="P197"><text:a xlink:type="simple" xlink:href="#__RefHeading___Toc4209_2575750301232111" text:style-name="Index_20_Link" text:visited-style-name="Index_20_Link">kicked<text:tab/>9</text:a></text:p>
          <text:p text:style-name="P197"><text:a xlink:type="simple" xlink:href="#__RefHeading___Toc4209_257575030" text:style-name="Index_20_Link" text:visited-style-name="Index_20_Link">line_in<text:tab/>9</text:a></text:p>
          <text:p text:style-name="P197"><text:a xlink:type="simple" xlink:href="#__RefHeading___Toc4209_2575750301" text:style-name="Index_20_Link" text:visited-style-name="Index_20_Link">line_out<text:tab/>9</text:a></text:p>
          <text:p text:style-name="P197"><text:a xlink:type="simple" xlink:href="#__RefHeading___Toc4209_257575030111" text:style-name="Index_20_Link" text:visited-style-name="Index_20_Link">mode<text:tab/>9</text:a></text:p>
          <text:p text:style-name="P197"><text:a xlink:type="simple" xlink:href="#__RefHeading___Toc4209_2575750301222" text:style-name="Index_20_Link" text:visited-style-name="Index_20_Link">motd<text:tab/>9</text:a></text:p>
          <text:p text:style-name="P197"><text:a xlink:type="simple" xlink:href="#__RefHeading___Toc4209_2575750301233" text:style-name="Index_20_Link" text:visited-style-name="Index_20_Link">nick<text:tab/>10</text:a></text:p>
          <text:p text:style-name="P197"><text:a xlink:type="simple" xlink:href="#__RefHeading___Toc4209_257575030112" text:style-name="Index_20_Link" text:visited-style-name="Index_20_Link">notice<text:tab/>10</text:a></text:p>
          <text:p text:style-name="P197"><text:a xlink:type="simple" xlink:href="#__RefHeading___Toc4209_257575030122311" text:style-name="Index_20_Link" text:visited-style-name="Index_20_Link">op<text:tab/>10</text:a></text:p>
          <text:p text:style-name="P197"><text:a xlink:type="simple" xlink:href="#__RefHeading___Toc4209_25757503012331" text:style-name="Index_20_Link" text:visited-style-name="Index_20_Link">oper<text:tab/>10</text:a></text:p>
          <text:p text:style-name="P197"><text:a xlink:type="simple" xlink:href="#__RefHeading___Toc4209_2575750301231" text:style-name="Index_20_Link" text:visited-style-name="Index_20_Link">part<text:tab/>10</text:a></text:p>
          <text:p text:style-name="P197"><text:a xlink:type="simple" xlink:href="#__RefHeading___Toc4209_25757503012321" text:style-name="Index_20_Link" text:visited-style-name="Index_20_Link">parted<text:tab/>10</text:a></text:p>
          <text:p text:style-name="P197"><text:a xlink:type="simple" xlink:href="#__RefHeading___Toc4209_25757503012" text:style-name="Index_20_Link" text:visited-style-name="Index_20_Link">private<text:tab/>11</text:a></text:p>
          <text:p text:style-name="P197"><text:a xlink:type="simple" xlink:href="#__RefHeading___Toc4209_25757503011" text:style-name="Index_20_Link" text:visited-style-name="Index_20_Link">public<text:tab/>11</text:a></text:p>
          <text:p text:style-name="P197"><text:a xlink:type="simple" xlink:href="#__RefHeading___Toc4209_25757503012321111" text:style-name="Index_20_Link" text:visited-style-name="Index_20_Link">quit<text:tab/>11</text:a></text:p>
          <text:p text:style-name="P197"><text:a xlink:type="simple" xlink:href="#__RefHeading___Toc4209_25757503012221" text:style-name="Index_20_Link" text:visited-style-name="Index_20_Link">registered<text:tab/>11</text:a></text:p>
          <text:p text:style-name="P197"><text:a xlink:type="simple" xlink:href="#__RefHeading___Toc4209_257575030122" text:style-name="Index_20_Link" text:visited-style-name="Index_20_Link">tick<text:tab/>11</text:a></text:p>
          <text:p text:style-name="P197"><text:a xlink:type="simple" xlink:href="#__RefHeading___Toc4209_2575750301224" text:style-name="Index_20_Link" text:visited-style-name="Index_20_Link">topic<text:tab/>12</text:a></text:p>
          <text:p text:style-name="P197"><text:a xlink:type="simple" xlink:href="#__RefHeading___Toc4209_257575030122313" text:style-name="Index_20_Link" text:visited-style-name="Index_20_Link">voice<text:tab/>12</text:a></text:p>
          <text:p text:style-name="P196"><text:a xlink:type="simple" xlink:href="#__RefHeading___Toc4230_257575030" text:style-name="Index_20_Link" text:visited-style-name="Index_20_Link">Plugin built-In tools<text:tab/>13</text:a></text:p>
          <text:p text:style-name="P197"><text:a xlink:type="simple" xlink:href="#__RefHeading___Toc9961_257575030" text:style-name="Index_20_Link" text:visited-style-name="Index_20_Link">irc Object<text:tab/>13</text:a></text:p>
          <text:p text:style-name="P197"><text:a xlink:type="simple" xlink:href="#__RefHeading___Toc9998_257575030" text:style-name="Index_20_Link" text:visited-style-name="Index_20_Link">Built-in methods<text:tab/>13</text:a></text:p>
          <text:p text:style-name="P198"><text:a xlink:type="simple" xlink:href="#__RefHeading___Toc4209_257575030121113" text:style-name="Index_20_Link" text:visited-style-name="Index_20_Link">ask<text:tab/>13</text:a></text:p>
          <text:p text:style-name="P198"><text:a xlink:type="simple" xlink:href="#__RefHeading___Toc4209_25757503012111113" text:style-name="Index_20_Link" text:visited-style-name="Index_20_Link">autocomplete<text:tab/>14</text:a></text:p>
          <text:p text:style-name="P198"><text:a xlink:type="simple" xlink:href="#__RefHeading___Toc4209_25757503012111" text:style-name="Index_20_Link" text:visited-style-name="Index_20_Link">console<text:tab/>14</text:a></text:p>
          <text:p text:style-name="P198"><text:a xlink:type="simple" xlink:href="#__RefHeading___Toc4209_257575030121112" text:style-name="Index_20_Link" text:visited-style-name="Index_20_Link">current<text:tab/>14</text:a></text:p>
          <text:p text:style-name="P198"><text:a xlink:type="simple" xlink:href="#__RefHeading___Toc4209_2575750301211121" text:style-name="Index_20_Link" text:visited-style-name="Index_20_Link">directory<text:tab/>14</text:a></text:p>
          <text:p text:style-name="P198"><text:a xlink:type="simple" xlink:href="#__RefHeading___Toc4209_257575030121111" text:style-name="Index_20_Link" text:visited-style-name="Index_20_Link">exec<text:tab/>14</text:a></text:p>
          <text:p text:style-name="P198"><text:a xlink:type="simple" xlink:href="#__RefHeading___Toc4209_257575030121111131" text:style-name="Index_20_Link" text:visited-style-name="Index_20_Link">help<text:tab/>15</text:a></text:p>
          <text:p text:style-name="P198"><text:a xlink:type="simple" xlink:href="#__RefHeading___Toc4209_257575030121111121" text:style-name="Index_20_Link" text:visited-style-name="Index_20_Link">port<text:tab/>15</text:a></text:p>
          <text:p text:style-name="P198"><text:a xlink:type="simple" xlink:href="#__RefHeading___Toc4209_257575030121" text:style-name="Index_20_Link" text:visited-style-name="Index_20_Link">print<text:tab/>15</text:a></text:p>
          <text:p text:style-name="P198"><text:a xlink:type="simple" xlink:href="#__RefHeading___Toc4209_2575750301211111" text:style-name="Index_20_Link" text:visited-style-name="Index_20_Link">script<text:tab/>15</text:a></text:p>
          <text:p text:style-name="P198"><text:a xlink:type="simple" xlink:href="#__RefHeading___Toc4209_25757503012111112" text:style-name="Index_20_Link" text:visited-style-name="Index_20_Link">server<text:tab/>15</text:a></text:p>
          <text:p text:style-name="P198"><text:a xlink:type="simple" xlink:href="#__RefHeading___Toc4209_2575750301212" text:style-name="Index_20_Link" text:visited-style-name="Index_20_Link">switch<text:tab/>16</text:a></text:p>
          <text:p text:style-name="P198"><text:a xlink:type="simple" xlink:href="#__RefHeading___Toc4209_257575030121111122" text:style-name="Index_20_Link" text:visited-style-name="Index_20_Link">uptime<text:tab/>16</text:a></text:p>
          <text:p text:style-name="P198"><text:a xlink:type="simple" xlink:href="#__RefHeading___Toc4209_25757503012111111" text:style-name="Index_20_Link" text:visited-style-name="Index_20_Link">windows<text:tab/>16</text:a></text:p>
          <text:p text:style-name="P198"><text:a xlink:type="simple" xlink:href="#__RefHeading___Toc4209_2575750301211" text:style-name="Index_20_Link" text:visited-style-name="Index_20_Link">write<text:tab/>16</text:a></text:p>
          <text:p text:style-name="P195"><text:a xlink:type="simple" xlink:href="#__RefHeading___Toc1687_3076785505" text:style-name="Index_20_Link" text:visited-style-name="Index_20_Link">Miscellany<text:tab/>17</text:a></text:p>
          <text:p text:style-name="P196"><text:a xlink:type="simple" xlink:href="#__RefHeading___Toc3588_1537223518" text:style-name="Index_20_Link" text:visited-style-name="Index_20_Link">“Catching” ignored messages<text:tab/>17</text:a></text:p>
          <text:p text:style-name="P196"><text:a xlink:type="simple" xlink:href="#__RefHeading___Toc3590_1537223518" text:style-name="Index_20_Link" text:visited-style-name="Index_20_Link"><text:span text:style-name="T202">P</text:span></text:a><text:a xlink:type="simple" xlink:href="#__RefHeading___Toc3590_1537223518" text:style-name="Index_20_Link" text:visited-style-name="Index_20_Link"><text:span text:style-name="T202">lugin details</text:span></text:a><text:a xlink:type="simple" xlink:href="#__RefHeading___Toc3590_1537223518" text:style-name="Index_20_Link" text:visited-style-name="Index_20_Link"><text:tab/>17</text:a></text:p>
          <text:p text:style-name="P196"><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P52"/>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4">.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4">from erk import *</text:p>
            <text:p text:style-name="P54"/>
            <text:p text:style-name="P57">_<text:span text:style-name="T233">ERK_PLUGIN_</text:span> = <text:span text:style-name="T231">"</text:span>Dan’s Plugins<text:span text:style-name="T231">"</text:span></text:p>
            <text:p text:style-name="P54"/>
            <text:p text:style-name="P54">class DumpPlugin(Plugin):</text:p>
            <text:p text:style-name="P165"><text:span text:style-name="T30"><text:s text:c="5"/></text:span><text:span text:style-name="T31">NAME</text:span><text:span text:style-name="T30"> = "Dump Plugin"</text:span></text:p>
            <text:p text:style-name="P165"><text:span text:style-name="T30"><text:s text:c="5"/></text:span><text:span text:style-name="T31">VERSION</text:span><text:span text:style-name="T30"> = "1.0"</text:span></text:p>
            <text:p text:style-name="P165"><text:span text:style-name="T30"><text:s text:c="5"/></text:span><text:span text:style-name="T31">DESCRIPTION</text:span><text:span text:style-name="T30"> = "Displays all IRC network traffic"</text:span></text:p>
            <text:p text:style-name="P54"/>
            <text:p text:style-name="P165"><text:span text:style-name="T30"><text:s text:c="5"/>def </text:span><text:span text:style-name="T32">line_in</text:span><text:span text:style-name="T30">(self,data):</text:span></text:p>
            <text:p text:style-name="P54"><text:s text:c="10"/>print("&lt;- "+data)</text:p>
            <text:p text:style-name="P54"/>
            <text:p text:style-name="P165"><text:span text:style-name="T30"><text:s text:c="5"/>def </text:span><text:span text:style-name="T32">line_out</text:span><text:span text:style-name="T30">(self,data):</text:span></text:p>
            <text:p text:style-name="P54"><text:s text:c="10"/>print("-&gt; "+data)</text:p>
          </table:table-cell>
        </table:table-row>
      </table:table>
      <text:p text:style-name="P10"/>
      <text:p text:style-name="P10">If this was saved to a file and placed in <text:span text:style-name="T14">.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97">Once loaded, the plugin would </text:span><text:span text:style-name="T97">print</text:span><text:span text:style-name="T197"> all network traffic, both input and output, from all servers that </text:span><text:span text:style-name="T1">Ərk </text:span><text:span text:style-name="T197">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36">p</text:span>lugins<text:bookmark-end text:name="__RefHeading___Toc4172_257575030"/></text:h>
      <text:p text:style-name="P181">To install an <text:span text:style-name="T1">Ərk </text:span>plugin, simply place it in the <text:span text:style-name="T14">.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98">not</text:span><text:span text:style-name="T202"> be loaded into the client, and, thus, will be ignored by </text:span><text:span text:style-name="T203">Ərk.</text:span></text:p>
      <text:p text:style-name="P188"><text:span text:style-name="T203">P</text:span><text:span text:style-name="T202">lugins can be loaded from other directories as well, by using the </text:span><text:span text:style-name="T70">-P</text:span><text:span text:style-name="T202">/</text:span><text:span text:style-name="T70">--plugins</text:span><text:span text:style-name="T202"> command-line option. This option can be used multiple times; each call adds another directory to load plugins from.</text:span></text:p>
      <text:p text:style-name="P181"><text:span text:style-name="T203">U</text:span><text:span text:style-name="T202">ninstalling </text:span><text:span text:style-name="T203">Ərk </text:span><text:span text:style-name="T202">plugins is as easy as deleting the plugin from </text:span><text:span text:style-name="T70">.erk/plugins</text:span><text:span text:style-name="T202">. No other steps are required.</text:span></text:p>
      <text:p text:style-name="P187"/>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Heading_20_1" text:outline-level="1"><text:bookmark-start text:name="__RefHeading___Toc4176_257575030"/><text:soft-page-break/><text:span text:style-name="T202">Writing </text:span><text:span text:style-name="T203">Ərk </text:span><text:span text:style-name="T237">p</text:span><text:span text:style-name="T202">lugins</text:span><text:bookmark-end text:name="__RefHeading___Toc4176_257575030"/></text:h>
      <text:h text:style-name="Heading_20_2" text:outline-level="2"><text:bookmark-start text:name="__RefHeading___Toc4178_257575030"/>Plugin <text:span text:style-name="T235">r</text:span>equirements <text:span text:style-name="T235">and optional features</text:span><text:bookmark-end text:name="__RefHeading___Toc4178_257575030"/></text:h>
      <text:p text:style-name="P14"><text:span text:style-name="T1">Ərk </text:span><text:span text:style-name="T211">plugins </text:span><text:span text:style-name="T98">are Python 3 classes that must meet </text:span><text:span text:style-name="T99">four</text:span><text:span text:style-name="T98"> basic requirements:</text:span></text:p>
      <text:p text:style-name="P17"/>
      <text:list xml:id="list2775984635" text:style-name="L1">
        <text:list-item>
          <text:p text:style-name="P237"><text:span text:style-name="T96">The class must inherit from the base class </text:span><text:span text:style-name="T14">Plugin</text:span></text:p>
        </text:list-item>
        <text:list-item>
          <text:p text:style-name="P236"><text:span text:style-name="T98">The class must have a </text:span><text:span text:style-name="T64">NAME</text:span><text:span text:style-name="T98"> attribute </text:span><text:span text:style-name="T101">string</text:span></text:p>
        </text:list-item>
        <text:list-item>
          <text:p text:style-name="P236"><text:span text:style-name="T98">The class must have a </text:span><text:span text:style-name="T64">VERSION</text:span><text:span text:style-name="T98"> attribute </text:span><text:span text:style-name="T101">string</text:span></text:p>
        </text:list-item>
        <text:list-item>
          <text:p text:style-name="P238">The class must have at least one event method</text:p>
        </text:list-item>
      </text:list>
      <text:p text:style-name="P17"/>
      <text:p text:style-name="P29">There are three optional features that you can add to a plugin:</text:p>
      <text:p text:style-name="P29"/>
      <text:list xml:id="list281884466" text:style-name="L2">
        <text:list-item>
          <text:p text:style-name="P240"><text:span text:style-name="T96">A class attribute string named </text:span><text:span text:style-name="T14">DESCRIPTION</text:span></text:p>
        </text:list-item>
        <text:list-item>
          <text:p text:style-name="P240"><text:span text:style-name="T96">A <text:s/>string </text:span><text:span text:style-name="T195">in the “root” of the plugin’s module </text:span><text:span text:style-name="T96">named </text:span><text:span text:style-name="T14">_ERK_PLUGIN_</text:span></text:p>
        </text:list-item>
        <text:list-item>
          <text:p text:style-name="P239"><text:span text:style-name="T196">A </text:span><text:span text:style-name="T179">48</text:span><text:span text:style-name="T196">x</text:span><text:span text:style-name="T179">48</text:span><text:span text:style-name="T196">px PNG image file with the same </text:span><text:span text:style-name="T195">file </text:span><text:span text:style-name="T196">name as the module</text:span></text:p>
        </text:list-item>
        <text:list-item>
          <text:p text:style-name="P241"><text:span text:style-name="T196">A </text:span><text:span text:style-name="T96">25x25px PNG image with the same name as the plugin class name with the file extension “.png”</text:span></text:p>
        </text:list-item>
      </text:list>
      <text:p text:style-name="P17"/>
      <text:p text:style-name="P15"><text:span text:style-name="T96">To get access to the first requirement, simply import </text:span><text:span text:style-name="T14">Plugin</text:span><text:span text:style-name="T96"> from </text:span><text:span text:style-name="T14">erk</text:span><text:span text:style-name="T96">.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8">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8">from erk import *</text:p>
          </table:table-cell>
        </table:table-row>
      </table:table>
      <text:p text:style-name="P17"><text:s/></text:p>
      <text:p text:style-name="P38"><text:span text:style-name="T101">The second two requirements, the </text:span><text:span text:style-name="T64">NAME</text:span><text:span text:style-name="T101"> and </text:span><text:span text:style-name="T64">VERSION</text:span><text:span text:style-name="T101"> attributes, are used by </text:span><text:span text:style-name="T100">Ərk </text:span><text:span text:style-name="T101">to display the plugin in the client (see page </text:span><text:span text:style-name="T101"><text:reference-ref text:reference-format="page" text:ref-name="Menu entry image">3</text:reference-ref></text:span><text:span text:style-name="T101">). These should be class attributes, rather than instance attributes</text:span><text:span text:style-name="T10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1">. </text:span><text:span text:style-name="T64">NAME</text:span><text:span text:style-name="T101"> should be set to the name of the plugin, a short descriptive string; </text:span><text:span text:style-name="T102">it must contain at least one character that is not whitespace.</text:span><text:span text:style-name="T101"> </text:span><text:span text:style-name="T64">VERSION</text:span><text:span text:style-name="T101"> should be the version number of the plugin; <text:s/></text:span><text:span text:style-name="T102">if no version number is required, this attribute can be set to a blank string, but it </text:span><text:span text:style-name="T104">must</text:span><text:span text:style-name="T107"> exist. </text:span><text:span text:style-name="T109">A third attribute, </text:span><text:span text:style-name="T55">DESCRIPTION</text:span><text:span text:style-name="T109">, is optional; this should be a short string that describes what the plugin does.</text:span></text:p>
      <text:p text:style-name="P21"/>
      <text:p text:style-name="P39"><text:span text:style-name="T107">T</text:span><text:span text:style-name="T109">he last requirement is for the plugin to have at least one event method. An event method is a plugin </text:span><text:span text:style-name="T113">class</text:span><text:span text:style-name="T109"> method that </text:span><text:span text:style-name="T108">Ərk </text:span><text:span text:style-name="T109">will execute when a specific event occurs </text:span><text:span text:style-name="T110">(see </text:span><text:span text:style-name="T105">Event Methods</text:span><text:span text:style-name="T110"> on page </text:span><text:span text:style-name="T110"><text:reference-ref text:reference-format="page" text:ref-name="Event methods">7</text:reference-ref></text:span><text:span text:style-name="T110">).</text:span></text:p>
      <text:p text:style-name="P21"/>
      <text:p text:style-name="P39"><text:span text:style-name="T109">I</text:span><text:span text:style-name="T111">f you add </text:span><text:span text:style-name="T167">a string named</text:span><text:span text:style-name="T166"> </text:span><text:span text:style-name="T56">_ERK_PLUGIN_</text:span><text:span text:style-name="T111"> to the plugin module, th</text:span><text:span text:style-name="T112">is</text:span><text:span text:style-name="T111"> string value will be used to display the plugin in </text:span><text:span text:style-name="T108">Ərk’</text:span><text:span text:style-name="T111">s “Plugins” menu.</text:span></text:p>
      <text:p text:style-name="P18"/>
      <text:p text:style-name="P39"><text:span text:style-name="T110">I</text:span><text:span text:style-name="T111">f a </text:span><text:span text:style-name="T168">48</text:span><text:span text:style-name="T111">x</text:span><text:span text:style-name="T168">48</text:span><text:span text:style-name="T111"> pixel PNG image is in the same directory as the module, and has the same name as the module (with the exception of the file extension), this image will be used as the </text:span><text:span text:style-name="T169">module</text:span><text:span text:style-name="T111">’s “icon” in </text:span><text:span text:style-name="T108">Ərk’</text:span><text:span text:style-name="T111">s “Plugins” menu.</text:span></text:p>
      <text:p text:style-name="P24"/>
      <text:p text:style-name="P40"><text:soft-page-break/><text:span text:style-name="T111">I</text:span><text:span text:style-name="T106">f a 25x25 pixel PNG image is in the same directory as the module, and has the same name as the plugin </text:span><text:span text:style-name="T103">class</text:span><text:span text:style-name="T106"> (with the file extension “.png”), this image will be used as the plugin’s icon in </text:span><text:span text:style-name="T108">Ərk’</text:span><text:span text:style-name="T111">s “Plugins” menu.</text:span></text:p>
      <text:p text:style-name="P25"/>
      <table:table table:name="Table37" table:style-name="Table37">
        <table:table-column table:style-name="Table37.A"/>
        <table:table-row table:style-name="Table37.1">
          <table:table-cell table:style-name="Table37.A1" office:value-type="string">
            <text:p text:style-name="P166"><text:span text:style-name="T232">For example, say we have a plugin. It’s in a module named “</text:span><text:span text:style-name="T91">bleep.py</text:span><text:span text:style-name="T232">”, and the </text:span><text:span text:style-name="T91">Plugin</text:span><text:span text:style-name="T232"> class in the module is named </text:span><text:span text:style-name="T91">MyPlugin</text:span><text:span text:style-name="T232">. If you want to </text:span><text:span text:style-name="T180">displa</text:span><text:span text:style-name="T181">y</text:span><text:span text:style-name="T232"> a module </text:span><text:span text:style-name="T180">icon</text:span><text:span text:style-name="T232">, you would name your 48x48px image “</text:span><text:span text:style-name="T91">bleep.png</text:span><text:span text:style-name="T232">”. If you want to </text:span><text:span text:style-name="T180">display a plugin icon, you would name your 25x25px image “</text:span><text:span text:style-name="T65">MyPlugin.png</text:span><text:span text:style-name="T180">”. </text:span><text:span text:style-name="T181">Remember, file names are case-sensitive. </text:span><text:span text:style-name="T182">Place both of these images in the same directory as <text:s/></text:span><text:span text:style-name="T66">bleep.py</text:span><text:span text:style-name="T182">, and you’re done!</text:span></text:p>
          </table:table-cell>
        </table:table-row>
      </table:table>
      <text:p text:style-name="P20"/>
      <text:p text:style-name="P26">For convenience, you can put your plugin in its own directory in .<text:span text:style-name="T14">erk/plugins,</text:span> named whatever you wish. <text:span text:style-name="T234">Just like with normal Python modules, sub directories need a </text:span><text:span text:style-name="T92">__init__.py</text:span><text:span text:style-name="T234"> file in order to be detected by </text:span><text:span text:style-name="T1">Ərk.</text:span></text:p>
      <text:p text:style-name="P26"/>
      <text:p text:style-name="P27">For best practice, each plugin should exist either as a single Python file, or in a single directory, with no subdirectories. <text:span text:style-name="T241">This is not enforced in any way, however.</text:span></text:p>
      <text:p text:style-name="P19"/>
      <text:p text:style-name="P23">The easiest way to get started writing a plugin is to have <text:span text:style-name="T1">Ərk </text:span>create a “blank” plugin for you. Use the <text:span text:style-name="T14">--generate</text:span> command-line option, passing it the filename you want, and <text:span text:style-name="T1">Ərk </text:span>will generate a basic plugin skeleton for you. <text:span text:style-name="T243">If no argument is passed to </text:span><text:span text:style-name="T94">--generate</text:span><text:span text:style-name="T243">, </text:span><text:span text:style-name="T1">Ə</text:span><text:span text:style-name="T243">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38">m</text:span>ethods<text:bookmark-end text:name="__RefHeading___Toc4197_257575030"/></text:h>
      <text:p text:style-name="P16"><text:span text:style-name="T1">Ərk </text:span><text:span text:style-name="T212">executes the event method of every plugin that contains that event method when a specific event occurs (like the reception of a public message, a private message, or a notice message). </text:span><text:span text:style-name="T213">In short, </text:span><text:span text:style-name="T1">Ərk</text:span><text:span text:style-name="T213"> plugins are event-driven</text:span><text:span text:style-name="T213"><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13">.</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0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4"/>
          </table:table-cell>
        </table:table-row>
        <table:table-row table:style-name="Table8.1">
          <table:table-cell table:style-name="Table8.A1" office:value-type="string">
            <text:p text:style-name="P84"><text:span text:style-name="T229">Arguments</text:span> </text:p>
          </table:table-cell>
          <table:table-cell table:style-name="Table8.A1" office:value-type="string">
            <text:p text:style-name="P152"><text:span text:style-name="T77">target</text:span><text:span text:style-name="T213"> (string), </text:span><text:span text:style-name="T77">user</text:span><text:span text:style-name="T214"> (string), </text:span><text:span text:style-name="T77">message</text:span><text:span text:style-name="T214"> (string)</text:span></text:p>
          </table:table-cell>
        </table:table-row>
        <table:table-row table:style-name="Table8.1">
          <table:table-cell table:style-name="Table8.A3" office:value-type="string">
            <text:p text:style-name="P93">Description</text:p>
          </table:table-cell>
          <table:table-cell table:style-name="Table8.B3" office:value-type="string">
            <text:p text:style-name="P132"><text:span text:style-name="T213">Triggered every time </text:span><text:span text:style-name="T1">Ərk </text:span><text:span text:style-name="T115">receives a CTCP action message. </text:span><text:span text:style-name="T77">target</text:span><text:span text:style-name="T115"> contains the target of the message (if it’s a public message, </text:span><text:span text:style-name="T77">target</text:span><text:span text:style-name="T115"> will contain the name of the channel the message was sent to, and if it’s a private message, </text:span><text:span text:style-name="T77">target</text:span><text:span text:style-name="T115"> will contain the nickname the </text:span><text:span text:style-name="T100">Ərk </text:span><text:span text:style-name="T115">client is using),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03"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8"/>
          </table:table-cell>
        </table:table-row>
        <table:table-row table:style-name="Table32.1">
          <table:table-cell table:style-name="Table32.A1" office:value-type="string">
            <text:p text:style-name="P86"><text:span text:style-name="T229">Arguments</text:span> </text:p>
          </table:table-cell>
          <table:table-cell table:style-name="Table32.A1" office:value-type="string">
            <text:p text:style-name="P159">None</text:p>
          </table:table-cell>
        </table:table-row>
        <table:table-row table:style-name="Table32.1">
          <table:table-cell table:style-name="Table32.A3" office:value-type="string">
            <text:p text:style-name="P102">Description</text:p>
          </table:table-cell>
          <table:table-cell table:style-name="Table32.B3" office:value-type="string">
            <text:p text:style-name="P158"><text:span text:style-name="T221">Triggered </text:span><text:span text:style-name="T138">when</text:span><text:span text:style-name="T221"> </text:span><text:span text:style-name="T222">Ərk </text:span><text:span text:style-name="T224">connects to an IRC server. Please not that no IRC commands can be issued until </text:span><text:span text:style-name="T222">Ərk </text:span><text:span text:style-name="T224">finished registration with the IRC server; plugins will be notified when registration is complete by triggering the </text:span><text:span text:style-name="T36">registered()</text:span><text:span text:style-name="T224"> event method (see page </text:span><text:span text:style-name="T224"><text:reference-ref text:reference-format="page" text:ref-name="registered">11</text:reference-ref></text:span><text:span text:style-name="T224">).</text:span></text:p>
          </table:table-cell>
        </table:table-row>
      </table:table>
      <text:p text:style-name="P32"/>
      <table:table table:name="Table28" table:style-name="Table28">
        <table:table-column table:style-name="Table28.A"/>
        <table:table-column table:style-name="Table28.B"/>
        <table:table-row table:style-name="Table28.1">
          <table:table-cell table:style-name="Table28.A1" office:value-type="string">
            <text:h text:style-name="P204"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5"/>
          </table:table-cell>
        </table:table-row>
        <table:table-row table:style-name="Table28.1">
          <table:table-cell table:style-name="Table28.A1" office:value-type="string">
            <text:p text:style-name="P85"><text:span text:style-name="T229">Arguments</text:span> </text:p>
          </table:table-cell>
          <table:table-cell table:style-name="Table28.A1" office:value-type="string">
            <text:p text:style-name="P154"><text:span text:style-name="T59">user</text:span><text:span text:style-name="T213"> (</text:span><text:span text:style-name="T177">string</text:span><text:span text:style-name="T213">), </text:span><text:span text:style-name="T59">channel</text:span><text:span text:style-name="T213"> (</text:span><text:span text:style-name="T177">string</text:span><text:span text:style-name="T213">), </text:span><text:span text:style-name="T59">tag</text:span><text:span text:style-name="T213"> (</text:span><text:span text:style-name="T177">string</text:span><text:span text:style-name="T213">), </text:span><text:span text:style-name="T59">message</text:span><text:span text:style-name="T213"> (</text:span><text:span text:style-name="T177">string</text:span><text:span text:style-name="T213">)</text:span></text:p>
          </table:table-cell>
        </table:table-row>
        <table:table-row table:style-name="Table28.1">
          <table:table-cell table:style-name="Table28.A3" office:value-type="string">
            <text:p text:style-name="P96">Description</text:p>
          </table:table-cell>
          <table:table-cell table:style-name="Table28.B3" office:value-type="string">
            <text:p text:style-name="P154"><text:span text:style-name="T221">Triggered </text:span><text:span text:style-name="T136">whenever </text:span><text:span text:style-name="T117">Ərk </text:span><text:span text:style-name="T136">receives a CTCP message that is not otherwise recognized. </text:span><text:span text:style-name="T18">user</text:span><text:span text:style-name="T118"> contains the nickname, username, and hostname of the user that sent it (in the format </text:span><text:span text:style-name="T18">nickname!username@hostname</text:span><text:span text:style-name="T118">), </text:span><text:span text:style-name="T34">channel</text:span><text:span text:style-name="T136"> contains the channel (or nickname) the message was sent from, </text:span><text:span text:style-name="T34">tag</text:span><text:span text:style-name="T136"> contains the CTCP message tag sent with the message, and </text:span><text:span text:style-name="T34">message</text:span><text:span text:style-name="T136"> contains the contents of the sent message.</text:span></text:p>
          </table:table-cell>
        </table:table-row>
      </table:table>
      <text:p text:style-name="P41"/>
      <table:table table:name="Table38" table:style-name="Table38">
        <table:table-column table:style-name="Table38.A"/>
        <table:table-column table:style-name="Table38.B"/>
        <table:table-row table:style-name="Table38.1">
          <table:table-cell table:style-name="Table38.A1" office:value-type="string">
            <text:h text:style-name="P205"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3"/>
          </table:table-cell>
        </table:table-row>
        <table:table-row table:style-name="Table38.1">
          <table:table-cell table:style-name="Table38.A1" office:value-type="string">
            <text:p text:style-name="P91"><text:span text:style-name="T229">Arguments</text:span> </text:p>
          </table:table-cell>
          <table:table-cell table:style-name="Table38.A1" office:value-type="string">
            <text:p text:style-name="P167"><text:span text:style-name="T59">user</text:span><text:span text:style-name="T213"> (</text:span><text:span text:style-name="T177">string</text:span><text:span text:style-name="T213">), </text:span><text:span text:style-name="T59">channel</text:span><text:span text:style-name="T213"> (</text:span><text:span text:style-name="T177">string</text:span><text:span text:style-name="T213">)</text:span></text:p>
          </table:table-cell>
        </table:table-row>
        <table:table-row table:style-name="Table38.1">
          <table:table-cell table:style-name="Table38.A3" office:value-type="string">
            <text:p text:style-name="P107">Description</text:p>
          </table:table-cell>
          <table:table-cell table:style-name="Table38.B3" office:value-type="string">
            <text:p text:style-name="P167"><text:span text:style-name="T221">Triggered </text:span><text:span text:style-name="T136">whenever </text:span><text:span text:style-name="T145">the</text:span><text:span text:style-name="T136"> </text:span><text:span text:style-name="T117">Ərk </text:span><text:span text:style-name="T145">client loses</text:span><text:span text:style-name="T136"> </text:span><text:span text:style-name="T145">operator status in a channel. </text:span><text:span text:style-name="T40">user</text:span><text:span text:style-name="T145"> is the nickname of the user that removed the operator status, and </text:span><text:span text:style-name="T40">channel</text:span><text:span text:style-name="T145"> is the name of the channel the status was lost in.</text:span></text:p>
          </table:table-cell>
        </table:table-row>
      </table:table>
      <text:p text:style-name="P42"/>
      <text:p text:style-name="P42"/>
      <text:p text:style-name="P42"/>
      <table:table table:name="Table40" table:style-name="Table40">
        <table:table-column table:style-name="Table40.A"/>
        <table:table-column table:style-name="Table40.B"/>
        <text:soft-page-break/>
        <table:table-row table:style-name="Table40.1">
          <table:table-cell table:style-name="Table40.A1" office:value-type="string">
            <text:h text:style-name="P206"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4"/>
          </table:table-cell>
        </table:table-row>
        <table:table-row table:style-name="Table40.1">
          <table:table-cell table:style-name="Table40.A1" office:value-type="string">
            <text:p text:style-name="P92"><text:span text:style-name="T229">Arguments</text:span> </text:p>
          </table:table-cell>
          <table:table-cell table:style-name="Table40.A1" office:value-type="string">
            <text:p text:style-name="P168"><text:span text:style-name="T59">user</text:span><text:span text:style-name="T213"> (</text:span><text:span text:style-name="T177">string</text:span><text:span text:style-name="T213">), </text:span><text:span text:style-name="T59">channel</text:span><text:span text:style-name="T213"> (</text:span><text:span text:style-name="T177">string</text:span><text:span text:style-name="T213">)</text:span></text:p>
          </table:table-cell>
        </table:table-row>
        <table:table-row table:style-name="Table40.1">
          <table:table-cell table:style-name="Table40.A3" office:value-type="string">
            <text:p text:style-name="P108">Description</text:p>
          </table:table-cell>
          <table:table-cell table:style-name="Table40.B3" office:value-type="string">
            <text:p text:style-name="P168"><text:span text:style-name="T221">Triggered </text:span><text:span text:style-name="T136">whenever </text:span><text:span text:style-name="T145">the</text:span><text:span text:style-name="T136"> </text:span><text:span text:style-name="T117">Ərk </text:span><text:span text:style-name="T145">client loses</text:span><text:span text:style-name="T136"> </text:span><text:span text:style-name="T146">voiced</text:span><text:span text:style-name="T145"> status in a channel. </text:span><text:span text:style-name="T40">user</text:span><text:span text:style-name="T145"> is the nickname of the user that removed the </text:span><text:span text:style-name="T146">voiced</text:span><text:span text:style-name="T145"> status, and </text:span><text:span text:style-name="T40">channel</text:span><text:span text:style-name="T145"> is the name of the channel the status was lost in.</text:span></text:p>
          </table:table-cell>
        </table:table-row>
      </table:table>
      <text:p text:style-name="P42"/>
      <table:table table:name="Table17" table:style-name="Table17">
        <table:table-column table:style-name="Table17.A"/>
        <table:table-column table:style-name="Table17.B"/>
        <table:table-row table:style-name="Table17.1">
          <table:table-cell table:style-name="Table17.A1" office:value-type="string">
            <text:h text:style-name="P207"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4"/>
          </table:table-cell>
        </table:table-row>
        <table:table-row table:style-name="Table17.1">
          <table:table-cell table:style-name="Table17.A1" office:value-type="string">
            <text:p text:style-name="P84"><text:span text:style-name="T229">Arguments</text:span> </text:p>
          </table:table-cell>
          <table:table-cell table:style-name="Table17.A1" office:value-type="string">
            <text:p text:style-name="P152"><text:span text:style-name="T85">name</text:span><text:span text:style-name="T213"> (</text:span><text:span text:style-name="T193">string</text:span><text:span text:style-name="T213">), </text:span><text:span text:style-name="T85">text</text:span><text:span text:style-name="T213"> (</text:span><text:span text:style-name="T193">string</text:span><text:span text:style-name="T213">)</text:span></text:p>
          </table:table-cell>
        </table:table-row>
        <table:table-row table:style-name="Table17.1">
          <table:table-cell table:style-name="Table17.A3" office:value-type="string">
            <text:p text:style-name="P93">Description</text:p>
          </table:table-cell>
          <table:table-cell table:style-name="Table17.B3" office:value-type="string">
            <text:p text:style-name="P152"><text:span text:style-name="T221">Triggered </text:span><text:span text:style-name="T124">every time a user types something into </text:span><text:span text:style-name="T117">Ərk’</text:span><text:span text:style-name="T124">s text input widget. </text:span><text:span text:style-name="T24">name</text:span><text:span text:style-name="T124"> is the name of the window where the text was entered (a channel name for a public chat window, or a nickname for a private chat window), and </text:span><text:span text:style-name="T24">text</text:span><text:span text:style-name="T124"> is the text that was entered. </text:span><text:span text:style-name="T125">If the text was entered into a server console window, name will be set to </text:span><text:span text:style-name="T25">None</text:span><text:span text:style-name="T125">.</text:span><text:span text:style-name="T124"> If the user has implemented any macros, they will be interpolated into the </text:span><text:span text:style-name="T125">text</text:span><text:span text:style-name="T124"> </text:span><text:span text:style-name="T172">before</text:span><text:span text:style-name="T152"> being handed to this method. To stop </text:span><text:span text:style-name="T153">Ərk </text:span><text:span text:style-name="T154">from processing the user input</text:span><text:span text:style-name="T152">, return </text:span><text:span text:style-name="T48">True</text:span><text:span text:style-name="T152"> from this method; to allow </text:span><text:span text:style-name="T153">Ərk </text:span><text:span text:style-name="T152">to continue to work with the input text, return </text:span><text:span text:style-name="T48">False</text:span><text:span text:style-name="T152"> or nothing. As it would be very easy to write a malicious plugin that would disable </text:span><text:span text:style-name="T172">any</text:span><text:span text:style-name="T152"> input, </text:span><text:span text:style-name="T153">Ərk</text:span><text:span text:style-name="T163"> </text:span><text:span text:style-name="T164">will try to detect malicious </text:span><text:span text:style-name="T54">input()</text:span><text:span text:style-name="T164">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08"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1"/>
          </table:table-cell>
        </table:table-row>
        <table:table-row table:style-name="Table35.1">
          <table:table-cell table:style-name="Table35.A1" office:value-type="string">
            <text:p text:style-name="P89"><text:span text:style-name="T229">Arguments</text:span> </text:p>
          </table:table-cell>
          <table:table-cell table:style-name="Table35.A1" office:value-type="string">
            <text:p text:style-name="P162"><text:span text:style-name="T63">user</text:span><text:span text:style-name="T213"> (string), </text:span><text:span text:style-name="T63">channel</text:span><text:span text:style-name="T213"> (string)</text:span></text:p>
          </table:table-cell>
        </table:table-row>
        <table:table-row table:style-name="Table35.1">
          <table:table-cell table:style-name="Table35.A3" office:value-type="string">
            <text:p text:style-name="P105">Description</text:p>
          </table:table-cell>
          <table:table-cell table:style-name="Table35.B3" office:value-type="string">
            <text:p text:style-name="P162"><text:span text:style-name="T221">Triggered every time </text:span><text:span text:style-name="T222">Ərk </text:span><text:span text:style-name="T143">receives a channel invitation</text:span><text:span text:style-name="T118">. </text:span><text:span text:style-name="T18">user</text:span><text:span text:style-name="T118"> contains the nickname, username, and hostname of the user that </text:span><text:span text:style-name="T143">sent the invitation</text:span><text:span text:style-name="T118"> (in the format </text:span><text:span text:style-name="T18">nickname!username@hostname</text:span><text:span text:style-name="T118">), </text:span><text:span text:style-name="T143">and channel contains the name of the channel </text:span><text:span text:style-name="T117">Ərk </text:span><text:span text:style-name="T143">is being invited to.</text:span></text:p>
          </table:table-cell>
        </table:table-row>
      </table:table>
      <text:p text:style-name="P36"/>
      <table:table table:name="Table21" table:style-name="Table21">
        <table:table-column table:style-name="Table21.A"/>
        <table:table-column table:style-name="Table21.B"/>
        <table:table-row table:style-name="Table21.1">
          <table:table-cell table:style-name="Table21.A1" office:value-type="string">
            <text:h text:style-name="P209"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4"/>
          </table:table-cell>
        </table:table-row>
        <table:table-row table:style-name="Table21.1">
          <table:table-cell table:style-name="Table21.A1" office:value-type="string">
            <text:p text:style-name="P84"><text:span text:style-name="T229">Arguments</text:span> </text:p>
          </table:table-cell>
          <table:table-cell table:style-name="Table21.A1" office:value-type="string">
            <text:p text:style-name="P152"><text:span text:style-name="T46">channel</text:span><text:span text:style-name="T213"> (string), </text:span><text:span text:style-name="T46">user</text:span><text:span text:style-name="T213"> (string)</text:span></text:p>
          </table:table-cell>
        </table:table-row>
        <table:table-row table:style-name="Table21.1">
          <table:table-cell table:style-name="Table21.A3" office:value-type="string">
            <text:p text:style-name="P93">Description</text:p>
          </table:table-cell>
          <table:table-cell table:style-name="Table21.B3" office:value-type="string">
            <text:p text:style-name="P152"><text:span text:style-name="T221">Triggered every time </text:span><text:span text:style-name="T223">another user joins a channel that the</text:span><text:span text:style-name="T221"> </text:span><text:span text:style-name="T222">Ərk </text:span><text:span text:style-name="T223">client is “present” in</text:span><text:span text:style-name="T118">. </text:span><text:span text:style-name="T27">channel</text:span><text:span text:style-name="T129"> contains the channel the user joined, and</text:span><text:span text:style-name="T118"> </text:span><text:span text:style-name="T18">user</text:span><text:span text:style-name="T118"> contains the nickname, username, and hostname of the user that </text:span><text:span text:style-name="T129">joined</text:span><text:span text:style-name="T118"> (in the format </text:span><text:span text:style-name="T18">nickname!username@hostname</text:span><text:span text:style-name="T118">).</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09" text:outline-level="3"><text:bookmark-start text:name="__RefHeading___Toc4209_2575750301232"/><text:reference-mark-start text:name="joined"/>j<text:reference-mark-end text:name="joined"/>oin<text:span text:style-name="T225">ed</text:span><text:bookmark-end text:name="__RefHeading___Toc4209_2575750301232"/></text:h>
          </table:table-cell>
          <table:table-cell table:style-name="Table23.A1" office:value-type="string">
            <text:p text:style-name="P64"/>
          </table:table-cell>
        </table:table-row>
        <table:table-row table:style-name="Table23.1">
          <table:table-cell table:style-name="Table23.A1" office:value-type="string">
            <text:p text:style-name="P84"><text:span text:style-name="T229">Arguments</text:span> </text:p>
          </table:table-cell>
          <table:table-cell table:style-name="Table23.A1" office:value-type="string">
            <text:p text:style-name="P152"><text:span text:style-name="T46">channel</text:span><text:span text:style-name="T213"> (string)</text:span></text:p>
          </table:table-cell>
        </table:table-row>
        <table:table-row table:style-name="Table23.1">
          <table:table-cell table:style-name="Table23.A3" office:value-type="string">
            <text:p text:style-name="P93">Description</text:p>
          </table:table-cell>
          <table:table-cell table:style-name="Table23.B3" office:value-type="string">
            <text:p text:style-name="P152"><text:span text:style-name="T221">Triggered </text:span><text:span text:style-name="T118"><text:s/></text:span><text:span text:style-name="T130">whenever </text:span><text:span text:style-name="T117">Ərk </text:span><text:span text:style-name="T130">joins a channel. </text:span><text:span text:style-name="T28">channel</text:span><text:span text:style-name="T130"> contains the channel that the client joined.</text:span></text:p>
          </table:table-cell>
        </table:table-row>
      </table:table>
      <text:p text:style-name="P30"/>
      <text:p text:style-name="P30"/>
      <table:table table:name="Table25" table:style-name="Table25">
        <table:table-column table:style-name="Table25.A"/>
        <table:table-column table:style-name="Table25.B"/>
        <text:soft-page-break/>
        <table:table-row table:style-name="Table25.1">
          <table:table-cell table:style-name="Table25.A1" office:value-type="string">
            <text:h text:style-name="P210"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4"/>
          </table:table-cell>
        </table:table-row>
        <table:table-row table:style-name="Table25.1">
          <table:table-cell table:style-name="Table25.A1" office:value-type="string">
            <text:p text:style-name="P84"><text:span text:style-name="T229">Arguments</text:span> </text:p>
          </table:table-cell>
          <table:table-cell table:style-name="Table25.A1" office:value-type="string">
            <text:p text:style-name="P152"><text:span text:style-name="T46">channel</text:span><text:span text:style-name="T213"> (string), </text:span><text:span text:style-name="T47">kickee</text:span><text:span text:style-name="T213"> (string), </text:span><text:span text:style-name="T47">kicker</text:span><text:span text:style-name="T213"> (string), </text:span><text:span text:style-name="T47">message</text:span><text:span text:style-name="T213"> (string)</text:span></text:p>
          </table:table-cell>
        </table:table-row>
        <table:table-row table:style-name="Table25.1">
          <table:table-cell table:style-name="Table25.A3" office:value-type="string">
            <text:p text:style-name="P93">Description</text:p>
          </table:table-cell>
          <table:table-cell table:style-name="Table25.B3" office:value-type="string">
            <text:p text:style-name="P152"><text:span text:style-name="T221">Triggered </text:span><text:span text:style-name="T118"><text:s/></text:span><text:span text:style-name="T130">whenever </text:span><text:span text:style-name="T133">a user is kicked from a channel</text:span><text:span text:style-name="T130"> </text:span><text:span text:style-name="T117">Ərk </text:span><text:span text:style-name="T133">is “present” in</text:span><text:span text:style-name="T130">. </text:span><text:span text:style-name="T28">channel</text:span><text:span text:style-name="T130"> contains the channel t</text:span><text:span text:style-name="T133">he user was kicked from, </text:span><text:span text:style-name="T29">kickee</text:span><text:span text:style-name="T133"> contains the nickname of the user that was kicked out of the channel, </text:span><text:span text:style-name="T29">kicker</text:span><text:span text:style-name="T133"> contains the nick of the user that kicked the user out, and </text:span><text:span text:style-name="T29">message</text:span><text:span text:style-name="T133">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10" text:outline-level="3"><text:bookmark-start text:name="__RefHeading___Toc4209_2575750301232111"/><text:reference-mark-start text:name="kicked"/>k<text:reference-mark-end text:name="kicked"/>ick<text:span text:style-name="T226">ed</text:span><text:bookmark-end text:name="__RefHeading___Toc4209_2575750301232111"/></text:h>
          </table:table-cell>
          <table:table-cell table:style-name="Table26.A1" office:value-type="string">
            <text:p text:style-name="P64"/>
          </table:table-cell>
        </table:table-row>
        <table:table-row table:style-name="Table26.1">
          <table:table-cell table:style-name="Table26.A1" office:value-type="string">
            <text:p text:style-name="P84"><text:span text:style-name="T229">Arguments</text:span> </text:p>
          </table:table-cell>
          <table:table-cell table:style-name="Table26.A1" office:value-type="string">
            <text:p text:style-name="P152"><text:span text:style-name="T46">channel</text:span><text:span text:style-name="T213"> (string), </text:span><text:span text:style-name="T47">kicker</text:span><text:span text:style-name="T213"> (string), </text:span><text:span text:style-name="T47">message</text:span><text:span text:style-name="T213"> (string)</text:span></text:p>
          </table:table-cell>
        </table:table-row>
        <table:table-row table:style-name="Table26.1">
          <table:table-cell table:style-name="Table26.A3" office:value-type="string">
            <text:p text:style-name="P93">Description</text:p>
          </table:table-cell>
          <table:table-cell table:style-name="Table26.B3" office:value-type="string">
            <text:p text:style-name="P152"><text:span text:style-name="T221">Triggered </text:span><text:span text:style-name="T118"><text:s/></text:span><text:span text:style-name="T130">whenever </text:span><text:span text:style-name="T117">Ərk </text:span><text:span text:style-name="T133">is </text:span><text:span text:style-name="T134">kicked from a channel</text:span><text:span text:style-name="T130">. </text:span><text:span text:style-name="T28">channel</text:span><text:span text:style-name="T130"> contains the channel t</text:span><text:span text:style-name="T133">he </text:span><text:span text:style-name="T134">client</text:span><text:span text:style-name="T133"> was kicked from, </text:span><text:span text:style-name="T29">kicker</text:span><text:span text:style-name="T133"> contains the nick of the user that kicked the </text:span><text:span text:style-name="T134">client</text:span><text:span text:style-name="T133"> out, and </text:span><text:span text:style-name="T29">message</text:span><text:span text:style-name="T133">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11"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59"/>
          </table:table-cell>
        </table:table-row>
        <table:table-row table:style-name="Table4.1">
          <table:table-cell table:style-name="Table4.A1" office:value-type="string">
            <text:p text:style-name="P82"><text:span text:style-name="T229">Arguments</text:span> </text:p>
          </table:table-cell>
          <table:table-cell table:style-name="Table4.A1" office:value-type="string">
            <text:p text:style-name="P59"><text:span text:style-name="T81">data</text:span> (string)</text:p>
          </table:table-cell>
        </table:table-row>
        <table:table-row table:style-name="Table4.1">
          <table:table-cell table:style-name="Table4.A3" office:value-type="string">
            <text:p text:style-name="P95">Description</text:p>
          </table:table-cell>
          <table:table-cell table:style-name="Table4.B3" office:value-type="string">
            <text:p text:style-name="P129">Triggered every time <text:span text:style-name="T1">Ərk </text:span>receives data from an IRC server. <text:span text:style-name="T14">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11"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59"/>
          </table:table-cell>
        </table:table-row>
        <table:table-row table:style-name="Table5.1">
          <table:table-cell table:style-name="Table5.A1" office:value-type="string">
            <text:p text:style-name="P82"><text:span text:style-name="T229">Arguments</text:span> </text:p>
          </table:table-cell>
          <table:table-cell table:style-name="Table5.A1" office:value-type="string">
            <text:p text:style-name="P59"><text:span text:style-name="T14">data</text:span> (string)</text:p>
          </table:table-cell>
        </table:table-row>
        <table:table-row table:style-name="Table5.1">
          <table:table-cell table:style-name="Table5.A3" office:value-type="string">
            <text:p text:style-name="P95">Description</text:p>
          </table:table-cell>
          <table:table-cell table:style-name="Table5.B3" office:value-type="string">
            <text:p text:style-name="P130"><text:span text:style-name="T213">Triggered every time </text:span><text:span text:style-name="T1">Ərk </text:span><text:span text:style-name="T114">sends</text:span><text:span text:style-name="T213"> data </text:span><text:span text:style-name="T114">to</text:span><text:span text:style-name="T213"> an IRC server. </text:span><text:span text:style-name="T76">data</text:span><text:span text:style-name="T213"> contains the data sent to the </text:span><text:span text:style-name="T114">server</text:span><text:span text:style-name="T213">.</text:span></text:p>
          </table:table-cell>
        </table:table-row>
      </table:table>
      <text:p text:style-name="P30"/>
      <table:table table:name="Table15" table:style-name="Table15">
        <table:table-column table:style-name="Table15.A"/>
        <table:table-column table:style-name="Table15.B"/>
        <table:table-row table:style-name="Table15.1">
          <table:table-cell table:style-name="Table15.A1" office:value-type="string">
            <text:h text:style-name="P212"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4"/>
          </table:table-cell>
        </table:table-row>
        <table:table-row table:style-name="Table15.1">
          <table:table-cell table:style-name="Table15.A1" office:value-type="string">
            <text:p text:style-name="P84"><text:span text:style-name="T229">Arguments</text:span> </text:p>
          </table:table-cell>
          <table:table-cell table:style-name="Table15.A1" office:value-type="string">
            <text:p text:style-name="P152"><text:span text:style-name="T76">channel</text:span><text:span text:style-name="T213"> (string), </text:span><text:span text:style-name="T76">user</text:span><text:span text:style-name="T213"> (string), </text:span><text:span text:style-name="T83">mset</text:span><text:span text:style-name="T213"> (</text:span><text:span text:style-name="T190">bool</text:span><text:span text:style-name="T213">), </text:span><text:span text:style-name="T83">modes</text:span><text:span text:style-name="T213"> (string), </text:span><text:span text:style-name="T83">args</text:span><text:span text:style-name="T213"> (</text:span><text:span text:style-name="T191">list</text:span><text:span text:style-name="T213">)</text:span></text:p>
          </table:table-cell>
        </table:table-row>
        <table:table-row table:style-name="Table15.3">
          <table:table-cell table:style-name="Table15.A3" office:value-type="string">
            <text:p text:style-name="P93">Description</text:p>
          </table:table-cell>
          <table:table-cell table:style-name="Table15.B3" office:value-type="string">
            <text:p text:style-name="P152"><text:span text:style-name="T221">Triggered every time </text:span><text:span text:style-name="T222">Ərk </text:span><text:span text:style-name="T118">receives a </text:span><text:span text:style-name="T121">mode</text:span><text:span text:style-name="T118"> message. </text:span><text:span text:style-name="T18">channel</text:span><text:span text:style-name="T118"> contains the name of the channel the message was sent to, </text:span><text:span text:style-name="T18">user</text:span><text:span text:style-name="T118"> contains the nickname, username, and hostname of the user that sent it (in the format </text:span><text:span text:style-name="T18">nickname!username@hostname</text:span><text:span text:style-name="T118">), </text:span><text:span text:style-name="T22">mset</text:span><text:span text:style-name="T121"> is True if a mode is being set and False if a mode is being removed/unset, </text:span><text:span text:style-name="T22">modes</text:span><text:span text:style-name="T121"> contains the mode(s) being set, and </text:span><text:span text:style-name="T22">args</text:span><text:span text:style-name="T121"> </text:span><text:span text:style-name="T122">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13"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4"/>
          </table:table-cell>
        </table:table-row>
        <table:table-row table:style-name="Table19.1">
          <table:table-cell table:style-name="Table19.A1" office:value-type="string">
            <text:p text:style-name="P84"><text:span text:style-name="T229">Arguments</text:span> </text:p>
          </table:table-cell>
          <table:table-cell table:style-name="Table19.A1" office:value-type="string">
            <text:p text:style-name="P152"><text:span text:style-name="T87">message</text:span><text:span text:style-name="T213"> (</text:span><text:span text:style-name="T194">list</text:span><text:span text:style-name="T213">)</text:span></text:p>
          </table:table-cell>
        </table:table-row>
        <table:table-row table:style-name="Table19.1">
          <table:table-cell table:style-name="Table19.A3" office:value-type="string">
            <text:p text:style-name="P93">Description</text:p>
          </table:table-cell>
          <table:table-cell table:style-name="Table19.B3" office:value-type="string">
            <text:p text:style-name="P152"><text:span text:style-name="T221">Triggered </text:span><text:span text:style-name="T127">when</text:span><text:span text:style-name="T123"> </text:span><text:span text:style-name="T117">Ərk </text:span><text:span text:style-name="T127">receives the message of the day (MOTD) from an IRC server. </text:span><text:span text:style-name="T26">message</text:span><text:span text:style-name="T127"> contains the MOTD, with each entry consisting of one line.</text:span></text:p>
          </table:table-cell>
        </table:table-row>
      </table:table>
      <text:p text:style-name="P34"><text:soft-page-break/></text:p>
      <table:table table:name="Table34" table:style-name="Table34">
        <table:table-column table:style-name="Table34.A"/>
        <table:table-column table:style-name="Table34.B"/>
        <table:table-row table:style-name="Table34.1">
          <table:table-cell table:style-name="Table34.A1" office:value-type="string">
            <text:h text:style-name="P214"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0"/>
          </table:table-cell>
        </table:table-row>
        <table:table-row table:style-name="Table34.1">
          <table:table-cell table:style-name="Table34.A1" office:value-type="string">
            <text:p text:style-name="P88"><text:span text:style-name="T229">Arguments</text:span> </text:p>
          </table:table-cell>
          <table:table-cell table:style-name="Table34.A1" office:value-type="string">
            <text:p text:style-name="P161"><text:span text:style-name="T62">oldnick</text:span><text:span text:style-name="T213"> (string), </text:span><text:span text:style-name="T62">newnick</text:span><text:span text:style-name="T213"> (string)</text:span></text:p>
          </table:table-cell>
        </table:table-row>
        <table:table-row table:style-name="Table34.1">
          <table:table-cell table:style-name="Table34.A3" office:value-type="string">
            <text:p text:style-name="P104">Description</text:p>
          </table:table-cell>
          <table:table-cell table:style-name="Table34.B3" office:value-type="string">
            <text:p text:style-name="P161"><text:span text:style-name="T221">Triggered every time </text:span><text:span text:style-name="T223">another user </text:span><text:span text:style-name="T142">changes their nickname in </text:span><text:span text:style-name="T117">Ərk’</text:span><text:span text:style-name="T142">s “presence”. </text:span><text:span text:style-name="T39">oldnick</text:span><text:span text:style-name="T142"> contains the old nickname, and </text:span><text:span text:style-name="T39">newnick</text:span><text:span text:style-name="T142">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15"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4"/>
          </table:table-cell>
        </table:table-row>
        <table:table-row table:style-name="Table18.1">
          <table:table-cell table:style-name="Table18.A1" office:value-type="string">
            <text:p text:style-name="P84"><text:span text:style-name="T229">Arguments</text:span> </text:p>
          </table:table-cell>
          <table:table-cell table:style-name="Table18.A1" office:value-type="string">
            <text:p text:style-name="P152"><text:span text:style-name="T86">target</text:span><text:span text:style-name="T213"> (string), </text:span><text:span text:style-name="T76">user</text:span><text:span text:style-name="T213"> (string), </text:span><text:span text:style-name="T76">message</text:span><text:span text:style-name="T213"> (string)</text:span></text:p>
          </table:table-cell>
        </table:table-row>
        <table:table-row table:style-name="Table18.3">
          <table:table-cell table:style-name="Table18.A3" office:value-type="string">
            <text:p text:style-name="P93">Description</text:p>
          </table:table-cell>
          <table:table-cell table:style-name="Table18.B3" office:value-type="string">
            <text:p text:style-name="P152"><text:span text:style-name="T221">Triggered every time </text:span><text:span text:style-name="T222">Ərk </text:span><text:span text:style-name="T118">receives a </text:span><text:span text:style-name="T126">notice</text:span><text:span text:style-name="T118"> message. </text:span><text:span text:style-name="T19">target</text:span><text:span text:style-name="T118"> contains the name of the </text:span><text:span text:style-name="T126">target</text:span><text:span text:style-name="T118"> the message was sent to </text:span><text:span text:style-name="T126">(either a channel or your nickname)</text:span><text:span text:style-name="T118">, </text:span><text:span text:style-name="T18">user</text:span><text:span text:style-name="T118"> contains the nickname, username, and hostname of the user that sent it (in the format </text:span><text:span text:style-name="T18">nickname!username@hostname</text:span><text:span text:style-name="T118">), and </text:span><text:span text:style-name="T18">message</text:span><text:span text:style-name="T118">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05"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3"/>
          </table:table-cell>
        </table:table-row>
        <table:table-row table:style-name="Table39.1">
          <table:table-cell table:style-name="Table39.A1" office:value-type="string">
            <text:p text:style-name="P91"><text:span text:style-name="T229">Arguments</text:span> </text:p>
          </table:table-cell>
          <table:table-cell table:style-name="Table39.A1" office:value-type="string">
            <text:p text:style-name="P167"><text:span text:style-name="T59">user</text:span><text:span text:style-name="T213"> (</text:span><text:span text:style-name="T177">string</text:span><text:span text:style-name="T213">), </text:span><text:span text:style-name="T59">channel</text:span><text:span text:style-name="T213"> (</text:span><text:span text:style-name="T177">string</text:span><text:span text:style-name="T213">)</text:span></text:p>
          </table:table-cell>
        </table:table-row>
        <table:table-row table:style-name="Table39.1">
          <table:table-cell table:style-name="Table39.A3" office:value-type="string">
            <text:p text:style-name="P107">Description</text:p>
          </table:table-cell>
          <table:table-cell table:style-name="Table39.B3" office:value-type="string">
            <text:p text:style-name="P167"><text:span text:style-name="T221">Triggered </text:span><text:span text:style-name="T136">whenever </text:span><text:span text:style-name="T145">the</text:span><text:span text:style-name="T136"> </text:span><text:span text:style-name="T117">Ərk </text:span><text:span text:style-name="T145">client gains</text:span><text:span text:style-name="T136"> </text:span><text:span text:style-name="T145">operator status in a channel. </text:span><text:span text:style-name="T40">user</text:span><text:span text:style-name="T145"> is the nickname of the user that granted the operator status, and </text:span><text:span text:style-name="T40">channel</text:span><text:span text:style-name="T145">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16"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2"/>
          </table:table-cell>
        </table:table-row>
        <table:table-row table:style-name="Table36.1">
          <table:table-cell table:style-name="Table36.A1" office:value-type="string">
            <text:p text:style-name="P90"><text:span text:style-name="T229">Arguments</text:span> </text:p>
          </table:table-cell>
          <table:table-cell table:style-name="Table36.A1" office:value-type="string">
            <text:p text:style-name="P164">None</text:p>
          </table:table-cell>
        </table:table-row>
        <table:table-row table:style-name="Table36.1">
          <table:table-cell table:style-name="Table36.A3" office:value-type="string">
            <text:p text:style-name="P106">Description</text:p>
          </table:table-cell>
          <table:table-cell table:style-name="Table36.B3" office:value-type="string">
            <text:p text:style-name="P163"><text:span text:style-name="T221">Triggered </text:span><text:span text:style-name="T144">when the user successfully logs into an IRCop</text:span><text:span text:style-name="T144"><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4"> account with </text:span><text:span text:style-name="T117">Ərk.</text:span></text:p>
          </table:table-cell>
        </table:table-row>
      </table:table>
      <text:p text:style-name="P37"/>
      <table:table table:name="Table22" table:style-name="Table22">
        <table:table-column table:style-name="Table22.A"/>
        <table:table-column table:style-name="Table22.B"/>
        <table:table-row table:style-name="Table22.1">
          <table:table-cell table:style-name="Table22.A1" office:value-type="string">
            <text:h text:style-name="P209"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4"/>
          </table:table-cell>
        </table:table-row>
        <table:table-row table:style-name="Table22.1">
          <table:table-cell table:style-name="Table22.A1" office:value-type="string">
            <text:p text:style-name="P84"><text:span text:style-name="T229">Arguments</text:span> </text:p>
          </table:table-cell>
          <table:table-cell table:style-name="Table22.A1" office:value-type="string">
            <text:p text:style-name="P152"><text:span text:style-name="T46">channel</text:span><text:span text:style-name="T213"> (string), </text:span><text:span text:style-name="T46">user</text:span><text:span text:style-name="T213"> (string)</text:span></text:p>
          </table:table-cell>
        </table:table-row>
        <table:table-row table:style-name="Table22.1">
          <table:table-cell table:style-name="Table22.A3" office:value-type="string">
            <text:p text:style-name="P93">Description</text:p>
          </table:table-cell>
          <table:table-cell table:style-name="Table22.B3" office:value-type="string">
            <text:p text:style-name="P152"><text:span text:style-name="T221">Triggered every time </text:span><text:span text:style-name="T223">another user </text:span><text:span text:style-name="T129">leaves</text:span><text:span text:style-name="T223"> a channel that the</text:span><text:span text:style-name="T221"> </text:span><text:span text:style-name="T222">Ərk </text:span><text:span text:style-name="T223">client is “present” in</text:span><text:span text:style-name="T118">. </text:span><text:span text:style-name="T27">channel</text:span><text:span text:style-name="T129"> contains the channel the user left, and</text:span><text:span text:style-name="T118"> </text:span><text:span text:style-name="T18">user</text:span><text:span text:style-name="T118"> contains the nickname, username, and hostname of the user that </text:span><text:span text:style-name="T129">left</text:span><text:span text:style-name="T118"> (in the format </text:span><text:span text:style-name="T18">nickname!username@hostname</text:span><text:span text:style-name="T118">).</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17"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4"/>
          </table:table-cell>
        </table:table-row>
        <table:table-row table:style-name="Table24.1">
          <table:table-cell table:style-name="Table24.A1" office:value-type="string">
            <text:p text:style-name="P84"><text:span text:style-name="T229">Arguments</text:span> </text:p>
          </table:table-cell>
          <table:table-cell table:style-name="Table24.A1" office:value-type="string">
            <text:p text:style-name="P152"><text:span text:style-name="T46">channel</text:span><text:span text:style-name="T213"> (string)</text:span></text:p>
          </table:table-cell>
        </table:table-row>
        <table:table-row table:style-name="Table24.1">
          <table:table-cell table:style-name="Table24.A3" office:value-type="string">
            <text:p text:style-name="P93">Description</text:p>
          </table:table-cell>
          <table:table-cell table:style-name="Table24.B3" office:value-type="string">
            <text:p text:style-name="P152"><text:span text:style-name="T221">Triggered </text:span><text:span text:style-name="T118"><text:s/></text:span><text:span text:style-name="T130">whenever </text:span><text:span text:style-name="T117">Ərk </text:span><text:span text:style-name="T131">leaves</text:span><text:span text:style-name="T130"> a channel. </text:span><text:span text:style-name="T28">channel</text:span><text:span text:style-name="T130"> contains the channel that the client </text:span><text:span text:style-name="T131">left</text:span><text:span text:style-name="T130">.</text:span></text:p>
          </table:table-cell>
        </table:table-row>
      </table:table>
      <text:p text:style-name="P30"/>
      <text:p text:style-name="P30"><text:soft-page-break/></text:p>
      <table:table table:name="Table7" table:style-name="Table7">
        <table:table-column table:style-name="Table7.A"/>
        <table:table-column table:style-name="Table7.B"/>
        <table:table-row table:style-name="Table7.1">
          <table:table-cell table:style-name="Table7.A1" office:value-type="string">
            <text:h text:style-name="P218"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4"/>
          </table:table-cell>
        </table:table-row>
        <table:table-row table:style-name="Table7.1">
          <table:table-cell table:style-name="Table7.A1" office:value-type="string">
            <text:p text:style-name="P84"><text:span text:style-name="T229">Arguments</text:span> </text:p>
          </table:table-cell>
          <table:table-cell table:style-name="Table7.A1" office:value-type="string">
            <text:p text:style-name="P152"><text:span text:style-name="T76">user</text:span><text:span text:style-name="T213"> (string), </text:span><text:span text:style-name="T76">message</text:span><text:span text:style-name="T213"> (string)</text:span></text:p>
          </table:table-cell>
        </table:table-row>
        <table:table-row table:style-name="Table7.1">
          <table:table-cell table:style-name="Table7.A3" office:value-type="string">
            <text:p text:style-name="P93">Description</text:p>
          </table:table-cell>
          <table:table-cell table:style-name="Table7.B3" office:value-type="string">
            <text:p text:style-name="P132"><text:span text:style-name="T213">Triggered every time </text:span><text:span text:style-name="T1">Ərk </text:span><text:span text:style-name="T114">receives a </text:span><text:span text:style-name="T115">private</text:span><text:span text:style-name="T114"> message.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19"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59"/>
          </table:table-cell>
        </table:table-row>
        <table:table-row table:style-name="Table6.1">
          <table:table-cell table:style-name="Table6.A1" office:value-type="string">
            <text:p text:style-name="P82"><text:span text:style-name="T229">Arguments</text:span> </text:p>
          </table:table-cell>
          <table:table-cell table:style-name="Table6.A1" office:value-type="string">
            <text:p text:style-name="P128"><text:span text:style-name="T76">channel</text:span><text:span text:style-name="T213"> (string), </text:span><text:span text:style-name="T76">user</text:span><text:span text:style-name="T213"> (string), </text:span><text:span text:style-name="T76">message</text:span><text:span text:style-name="T213"> (string)</text:span></text:p>
          </table:table-cell>
        </table:table-row>
        <table:table-row table:style-name="Table6.3">
          <table:table-cell table:style-name="Table6.A3" office:value-type="string">
            <text:p text:style-name="P95">Description</text:p>
          </table:table-cell>
          <table:table-cell table:style-name="Table6.B3" office:value-type="string">
            <text:p text:style-name="P130"><text:span text:style-name="T213">Triggered every time </text:span><text:span text:style-name="T1">Ərk </text:span><text:span text:style-name="T114">receives a public message. </text:span><text:span text:style-name="T76">channel</text:span><text:span text:style-name="T114"> contains the name of the channel the message was sent to,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20"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4"/>
          </table:table-cell>
        </table:table-row>
        <table:table-row table:style-name="Table27.1">
          <table:table-cell table:style-name="Table27.A1" office:value-type="string">
            <text:p text:style-name="P84"><text:span text:style-name="T229">Arguments</text:span> </text:p>
          </table:table-cell>
          <table:table-cell table:style-name="Table27.A1" office:value-type="string">
            <text:p text:style-name="P152"><text:span text:style-name="T58">nickname</text:span><text:span text:style-name="T213"> (string), </text:span><text:span text:style-name="T47">message</text:span><text:span text:style-name="T213"> (string)</text:span></text:p>
          </table:table-cell>
        </table:table-row>
        <table:table-row table:style-name="Table27.1">
          <table:table-cell table:style-name="Table27.A3" office:value-type="string">
            <text:p text:style-name="P93">Description</text:p>
          </table:table-cell>
          <table:table-cell table:style-name="Table27.B3" office:value-type="string">
            <text:p text:style-name="P152"><text:span text:style-name="T221">Triggered </text:span><text:span text:style-name="T118"><text:s/></text:span><text:span text:style-name="T130">whenever </text:span><text:span text:style-name="T117">Ərk </text:span><text:span text:style-name="T133">is </text:span><text:span text:style-name="T135">receives a quit notification. </text:span><text:span text:style-name="T33">nickname</text:span><text:span text:style-name="T135"> is the nickname of the user that quit IRC, and </text:span><text:span text:style-name="T33">message</text:span><text:span text:style-name="T135"> is the (optional) message attached to the quit notification.</text:span></text:p>
          </table:table-cell>
        </table:table-row>
      </table:table>
      <text:p text:style-name="P30"/>
      <table:table table:name="Table20" table:style-name="Table20">
        <table:table-column table:style-name="Table20.A"/>
        <table:table-column table:style-name="Table20.B"/>
        <table:table-row table:style-name="Table20.1">
          <table:table-cell table:style-name="Table20.A1" office:value-type="string">
            <text:h text:style-name="P221"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4"/>
          </table:table-cell>
        </table:table-row>
        <table:table-row table:style-name="Table20.1">
          <table:table-cell table:style-name="Table20.A1" office:value-type="string">
            <text:p text:style-name="P84"><text:span text:style-name="T229">Arguments</text:span> </text:p>
          </table:table-cell>
          <table:table-cell table:style-name="Table20.A1" office:value-type="string">
            <text:p text:style-name="P153">None</text:p>
          </table:table-cell>
        </table:table-row>
        <table:table-row table:style-name="Table20.1">
          <table:table-cell table:style-name="Table20.A3" office:value-type="string">
            <text:p text:style-name="P93">Description</text:p>
          </table:table-cell>
          <table:table-cell table:style-name="Table20.B3" office:value-type="string">
            <text:p text:style-name="P174"><text:span text:style-name="T221">Triggered </text:span><text:span text:style-name="T127">when</text:span><text:span text:style-name="T123"> </text:span><text:span text:style-name="T117">Ərk </text:span><text:span text:style-name="T128">completes connecting to an IRC server. </text:span><text:span text:style-name="T148">This will trigger shortly after the </text:span><text:span text:style-name="T44">connect()</text:span><text:span text:style-name="T148"> event (see page </text:span><text:span text:style-name="T148"><text:reference-ref text:reference-format="page" text:ref-name="connect">7</text:reference-ref></text:span><text:span text:style-name="T148">). Once </text:span><text:span text:style-name="T153">Ərk </text:span><text:span text:style-name="T160">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22"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2"/>
          </table:table-cell>
        </table:table-row>
        <table:table-row table:style-name="Table16.1">
          <table:table-cell table:style-name="Table16.A1" office:value-type="string">
            <text:p text:style-name="P83"><text:span text:style-name="T229">Arguments</text:span> </text:p>
          </table:table-cell>
          <table:table-cell table:style-name="Table16.A1" office:value-type="string">
            <text:p text:style-name="P150"><text:span text:style-name="T84">uptime</text:span><text:span text:style-name="T213"> (</text:span><text:span text:style-name="T192">integer</text:span><text:span text:style-name="T213">)</text:span></text:p>
          </table:table-cell>
        </table:table-row>
        <table:table-row table:style-name="Table16.1">
          <table:table-cell table:style-name="Table16.A3" office:value-type="string">
            <text:p text:style-name="P94">Description</text:p>
          </table:table-cell>
          <table:table-cell table:style-name="Table16.B3" office:value-type="string">
            <text:p text:style-name="P150"><text:span text:style-name="T221">Triggered </text:span><text:span text:style-name="T123">once every second that </text:span><text:span text:style-name="T117">Ərk </text:span><text:span text:style-name="T123">is connected to a server. </text:span><text:span text:style-name="T23">uptime</text:span><text:span text:style-name="T123"> is the length of the connection to the server in seconds. Timers are specific to each connection; each server connection’s tick event is independent of all the other server connections.</text:span></text:p>
          </table:table-cell>
        </table:table-row>
      </table:table>
      <text:p text:style-name="P33"/>
      <text:p text:style-name="P33"/>
      <text:p text:style-name="P33"/>
      <text:p text:style-name="P33"/>
      <text:p text:style-name="P33"/>
      <text:p text:style-name="P33"/>
      <text:p text:style-name="P33"/>
      <table:table table:name="Table33" table:style-name="Table33">
        <table:table-column table:style-name="Table33.A"/>
        <table:table-column table:style-name="Table33.B"/>
        <text:soft-page-break/>
        <table:table-row table:style-name="Table33.1">
          <table:table-cell table:style-name="Table33.A1" office:value-type="string">
            <text:h text:style-name="P223"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69"/>
          </table:table-cell>
        </table:table-row>
        <table:table-row table:style-name="Table33.1">
          <table:table-cell table:style-name="Table33.A1" office:value-type="string">
            <text:p text:style-name="P87"><text:span text:style-name="T229">Arguments</text:span> </text:p>
          </table:table-cell>
          <table:table-cell table:style-name="Table33.A1" office:value-type="string">
            <text:p text:style-name="P160"><text:span text:style-name="T60">channel</text:span><text:span text:style-name="T213"> (</text:span><text:span text:style-name="T178">string</text:span><text:span text:style-name="T213">), </text:span><text:span text:style-name="T61">user</text:span><text:span text:style-name="T213"> (</text:span><text:span text:style-name="T178">string</text:span><text:span text:style-name="T213">), </text:span><text:span text:style-name="T60">topic</text:span><text:span text:style-name="T213"> (</text:span><text:span text:style-name="T178">string</text:span><text:span text:style-name="T213">)</text:span></text:p>
          </table:table-cell>
        </table:table-row>
        <table:table-row table:style-name="Table33.1">
          <table:table-cell table:style-name="Table33.A3" office:value-type="string">
            <text:p text:style-name="P103">Description</text:p>
          </table:table-cell>
          <table:table-cell table:style-name="Table33.B3" office:value-type="string">
            <text:p text:style-name="P160"><text:span text:style-name="T221">Triggered </text:span><text:span text:style-name="T139">when the channel topic is set for a channel</text:span><text:span text:style-name="T123"> that </text:span><text:span text:style-name="T117">Ərk </text:span><text:span text:style-name="T123">is “</text:span><text:span text:style-name="T139">present” in</text:span><text:span text:style-name="T123">. </text:span><text:span text:style-name="T37">channel</text:span><text:span text:style-name="T139"> is the name of the channel the topic was set i</text:span><text:span text:style-name="T140">n</text:span><text:span text:style-name="T139">, </text:span><text:span text:style-name="T18">user</text:span><text:span text:style-name="T118"> contains the nickname, username, and hostname of the user that </text:span><text:span text:style-name="T140">set</text:span><text:span text:style-name="T118"> </text:span><text:span text:style-name="T141">the topic</text:span><text:span text:style-name="T118"> (in the format </text:span><text:span text:style-name="T18">nickname!username@hostname</text:span><text:span text:style-name="T118">),</text:span><text:span text:style-name="T139"> and </text:span><text:span text:style-name="T37">topic</text:span><text:span text:style-name="T139"> is the new topic. </text:span><text:span text:style-name="T140">If </text:span><text:span text:style-name="T38">user</text:span><text:span text:style-name="T140">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06"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4"/>
          </table:table-cell>
        </table:table-row>
        <table:table-row table:style-name="Table41.1">
          <table:table-cell table:style-name="Table41.A1" office:value-type="string">
            <text:p text:style-name="P92"><text:span text:style-name="T229">Arguments</text:span> </text:p>
          </table:table-cell>
          <table:table-cell table:style-name="Table41.A1" office:value-type="string">
            <text:p text:style-name="P168"><text:span text:style-name="T59">user</text:span><text:span text:style-name="T213"> (</text:span><text:span text:style-name="T177">string</text:span><text:span text:style-name="T213">), </text:span><text:span text:style-name="T59">channel</text:span><text:span text:style-name="T213"> (</text:span><text:span text:style-name="T177">string</text:span><text:span text:style-name="T213">)</text:span></text:p>
          </table:table-cell>
        </table:table-row>
        <table:table-row table:style-name="Table41.1">
          <table:table-cell table:style-name="Table41.A3" office:value-type="string">
            <text:p text:style-name="P108">Description</text:p>
          </table:table-cell>
          <table:table-cell table:style-name="Table41.B3" office:value-type="string">
            <text:p text:style-name="P168"><text:span text:style-name="T221">Triggered </text:span><text:span text:style-name="T136">whenever </text:span><text:span text:style-name="T145">the</text:span><text:span text:style-name="T136"> </text:span><text:span text:style-name="T117">Ərk </text:span><text:span text:style-name="T145">client </text:span><text:span text:style-name="T146">gained voiced</text:span><text:span text:style-name="T145"> status in a channel. </text:span><text:span text:style-name="T40">user</text:span><text:span text:style-name="T145"> is the nickname of the user that </text:span><text:span text:style-name="T146">granted</text:span><text:span text:style-name="T145"> the </text:span><text:span text:style-name="T146">voiced</text:span><text:span text:style-name="T145"> status, and </text:span><text:span text:style-name="T40">channel</text:span><text:span text:style-name="T145"> is the name of the channel the status was </text:span><text:span text:style-name="T146">gained</text:span><text:span text:style-name="T145">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00" text:outline-level="2"><text:bookmark-start text:name="__RefHeading___Toc4230_257575030"/><text:soft-page-break/><text:span text:style-name="T78">Plugin</text:span><text:span text:style-name="T215"> </text:span><text:span text:style-name="T238">b</text:span><text:span text:style-name="T215">uilt-In </text:span><text:span text:style-name="T238">t</text:span><text:span text:style-name="T215">ools</text:span><text:bookmark-end text:name="__RefHeading___Toc4230_257575030"/></text:h>
      <text:p text:style-name="P182"><text:span text:style-name="T215">The </text:span><text:span text:style-name="T78">Plugin</text:span><text:span text:style-name="T215"> class contains some </text:span><text:span text:style-name="T176">built-in methods and the </text:span><text:span text:style-name="T57">irc</text:span><text:span text:style-name="T176"> object</text:span><text:span text:style-name="T116"> to make interacting with the</text:span><text:span text:style-name="T184"> </text:span><text:span text:style-name="T117">Ərk </text:span><text:span text:style-name="T132">client and any connected IRC servers easy.</text:span></text:p>
      <text:h text:style-name="Heading_20_3" text:outline-level="3"><text:bookmark-start text:name="__RefHeading___Toc9961_257575030"/><text:span text:style-name="T14">irc</text:span> Object<text:bookmark-end text:name="__RefHeading___Toc9961_257575030"/></text:h>
      <text:p text:style-name="P183"><text:span text:style-name="T215">The </text:span><text:span text:style-name="T20">irc</text:span><text:span text:style-name="T215"> object </text:span><text:span text:style-name="T116">is part of the </text:span><text:span text:style-name="T78">Plugin</text:span><text:span text:style-name="T116"> class, and is the way plugins interact with IRC servers. </text:span><text:span text:style-name="T189">It is integrated as an instance attribute of the class.</text:span><text:span text:style-name="T116"> </text:span><text:span text:style-name="T189">This object is the instance of the Twisted IRC client</text:span><text:span text:style-name="T189"><text:note text:id="ftn4" text:note-class="footnote"><text:note-citation>4</text:note-citation><text:note-body><text:p text:style-name="P2">twisted.words.protocols.irc.IRCClient</text:p></text:note-body></text:note></text:span><text:span text:style-name="T189"> that </text:span><text:span text:style-name="T185">Ərk </text:span><text:span text:style-name="T186">is using for communication with the IRC server. Anything you can normally do with the Twisted IRC client, you can use </text:span><text:span text:style-name="T21">irc</text:span><text:span text:style-name="T186"> for. Whenever an event method is triggered, the </text:span><text:span text:style-name="T21">irc</text:span><text:span text:style-name="T186"> object </text:span><text:span text:style-name="T187">is set to</text:span><text:span text:style-name="T18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5">def private(user,message):</text:p>
            <text:p text:style-name="P55"><text:s text:c="5"/>self.irc.msg("OtherNick",user+": "+message)</text:p>
          </table:table-cell>
        </table:table-row>
      </table:table>
      <text:p text:style-name="P184"><text:span text:style-name="T183"><text:line-break/>If the </text:span><text:span text:style-name="T15">irc</text:span><text:span text:style-name="T183"> object is unavailable (due to a disconnection, error, or other reason), the object’s value is set to </text:span><text:span text:style-name="T15">None</text:span><text:span text:style-name="T183">. </text:span><text:span text:style-name="T188">For help on how to use the </text:span><text:span text:style-name="T43">irc</text:span><text:span text:style-name="T188"> object, take a look at the documentation for the Twisted IRC Client</text:span><text:span text:style-name="T188"><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88">.</text:span></text:p>
      <text:p text:style-name="P189"><text:span text:style-name="T183">One additional feature </text:span><text:span text:style-name="T185">Ərk </text:span><text:span text:style-name="T183">built into the </text:span><text:span text:style-name="T89">irc</text:span><text:span text:style-name="T183"> object is a new attribute, </text:span><text:span text:style-name="T89">id</text:span><text:span text:style-name="T183">. The </text:span><text:span text:style-name="T89">id</text:span><text:span text:style-name="T183"> attribute is a string that is unique for each connection. This way, plugins can tell the difference between </text:span><text:span text:style-name="T89">irc</text:span><text:span text:style-name="T183"> object that may be connected to the same IRC server.</text:span></text:p>
      <text:h text:style-name="Heading_20_3" text:outline-level="3"><text:bookmark-start text:name="__RefHeading___Toc9998_257575030"/>Built-<text:span text:style-name="T239">i</text:span>n <text:span text:style-name="T239">m</text:span>ethods<text:bookmark-end text:name="__RefHeading___Toc9998_257575030"/></text:h>
      <text:p text:style-name="P185">The Plugin class also comes with several methods built into it. These methods are used to interact with the <text:span text:style-name="T185">Ərk </text:span><text:span text:style-name="T183">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24" text:outline-level="4"><text:bookmark-start text:name="__RefHeading___Toc4209_257575030121113"/>ask<text:bookmark-end text:name="__RefHeading___Toc4209_257575030121113"/></text:h>
          </table:table-cell>
          <table:table-cell table:style-name="Table45.A1" office:value-type="string">
            <text:p text:style-name="P78"/>
          </table:table-cell>
        </table:table-row>
        <table:table-row table:style-name="Table45.1">
          <table:table-cell table:style-name="Table45.A1" office:value-type="string">
            <text:p text:style-name="P112">Arguments </text:p>
          </table:table-cell>
          <table:table-cell table:style-name="Table45.A1" office:value-type="string">
            <text:p text:style-name="P176"><text:span text:style-name="T79">text</text:span><text:span text:style-name="T217"> (string)</text:span></text:p>
          </table:table-cell>
        </table:table-row>
        <table:table-row table:style-name="Table45.1">
          <table:table-cell table:style-name="Table45.A1" office:value-type="string">
            <text:p text:style-name="P124">Returns</text:p>
          </table:table-cell>
          <table:table-cell table:style-name="Table45.A1" office:value-type="string">
            <text:p text:style-name="P145">String or <text:span text:style-name="T14">None</text:span></text:p>
          </table:table-cell>
        </table:table-row>
        <table:table-row table:style-name="Table45.1">
          <table:table-cell table:style-name="Table45.A4" office:value-type="string">
            <text:p text:style-name="P112">Description</text:p>
          </table:table-cell>
          <table:table-cell table:style-name="Table45.B4" office:value-type="string">
            <text:p text:style-name="P145"><text:span text:style-name="T220">D</text:span>isplays a message box with <text:span text:style-name="T14">text</text:span><text:span text:style-name="T216">,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4">ask()</text:span> will return <text:span text:style-name="T14">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25" text:outline-level="4"><text:bookmark-start text:name="__RefHeading___Toc4209_25757503012111113"/>autocomplete<text:bookmark-end text:name="__RefHeading___Toc4209_25757503012111113"/></text:h>
          </table:table-cell>
          <table:table-cell table:style-name="Table47.A1" office:value-type="string">
            <text:p text:style-name="P80"/>
          </table:table-cell>
        </table:table-row>
        <table:table-row table:style-name="Table47.1">
          <table:table-cell table:style-name="Table47.A1" office:value-type="string">
            <text:p text:style-name="P114">Arguments </text:p>
          </table:table-cell>
          <table:table-cell table:style-name="Table47.A1" office:value-type="string">
            <text:p text:style-name="P178"><text:span text:style-name="T68">search</text:span><text:span text:style-name="T217"> (string), </text:span><text:span text:style-name="T68">replacement</text:span><text:span text:style-name="T217"> (</text:span><text:span text:style-name="T219">string</text:span><text:span text:style-name="T217">)</text:span></text:p>
          </table:table-cell>
        </table:table-row>
        <table:table-row table:style-name="Table47.1">
          <table:table-cell table:style-name="Table47.A1" office:value-type="string">
            <text:p text:style-name="P126">Returns</text:p>
          </table:table-cell>
          <table:table-cell table:style-name="Table47.A1" office:value-type="string">
            <text:p text:style-name="P137">Nothing</text:p>
          </table:table-cell>
        </table:table-row>
        <table:table-row table:style-name="Table47.1">
          <table:table-cell table:style-name="Table47.A4" office:value-type="string">
            <text:p text:style-name="P114">Description</text:p>
          </table:table-cell>
          <table:table-cell table:style-name="Table47.B4" office:value-type="string">
            <text:p text:style-name="P146"><text:span text:style-name="T242">A</text:span>dds an entry to the autocompleter. <text:span text:style-name="T14">search</text:span> is the thing the autocompleter is looking for; for example, if you have implemented a new command, <text:span text:style-name="T14">search</text:span> would be the new command. <text:span text:style-name="T14">replacement</text:span> is what you want the autocompleter to replace the entry with if a match is made; if your new command, for example, takes an argument, <text:span text:style-name="T14">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34" text:outline-level="4"><text:bookmark-start text:name="__RefHeading___Toc4209_25757503012111"/>console<text:bookmark-end text:name="__RefHeading___Toc4209_25757503012111"/></text:h>
          </table:table-cell>
          <table:table-cell table:style-name="Table12.A1" office:value-type="string">
            <text:p text:style-name="P63"/>
          </table:table-cell>
        </table:table-row>
        <table:table-row table:style-name="Table12.1">
          <table:table-cell table:style-name="Table12.A1" office:value-type="string">
            <text:p text:style-name="P97">Arguments </text:p>
          </table:table-cell>
          <table:table-cell table:style-name="Table12.A1" office:value-type="string">
            <text:p text:style-name="P151"><text:span text:style-name="T79">text</text:span><text:span text:style-name="T217"> (string)</text:span></text:p>
          </table:table-cell>
        </table:table-row>
        <table:table-row table:style-name="Table12.1">
          <table:table-cell table:style-name="Table12.A1" office:value-type="string">
            <text:p text:style-name="P116">Returns</text:p>
          </table:table-cell>
          <table:table-cell table:style-name="Table12.A1" office:value-type="string">
            <text:p text:style-name="P136">Nothing</text:p>
          </table:table-cell>
        </table:table-row>
        <table:table-row table:style-name="Table12.1">
          <table:table-cell table:style-name="Table12.A4" office:value-type="string">
            <text:p text:style-name="P97">Description</text:p>
          </table:table-cell>
          <table:table-cell table:style-name="Table12.B4" office:value-type="string">
            <text:p text:style-name="P151"><text:span text:style-name="T118">P</text:span><text:span text:style-name="T119">rints </text:span><text:span text:style-name="T16">text</text:span><text:span text:style-name="T119"> to </text:span><text:span text:style-name="T120">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26" text:outline-level="4"><text:bookmark-start text:name="__RefHeading___Toc4209_257575030121112"/>current<text:bookmark-end text:name="__RefHeading___Toc4209_257575030121112"/></text:h>
          </table:table-cell>
          <table:table-cell table:style-name="Table43.A1" office:value-type="string">
            <text:p text:style-name="P76"/>
          </table:table-cell>
        </table:table-row>
        <table:table-row table:style-name="Table43.1">
          <table:table-cell table:style-name="Table43.A1" office:value-type="string">
            <text:p text:style-name="P110">Arguments </text:p>
          </table:table-cell>
          <table:table-cell table:style-name="Table43.A1" office:value-type="string">
            <text:p text:style-name="P172"><text:span text:style-name="T217">N</text:span><text:span text:style-name="T216">one</text:span></text:p>
          </table:table-cell>
        </table:table-row>
        <table:table-row table:style-name="Table43.1">
          <table:table-cell table:style-name="Table43.A1" office:value-type="string">
            <text:p text:style-name="P122">Returns</text:p>
          </table:table-cell>
          <table:table-cell table:style-name="Table43.A1" office:value-type="string">
            <text:p text:style-name="P142"><text:span text:style-name="T14">String</text:span> or <text:span text:style-name="T14">None</text:span></text:p>
          </table:table-cell>
        </table:table-row>
        <table:table-row table:style-name="Table43.1">
          <table:table-cell table:style-name="Table43.A4" office:value-type="string">
            <text:p text:style-name="P110">Description</text:p>
          </table:table-cell>
          <table:table-cell table:style-name="Table43.B4" office:value-type="string">
            <text:p text:style-name="P171"><text:span text:style-name="T120">R</text:span><text:span text:style-name="T147">etrieves the name of the current window in use (for use with </text:span><text:span text:style-name="T42">write()</text:span><text:span text:style-name="T147">, for example). If the current window is a server console, or there is no current window, </text:span><text:span text:style-name="T42">current()</text:span><text:span text:style-name="T147"> returns </text:span><text:span text:style-name="T42">None</text:span><text:span text:style-name="T147">.</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27" text:outline-level="4"><text:bookmark-start text:name="__RefHeading___Toc4209_2575750301211121"/>directory<text:bookmark-end text:name="__RefHeading___Toc4209_2575750301211121"/></text:h>
          </table:table-cell>
          <table:table-cell table:style-name="Table46.A1" office:value-type="string">
            <text:p text:style-name="P79"/>
          </table:table-cell>
        </table:table-row>
        <table:table-row table:style-name="Table46.1">
          <table:table-cell table:style-name="Table46.A1" office:value-type="string">
            <text:p text:style-name="P113">Arguments </text:p>
          </table:table-cell>
          <table:table-cell table:style-name="Table46.A1" office:value-type="string">
            <text:p text:style-name="P173"><text:span text:style-name="T217">N</text:span><text:span text:style-name="T216">one</text:span></text:p>
          </table:table-cell>
        </table:table-row>
        <table:table-row table:style-name="Table46.1">
          <table:table-cell table:style-name="Table46.A1" office:value-type="string">
            <text:p text:style-name="P125">Returns</text:p>
          </table:table-cell>
          <table:table-cell table:style-name="Table46.A1" office:value-type="string">
            <text:p text:style-name="P143"><text:span text:style-name="T14">String</text:span> or <text:span text:style-name="T14">None</text:span></text:p>
          </table:table-cell>
        </table:table-row>
        <table:table-row table:style-name="Table46.1">
          <table:table-cell table:style-name="Table46.A4" office:value-type="string">
            <text:p text:style-name="P113">Description</text:p>
          </table:table-cell>
          <table:table-cell table:style-name="Table46.B4" office:value-type="string">
            <text:p text:style-name="P177"><text:span text:style-name="T120">R</text:span><text:span text:style-name="T147">et</text:span><text:span text:style-name="T149">urns the name of the directory the plugin is located in. If the location is unknown, </text:span><text:span text:style-name="T45">directory()</text:span><text:span text:style-name="T149"> will return </text:span><text:span text:style-name="T45">None</text:span><text:span text:style-name="T149">.</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34" text:outline-level="4"><text:bookmark-start text:name="__RefHeading___Toc4209_257575030121111"/>exec<text:bookmark-end text:name="__RefHeading___Toc4209_257575030121111"/></text:h>
          </table:table-cell>
          <table:table-cell table:style-name="Table13.A1" office:value-type="string">
            <text:p text:style-name="P63"/>
          </table:table-cell>
        </table:table-row>
        <table:table-row table:style-name="Table13.1">
          <table:table-cell table:style-name="Table13.A1" office:value-type="string">
            <text:p text:style-name="P97">Arguments </text:p>
          </table:table-cell>
          <table:table-cell table:style-name="Table13.A1" office:value-type="string">
            <text:p text:style-name="P151"><text:span text:style-name="T79">text</text:span><text:span text:style-name="T217"> (string)</text:span></text:p>
          </table:table-cell>
        </table:table-row>
        <table:table-row table:style-name="Table13.1">
          <table:table-cell table:style-name="Table13.A1" office:value-type="string">
            <text:p text:style-name="P116">Returns</text:p>
          </table:table-cell>
          <table:table-cell table:style-name="Table13.A1" office:value-type="string">
            <text:p text:style-name="P148"><text:span text:style-name="T14">True</text:span> if the command was able to be executed, <text:span text:style-name="T14">False</text:span> if not</text:p>
          </table:table-cell>
        </table:table-row>
        <table:table-row table:style-name="Table13.1">
          <table:table-cell table:style-name="Table13.A4" office:value-type="string">
            <text:p text:style-name="P97">Description</text:p>
          </table:table-cell>
          <table:table-cell table:style-name="Table13.B4" office:value-type="string">
            <text:p text:style-name="P136">Executes the contents of text as if it were entered into the text input widget in the <text:span text:style-name="T1">Ərk </text:span>client. This allows plugins to execute miscellaneous scripting commands (see <text:span text:style-name="T198">Erk Scripting and Commands</text:span><text:span text:style-name="T202"> </text:span><text:span text:style-name="T205">for more information</text:span><text:span text:style-name="T202">). If </text:span><text:span text:style-name="T70">text</text:span><text:span text:style-name="T202">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28" text:outline-level="4"><text:bookmark-start text:name="__RefHeading___Toc4209_257575030121111131"/>help<text:bookmark-end text:name="__RefHeading___Toc4209_257575030121111131"/></text:h>
          </table:table-cell>
          <table:table-cell table:style-name="Table48.A1" office:value-type="string">
            <text:p text:style-name="P81"/>
          </table:table-cell>
        </table:table-row>
        <table:table-row table:style-name="Table48.1">
          <table:table-cell table:style-name="Table48.A1" office:value-type="string">
            <text:p text:style-name="P115">Arguments </text:p>
          </table:table-cell>
          <table:table-cell table:style-name="Table48.A1" office:value-type="string">
            <text:p text:style-name="P179"><text:span text:style-name="T69">usage</text:span><text:span text:style-name="T217"> (string), </text:span><text:span text:style-name="T69">description</text:span><text:span text:style-name="T217"> (</text:span><text:span text:style-name="T219">string</text:span><text:span text:style-name="T217">)</text:span></text:p>
          </table:table-cell>
        </table:table-row>
        <table:table-row table:style-name="Table48.1">
          <table:table-cell table:style-name="Table48.A1" office:value-type="string">
            <text:p text:style-name="P127">Returns</text:p>
          </table:table-cell>
          <table:table-cell table:style-name="Table48.A1" office:value-type="string">
            <text:p text:style-name="P138">Nothing</text:p>
          </table:table-cell>
        </table:table-row>
        <table:table-row table:style-name="Table48.1">
          <table:table-cell table:style-name="Table48.A4" office:value-type="string">
            <text:p text:style-name="P115">Description</text:p>
          </table:table-cell>
          <table:table-cell table:style-name="Table48.B4" office:value-type="string">
            <text:p text:style-name="P147"><text:span text:style-name="T242">A</text:span>dds an entry to the <text:span text:style-name="T14">/</text:span><text:span text:style-name="T95">help</text:span><text:span text:style-name="T244"> command (see </text:span><text:span text:style-name="T201">Erk Scripting and Commands</text:span><text:span text:style-name="T210"> for more information). </text:span><text:span text:style-name="T75">usage</text:span><text:span text:style-name="T210"> is the usage text (usually the command followed by example arguments), and </text:span><text:span text:style-name="T75">description</text:span><text:span text:style-name="T210">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29" text:outline-level="4"><text:bookmark-start text:name="__RefHeading___Toc4209_257575030121111121"/>port<text:bookmark-end text:name="__RefHeading___Toc4209_257575030121111121"/></text:h>
          </table:table-cell>
          <table:table-cell table:style-name="Table31.A1" office:value-type="string">
            <text:p text:style-name="P67"/>
          </table:table-cell>
        </table:table-row>
        <table:table-row table:style-name="Table31.1">
          <table:table-cell table:style-name="Table31.A1" office:value-type="string">
            <text:p text:style-name="P98">Arguments </text:p>
          </table:table-cell>
          <table:table-cell table:style-name="Table31.A1" office:value-type="string">
            <text:p text:style-name="P157"><text:span text:style-name="T217">N</text:span><text:span text:style-name="T216">one</text:span></text:p>
          </table:table-cell>
        </table:table-row>
        <table:table-row table:style-name="Table31.1">
          <table:table-cell table:style-name="Table31.A1" office:value-type="string">
            <text:p text:style-name="P117">Returns</text:p>
          </table:table-cell>
          <table:table-cell table:style-name="Table31.A1" office:value-type="string">
            <text:p text:style-name="P156"><text:span text:style-name="T35">Integer</text:span><text:span text:style-name="T137"> or </text:span><text:span text:style-name="T35">None</text:span></text:p>
          </table:table-cell>
        </table:table-row>
        <table:table-row table:style-name="Table31.1">
          <table:table-cell table:style-name="Table31.A4" office:value-type="string">
            <text:p text:style-name="P98">Description</text:p>
          </table:table-cell>
          <table:table-cell table:style-name="Table31.B4" office:value-type="string">
            <text:p text:style-name="P156"><text:span text:style-name="T120">R</text:span><text:span text:style-name="T137">eturns the port number used to connect to the IRC server that triggered the event is called from; if unknown, then </text:span><text:span text:style-name="T35">port()</text:span><text:span text:style-name="T137"> returns </text:span><text:span text:style-name="T35">None</text:span><text:span text:style-name="T137">.</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35" text:outline-level="4"><text:bookmark-start text:name="__RefHeading___Toc4209_257575030121"/>print<text:bookmark-end text:name="__RefHeading___Toc4209_257575030121"/></text:h>
          </table:table-cell>
          <table:table-cell table:style-name="Table10.A1" office:value-type="string">
            <text:p text:style-name="P60"/>
          </table:table-cell>
        </table:table-row>
        <table:table-row table:style-name="Table10.1">
          <table:table-cell table:style-name="Table10.A1" office:value-type="string">
            <text:p text:style-name="P99">Arguments </text:p>
          </table:table-cell>
          <table:table-cell table:style-name="Table10.A1" office:value-type="string">
            <text:p text:style-name="P133"><text:span text:style-name="T79">text</text:span><text:span text:style-name="T217"> (string), ...</text:span></text:p>
          </table:table-cell>
        </table:table-row>
        <table:table-row table:style-name="Table10.1">
          <table:table-cell table:style-name="Table10.A1" office:value-type="string">
            <text:p text:style-name="P118">Returns</text:p>
          </table:table-cell>
          <table:table-cell table:style-name="Table10.A1" office:value-type="string">
            <text:p text:style-name="P131">Nothing</text:p>
          </table:table-cell>
        </table:table-row>
        <table:table-row table:style-name="Table10.1">
          <table:table-cell table:style-name="Table10.A4" office:value-type="string">
            <text:p text:style-name="P99">Description</text:p>
          </table:table-cell>
          <table:table-cell table:style-name="Table10.B4" office:value-type="string">
            <text:p text:style-name="P134"><text:span text:style-name="T213">P</text:span>rints <text:span text:style-name="T14">text</text:span> to the currently open window; if the currently open window can’t be found, then the text will print to the console. To print multiple items in the same command, separate the strings to print with commas (much like Python’s <text:span text:style-name="T14">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34" text:outline-level="4"><text:bookmark-start text:name="__RefHeading___Toc4209_2575750301211111"/>script<text:bookmark-end text:name="__RefHeading___Toc4209_2575750301211111"/></text:h>
          </table:table-cell>
          <table:table-cell table:style-name="Table14.A1" office:value-type="string">
            <text:p text:style-name="P63"/>
          </table:table-cell>
        </table:table-row>
        <table:table-row table:style-name="Table14.1">
          <table:table-cell table:style-name="Table14.A1" office:value-type="string">
            <text:p text:style-name="P97">Arguments </text:p>
          </table:table-cell>
          <table:table-cell table:style-name="Table14.A1" office:value-type="string">
            <text:p text:style-name="P151"><text:span text:style-name="T80">filename</text:span><text:span text:style-name="T217"> (string), </text:span><text:span text:style-name="T82">arguments</text:span><text:span text:style-name="T217"> (</text:span><text:span text:style-name="T218">list</text:span><text:span text:style-name="T217">)</text:span></text:p>
          </table:table-cell>
        </table:table-row>
        <table:table-row table:style-name="Table14.1">
          <table:table-cell table:style-name="Table14.A1" office:value-type="string">
            <text:p text:style-name="P116">Returns</text:p>
          </table:table-cell>
          <table:table-cell table:style-name="Table14.A1" office:value-type="string">
            <text:p text:style-name="P148"><text:span text:style-name="T14">True</text:span> if the call succeeded, and <text:span text:style-name="T14">False</text:span> if the call failed</text:p>
          </table:table-cell>
        </table:table-row>
        <table:table-row table:style-name="Table14.1">
          <table:table-cell table:style-name="Table14.A4" office:value-type="string">
            <text:p text:style-name="P97">Description</text:p>
          </table:table-cell>
          <table:table-cell table:style-name="Table14.B4" office:value-type="string">
            <text:p text:style-name="P151"><text:span text:style-name="T120">Executes the contents of </text:span><text:span text:style-name="T17">filename</text:span><text:span text:style-name="T120"> as an </text:span><text:span text:style-name="T117">Ərk </text:span><text:span text:style-name="T120">script. This functions exactly like the </text:span><text:span text:style-name="T117">Ərk </text:span><text:span text:style-name="T120">command </text:span><text:span text:style-name="T17">/script</text:span><text:span text:style-name="T120"> (see </text:span><text:span text:style-name="T171">Erk Scripting and Commands</text:span><text:span text:style-name="T151">). </text:span><text:span text:style-name="T158">Much like the /script command, the script is executed in a separate thread, so </text:span><text:span text:style-name="T50">script()</text:span><text:span text:style-name="T158"> will return </text:span><text:span text:style-name="T173">immediately</text:span><text:span text:style-name="T158"> after being called. </text:span><text:span text:style-name="T52">script()</text:span><text:span text:style-name="T161"> will return </text:span><text:span text:style-name="T52">True</text:span><text:span text:style-name="T161"> if the script was able to be executed (regardless if there are errors or not in the script), and </text:span><text:span text:style-name="T52">False</text:span><text:span text:style-name="T161"> if the script was </text:span><text:span text:style-name="T174">not</text:span><text:span text:style-name="T161"> able to be executed. If scripting is disabled, </text:span><text:span text:style-name="T52">script()</text:span><text:span text:style-name="T170"> will </text:span><text:span text:style-name="T175">always fail</text:span><text:span text:style-name="T170">.</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29" text:outline-level="4"><text:bookmark-start text:name="__RefHeading___Toc4209_25757503012111112"/>server<text:bookmark-end text:name="__RefHeading___Toc4209_25757503012111112"/></text:h>
          </table:table-cell>
          <table:table-cell table:style-name="Table30.A1" office:value-type="string">
            <text:p text:style-name="P67"/>
          </table:table-cell>
        </table:table-row>
        <table:table-row table:style-name="Table30.1">
          <table:table-cell table:style-name="Table30.A1" office:value-type="string">
            <text:p text:style-name="P98">Arguments </text:p>
          </table:table-cell>
          <table:table-cell table:style-name="Table30.A1" office:value-type="string">
            <text:p text:style-name="P157"><text:span text:style-name="T217">N</text:span><text:span text:style-name="T216">one</text:span></text:p>
          </table:table-cell>
        </table:table-row>
        <table:table-row table:style-name="Table30.1">
          <table:table-cell table:style-name="Table30.A1" office:value-type="string">
            <text:p text:style-name="P117">Returns</text:p>
          </table:table-cell>
          <table:table-cell table:style-name="Table30.A1" office:value-type="string">
            <text:p text:style-name="P140"><text:span text:style-name="T14">String</text:span> or <text:span text:style-name="T14">None</text:span></text:p>
          </table:table-cell>
        </table:table-row>
        <table:table-row table:style-name="Table30.1">
          <table:table-cell table:style-name="Table30.A4" office:value-type="string">
            <text:p text:style-name="P98">Description</text:p>
          </table:table-cell>
          <table:table-cell table:style-name="Table30.B4" office:value-type="string">
            <text:p text:style-name="P140"><text:span text:style-name="T220">R</text:span>eturns the hostname or IP address used to connect to the IRC server that triggered the event is called from; if unknown, then <text:span text:style-name="T14">server()</text:span> returns <text:span text:style-name="T14">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32" text:outline-level="4"><text:bookmark-start text:name="__RefHeading___Toc4209_2575750301212"/>switch<text:bookmark-end text:name="__RefHeading___Toc4209_2575750301212"/></text:h>
          </table:table-cell>
          <table:table-cell table:style-name="Table44.A1" office:value-type="string">
            <text:p text:style-name="P77"/>
          </table:table-cell>
        </table:table-row>
        <table:table-row table:style-name="Table44.1">
          <table:table-cell table:style-name="Table44.A1" office:value-type="string">
            <text:p text:style-name="P111">Arguments </text:p>
          </table:table-cell>
          <table:table-cell table:style-name="Table44.A1" office:value-type="string">
            <text:p text:style-name="P175"><text:span text:style-name="T67">window</text:span><text:span text:style-name="T217"> (string)</text:span></text:p>
          </table:table-cell>
        </table:table-row>
        <table:table-row table:style-name="Table44.1">
          <table:table-cell table:style-name="Table44.A1" office:value-type="string">
            <text:p text:style-name="P123">Returns</text:p>
          </table:table-cell>
          <table:table-cell table:style-name="Table44.A1" office:value-type="string">
            <text:p text:style-name="P144"><text:span text:style-name="T14">True</text:span> if successful, <text:span text:style-name="T14">False</text:span> if failed</text:p>
          </table:table-cell>
        </table:table-row>
        <table:table-row table:style-name="Table44.1">
          <table:table-cell table:style-name="Table44.A4" office:value-type="string">
            <text:p text:style-name="P111">Description</text:p>
          </table:table-cell>
          <table:table-cell table:style-name="Table44.B4" office:value-type="string">
            <text:p text:style-name="P144">Switches <text:span text:style-name="T1">Ərk’</text:span>s view to the chat window named <text:span text:style-name="T14">window</text:span>. This can be a channel name, or a nickname of a user in private chat. <text:span text:style-name="T1">Ərk </text:span><text:span text:style-name="T198">must</text:span><text:span text:style-name="T202"> have that window open (so, the client must be present in the channel, or have a window opened for the private chat). </text:span><text:span text:style-name="T209">If the window was “found”, and switched do, </text:span><text:span text:style-name="T74">switch()</text:span><text:span text:style-name="T209"> will return </text:span><text:span text:style-name="T74">True</text:span><text:span text:style-name="T209">; if not, for any reason, </text:span><text:span text:style-name="T74">switch()</text:span><text:span text:style-name="T209"> will return </text:span><text:span text:style-name="T74">False</text:span><text:span text:style-name="T209">.</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30" text:outline-level="4"><text:bookmark-start text:name="__RefHeading___Toc4209_257575030121111122"/>uptime<text:bookmark-end text:name="__RefHeading___Toc4209_257575030121111122"/></text:h>
          </table:table-cell>
          <table:table-cell table:style-name="Table42.A1" office:value-type="string">
            <text:p text:style-name="P75"/>
          </table:table-cell>
        </table:table-row>
        <table:table-row table:style-name="Table42.1">
          <table:table-cell table:style-name="Table42.A1" office:value-type="string">
            <text:p text:style-name="P109">Arguments </text:p>
          </table:table-cell>
          <table:table-cell table:style-name="Table42.A1" office:value-type="string">
            <text:p text:style-name="P169">None</text:p>
          </table:table-cell>
        </table:table-row>
        <table:table-row table:style-name="Table42.1">
          <table:table-cell table:style-name="Table42.A1" office:value-type="string">
            <text:p text:style-name="P121">Returns</text:p>
          </table:table-cell>
          <table:table-cell table:style-name="Table42.A1" office:value-type="string">
            <text:p text:style-name="P170"><text:span text:style-name="T41">Integer</text:span><text:span text:style-name="T137"> or </text:span><text:span text:style-name="T35">None</text:span></text:p>
          </table:table-cell>
        </table:table-row>
        <table:table-row table:style-name="Table42.1">
          <table:table-cell table:style-name="Table42.A4" office:value-type="string">
            <text:p text:style-name="P109">Description</text:p>
          </table:table-cell>
          <table:table-cell table:style-name="Table42.B4" office:value-type="string">
            <text:p text:style-name="P141"><text:span text:style-name="T220">R</text:span>eturns the <text:span text:style-name="T240">uptime of the current connection, in seconds. If the uptime is unknown, </text:span><text:span text:style-name="T93">uptime()</text:span><text:span text:style-name="T240"> will return </text:span><text:span text:style-name="T93">None</text:span><text:span text:style-name="T240">.</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31" text:outline-level="4"><text:bookmark-start text:name="__RefHeading___Toc4209_25757503012111111"/>windows<text:bookmark-end text:name="__RefHeading___Toc4209_25757503012111111"/></text:h>
          </table:table-cell>
          <table:table-cell table:style-name="Table29.A1" office:value-type="string">
            <text:p text:style-name="P66"/>
          </table:table-cell>
        </table:table-row>
        <table:table-row table:style-name="Table29.1">
          <table:table-cell table:style-name="Table29.A1" office:value-type="string">
            <text:p text:style-name="P100">Arguments </text:p>
          </table:table-cell>
          <table:table-cell table:style-name="Table29.A1" office:value-type="string">
            <text:p text:style-name="P155"><text:span text:style-name="T217">N</text:span><text:span text:style-name="T216">one</text:span></text:p>
          </table:table-cell>
        </table:table-row>
        <table:table-row table:style-name="Table29.1">
          <table:table-cell table:style-name="Table29.A1" office:value-type="string">
            <text:p text:style-name="P119">Returns</text:p>
          </table:table-cell>
          <table:table-cell table:style-name="Table29.A1" office:value-type="string">
            <text:p text:style-name="P139"><text:span text:style-name="T14">List</text:span> <text:span text:style-name="T228">or </text:span><text:span text:style-name="T90">None</text:span></text:p>
          </table:table-cell>
        </table:table-row>
        <table:table-row table:style-name="Table29.1">
          <table:table-cell table:style-name="Table29.A4" office:value-type="string">
            <text:p text:style-name="P100">Description</text:p>
          </table:table-cell>
          <table:table-cell table:style-name="Table29.B4" office:value-type="string">
            <text:p text:style-name="P139"><text:span text:style-name="T220">R</text:span>eturns a list of currently open windows. Only windows for the current IRC connection are shown; for example, if this command is called in a <text:span text:style-name="T14">public()</text:span> event method (see page <text:reference-ref text:reference-format="page" text:ref-name="public">11</text:reference-ref>), only windows associated with the connection that triggered the <text:span text:style-name="T14">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33" text:outline-level="4"><text:bookmark-start text:name="__RefHeading___Toc4209_2575750301211"/>write<text:bookmark-end text:name="__RefHeading___Toc4209_2575750301211"/></text:h>
          </table:table-cell>
          <table:table-cell table:style-name="Table11.A1" office:value-type="string">
            <text:p text:style-name="P61"/>
          </table:table-cell>
        </table:table-row>
        <table:table-row table:style-name="Table11.1">
          <table:table-cell table:style-name="Table11.A1" office:value-type="string">
            <text:p text:style-name="P101">Arguments </text:p>
          </table:table-cell>
          <table:table-cell table:style-name="Table11.A1" office:value-type="string">
            <text:p text:style-name="P149"><text:span text:style-name="T80">target</text:span><text:span text:style-name="T217"> (string), </text:span><text:span text:style-name="T79">text</text:span><text:span text:style-name="T217"> (string)</text:span></text:p>
          </table:table-cell>
        </table:table-row>
        <table:table-row table:style-name="Table11.1">
          <table:table-cell table:style-name="Table11.A1" office:value-type="string">
            <text:p text:style-name="P120">Returns</text:p>
          </table:table-cell>
          <table:table-cell table:style-name="Table11.A1" office:value-type="string">
            <text:p text:style-name="P56">Bool<text:span text:style-name="T230">ean</text:span></text:p>
          </table:table-cell>
        </table:table-row>
        <table:table-row table:style-name="Table11.1">
          <table:table-cell table:style-name="Table11.A4" office:value-type="string">
            <text:p text:style-name="P101">Description</text:p>
          </table:table-cell>
          <table:table-cell table:style-name="Table11.B4" office:value-type="string">
            <text:p text:style-name="P135"><text:span text:style-name="T213">P</text:span>rints <text:span text:style-name="T14">text</text:span> to <text:span text:style-name="T220">the window with </text:span><text:span text:style-name="T80">target</text:span><text:span text:style-name="T220">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0">write</text:span><text:span text:style-name="T220"> will return </text:span><text:span text:style-name="T80">True</text:span><text:span text:style-name="T220">; if the window was </text:span><text:span text:style-name="T199">not</text:span><text:span text:style-name="T204"> found, </text:span><text:span text:style-name="T71">write</text:span><text:span text:style-name="T204"> will return </text:span><text:span text:style-name="T71">False</text:span><text:span text:style-name="T204">.</text:span></text:p>
          </table:table-cell>
        </table:table-row>
      </table:table>
      <text:p text:style-name="P28"/>
      <text:p text:style-name="P28"/>
      <text:p text:style-name="P28"/>
      <text:p text:style-name="P28"/>
      <text:p text:style-name="P28"/>
      <text:p text:style-name="P28"/>
      <text:p text:style-name="P28"/>
      <text:p text:style-name="P28"/>
      <text:h text:style-name="P199" text:outline-level="1"><text:bookmark-start text:name="__RefHeading___Toc1687_3076785505"/><text:soft-page-break/>Miscellany<text:bookmark-end text:name="__RefHeading___Toc1687_3076785505"/></text:h>
      <text:h text:style-name="P201" text:outline-level="2"><text:bookmark-start text:name="__RefHeading___Toc3588_1537223518"/>“Catching” ignored messages<text:bookmark-end text:name="__RefHeading___Toc3588_1537223518"/></text:h>
      <text:p text:style-name="P190"><text:span text:style-name="T227">Users that have been ignored with the </text:span><text:span text:style-name="T88">/ignore</text:span><text:span text:style-name="T227"> command or through the GUI (see </text:span><text:span text:style-name="T200">Erk Scripting and Commands</text:span><text:span text:style-name="T207"> for more information) will not trigger the </text:span><text:span text:style-name="T72">private</text:span><text:span text:style-name="T207"> (page </text:span><text:span text:style-name="T207"><text:reference-ref text:reference-format="page" text:ref-name="private">11</text:reference-ref></text:span><text:span text:style-name="T207">), </text:span><text:span text:style-name="T72">public</text:span><text:span text:style-name="T207"> (page </text:span><text:span text:style-name="T207"><text:reference-ref text:reference-format="page" text:ref-name="public">11</text:reference-ref></text:span><text:span text:style-name="T207">) , </text:span><text:span text:style-name="T72">notice</text:span><text:span text:style-name="T207"> (page </text:span><text:span text:style-name="T207"><text:reference-ref text:reference-format="page" text:ref-name="notice">10</text:reference-ref></text:span><text:span text:style-name="T207">), and </text:span><text:span text:style-name="T72">action</text:span><text:span text:style-name="T207"> (page </text:span><text:span text:style-name="T207"><text:reference-ref text:reference-format="page" text:ref-name="action">7</text:reference-ref></text:span><text:span text:style-name="T207">) events. Any messages sent from ignored users to the client are completely ignored. </text:span><text:span text:style-name="T206">This behavior can be changed by opening the “Preferences” dialog (either via the “Settings” menu or by using the </text:span><text:span text:style-name="T73">--settings</text:span><text:span text:style-name="T206"> command-line </text:span><text:span text:style-name="T165">flag</text:span><text:span text:style-name="T206">), navigating to the “Extensions” page, and enabling “Plugins catch ignored messages”.</text:span></text:p>
      <text:h text:style-name="Heading_20_2" text:outline-level="2"><text:bookmark-start text:name="__RefHeading___Toc3590_1537223518"/><text:span text:style-name="T206">P</text:span><text:span text:style-name="T202">lugin details</text:span><text:bookmark-end text:name="__RefHeading___Toc3590_1537223518"/></text:h>
      <text:p text:style-name="P191"><text:span text:style-name="T206">W</text:span><text:span text:style-name="T208">hile developing plugins, it may be helpful to see more information on plugins when they are loaded into </text:span><text:span text:style-name="T153">Ərk. </text:span><text:span text:style-name="T157">To see more details in the “Plugins” menu, open the “Preferences” dialog </text:span><text:span text:style-name="T155">(either via the “Settings” menu or by using the </text:span><text:span text:style-name="T49">--settings</text:span><text:span text:style-name="T155"> command-line flag), </text:span><text:span text:style-name="T156">navigate</text:span><text:span text:style-name="T155"> to the “Extensions” page, </text:span><text:span text:style-name="T157">and </text:span><text:span text:style-name="T156">enable</text:span><text:span text:style-name="T157"> “Show plugins details in menu”. The next time you open the “Plugins” menu (and every time after that, until you disable the option), plugin entries will look something like:</text:span></text:p>
      <text:p text:style-name="P192"><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3609557790" text:style-name="L3">
        <text:list-item>
          <text:p text:style-name="P242"><text:span text:style-name="T150">File.</text:span><text:span text:style-name="T162"> The filename of the plugin module.</text:span></text:p>
        </text:list-item>
        <text:list-item>
          <text:p text:style-name="P242"><text:span text:style-name="T150">Class.</text:span><text:span text:style-name="T162"> The name of the plugin class.</text:span></text:p>
        </text:list-item>
        <text:list-item>
          <text:p text:style-name="P242"><text:span text:style-name="T150">Size.</text:span><text:span text:style-name="T162"> The size of the plugin module file.</text:span></text:p>
        </text:list-item>
        <text:list-item>
          <text:p text:style-name="P242"><text:span text:style-name="T150">Memory.</text:span><text:span text:style-name="T162"> Roughly how much system memory the plugin is using.</text:span></text:p>
        </text:list-item>
        <text:list-item>
          <text:p text:style-name="P242"><text:span text:style-name="T150">Events.</text:span><text:span text:style-name="T162"> The number of event methods (see page </text:span><text:span text:style-name="T162"><text:reference-ref text:reference-format="page" text:ref-name="Event methods">7</text:reference-ref></text:span><text:span text:style-name="T162">) the plugin has.</text:span></text:p>
        </text:list-item>
      </text:list>
      <text:p text:style-name="P193"><text:span text:style-name="T162">If the plugin was loaded from an external source (that is, not loaded from the </text:span><text:span text:style-name="T53">.erk/plugins</text:span><text:span text:style-name="T162"> directory, by using the </text:span><text:span text:style-name="T53">--plugins</text:span><text:span text:style-name="T162">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194"><text:span text:style-name="T153">Ərk </text:span><text:span text:style-name="T159">can load plugins from multiple directories, not just from </text:span><text:span text:style-name="T51">.erk/plugins</text:span><text:span text:style-name="T159">. To load plugins from another directory, or from multiple directories, use the </text:span><text:span text:style-name="T51">--plugins</text:span><text:span text:style-name="T159"> command-line option, passing it a directory path as an argument. To load multiple directories, use the </text:span><text:span text:style-name="T51">--plugins</text:span><text:span text:style-name="T159"> option multiple </text:span><text:soft-page-break/><text:span text:style-name="T159">times, passing a single directory as an argument to each call. All plugins in every directory passed in this manner to </text:span><text:span text:style-name="T153">Ərk </text:span><text:span text:style-name="T159">will be loaded and used. This can be helpful while developing a plugin; simply load the directory you’re writing the plugin in while you’re writing the plugin, and when you’re done, copy the finished plugin into </text:span><text:span text:style-name="T51">.erk/plugins</text:span><text:span text:style-name="T15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7T19:38:38.425072646</dc:date>
    <meta:editing-duration>P6DT9H12M31S</meta:editing-duration>
    <meta:editing-cycles>106</meta:editing-cycles>
    <meta:generator>LibreOffice/6.4.6.2$Linux_X86_64 LibreOffice_project/40$Build-2</meta:generator>
    <meta:document-statistic meta:table-count="49" meta:image-count="5" meta:object-count="0" meta:page-count="18" meta:paragraph-count="387" meta:word-count="3908" meta:character-count="23686" meta:non-whitespace-character-count="20075"/>
  </office:meta>
</office:document-meta>
</file>